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6" style:family="table-cell" style:parent-style-name="Default">
      <style:table-cell-properties fo:border-bottom="0.06pt solid #000000" fo:background-color="#ffff00" fo:border-left="0.06pt solid #000000" fo:border-right="0.85pt solid #000000" fo:border-top="0.06pt solid #000000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fo:border-left="0.06pt solid #000000" fo:border-right="0.85pt solid #000000" fo:border-top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order-left="0.06pt solid #000000" fo:border-right="0.85pt solid #000000" fo:border-top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background-color="#bfbfbf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fo:background-color="#bfbfbf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ackground-color="#ffff00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fo:background-color="#ffffff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fo:background-color="#ffff00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fo:background-color="#ffff00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99pt solid #000000" fo:border-top="0.06pt solid #000000"/>
      <style:paragraph-properties fo:text-align="center"/>
      <style:text-properties fo:color="#003365" style:text-outline="false" style:text-line-through-style="none" style:text-line-through-type="none" style:font-name="Arial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9.5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fo:background-color="#bfbfbf" style:text-align-source="fix" style:repeat-content="false" fo:border-left="0.06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000000" fo:background-color="#bfbfbf" style:text-align-source="fix" style:repeat-content="false" fo:border-left="0.06pt solid #000000" fo:border-right="0.99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000000" fo:background-color="#bfbfbf" style:text-align-source="fix" style:repeat-content="false" fo:border-left="0.06pt solid #000000" fo:border-right="0.99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fo:background-color="#bfbfbf" style:text-align-source="fix" style:repeat-content="false" fo:border-left="0.06pt solid #000000" fo:border-right="0.9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fo:background-color="#bfbfbf" style:text-align-source="fix" style:repeat-content="false" fo:border-left="0.06pt solid #000000" fo:border-right="0.99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9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06pt solid #000000" fo:background-color="#bfbfbf" style:text-align-source="fix" style:repeat-content="false" fo:border-left="0.06pt solid #000000" fo:border-right="0.99pt solid #000000" fo:border-top="0.06pt solid #000000"/>
      <style:paragraph-properties fo:text-align="center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99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99pt solid #000000" fo:border-top="0.06pt solid #000000"/>
      <style:paragraph-properties fo:text-align="center"/>
      <style:text-properties fo:color="#003365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9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99pt solid #000000" fo:border-top="0.06pt solid #000000"/>
      <style:paragraph-properties fo:text-align="center"/>
      <style:text-properties fo:color="#003365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6pt solid #000000" fo:background-color="#ffff00" fo:border-left="0.06pt solid #000000" fo:border-right="0.99pt solid #000000" fo:border-top="0.06pt solid #000000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6pt solid #000000" fo:background-color="#bfbfbf" fo:border-left="0.06pt solid #000000" fo:border-right="0.99pt solid #000000" fo:border-top="0.06pt solid #000000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weight-asian="normal" style:language-complex="none" style:country-complex="none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06pt solid #000000" fo:background-color="#bfbfbf" fo:border-left="0.06pt solid #000000" fo:border-right="0.99pt solid #000000" fo:border-top="0.06pt solid #000000"/>
      <style:text-properties fo:color="#003365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06pt solid #000000" fo:background-color="#bfbfbf" fo:border-left="0.06pt solid #000000" fo:border-right="0.99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text-shadow="none" style:text-underline-style="none" style:text-underline-mode="continuous" style:text-overline-mode="continuous" style:text-line-through-mode="continuous" style:font-name-asian="Arial1" style:font-size-asian="10pt" style:language-asian="ar" style:country-asian="SA" style:font-name-complex="Arial" style:font-size-complex="11pt" style:language-complex="none" style:country-complex="none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fo:color="#ff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fo:background-color="#ffffff" fo:border-left="0.06pt solid #000000" fo:border-right="0.99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fo:background-color="#bfbfbf" fo:border-left="0.06pt solid #000000" fo:border-right="0.99pt solid #000000" fo:border-top="0.06pt solid #000000"/>
      <style:text-properties fo:color="#003365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Arial1" style:font-size-asian="10pt" style:language-asian="ar" style:country-asian="SA" style:font-style-asian="normal" style:font-name-complex="Ari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06pt solid #000000" fo:background-color="#ffff00" fo:border-left="0.06pt solid #000000" fo:border-right="0.99pt solid #000000" fo:border-top="0.06pt solid #000000"/>
      <style:text-properties fo:color="#003365" style:text-outline="false" style:text-line-through-style="none" style:text-line-through-type="none" style:font-name="Arial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3365" style:font-name="Arial" fo:font-size="9.5pt" style:text-scale="102%" fo:font-weight="bold" fo:letter-spacing="-0.11pt" fo:language="en" fo:country="US" style:language-asian="ar" style:country-asian="SA" style:font-name-asian="Arial" style:font-name-complex="Arial" style:font-size-asian="9.5pt" style:font-size-complex="11pt" style:font-weight-asian="bold" style:font-weight-complex="bold"/>
    </style:style>
    <style:style style:name="T2" style:family="text">
      <style:text-properties fo:color="#000000" style:font-name="Arial" fo:font-size="10pt" fo:language="pt" fo:country="BR" style:language-asian="ar" style:country-asian="SA" style:font-name-asian="Arial" style:font-name-complex="Arial" style:font-size-asian="10pt" style:font-size-complex="11pt" style:font-weight-asian="bold"/>
    </style:style>
    <style:style style:name="T3" style:family="text">
      <style:text-properties style:use-window-font-color="true" style:font-name="Arial" fo:font-size="10pt" fo:language="pt" fo:country="BR" style:language-asian="ar" style:country-asian="SA" style:font-name-asian="Arial" style:font-name-complex="Arial" style:font-size-asian="10pt" style:font-size-complex="11pt"/>
    </style:style>
    <style:style style:name="T4" style:family="text">
      <style:text-properties fo:color="#003365" style:font-name="Arial" fo:font-size="10pt" style:text-scale="102%" fo:language="pt" fo:country="BR" style:language-asian="ar" style:country-asian="SA" style:font-name-asian="Arial" style:font-name-complex="Arial" style:font-size-asian="10pt" style:font-size-complex="11pt" style:font-weight-asian="bold"/>
    </style:style>
    <style:style style:name="T5" style:family="text">
      <style:text-properties fo:color="#003365" style:font-name="Arial" fo:font-size="10pt" style:text-scale="102%" fo:letter-spacing="normal" fo:language="pt" fo:country="BR" style:language-asian="ar" style:country-asian="SA" style:font-name-asian="Arial" style:font-name-complex="Arial" style:font-size-asian="10pt" style:font-size-complex="11pt"/>
    </style:style>
    <style:style style:name="T6" style:family="text">
      <style:text-properties fo:color="#003365" style:font-name="Arial" fo:font-size="10pt" style:text-scale="102%" fo:language="pt" fo:country="BR" style:language-asian="ar" style:country-asian="SA" style:font-name-asian="Arial" style:font-name-complex="Arial" style:font-size-asian="10pt" style:font-size-complex="11pt" fo:letter-spacing="normal"/>
    </style:style>
    <style:style style:name="T7" style:family="text">
      <style:text-properties fo:color="#003365" style:font-name="Arial" fo:font-size="10pt" style:text-scale="102%" fo:letter-spacing="0.06pt" fo:language="en" fo:country="US" style:language-asian="ar" style:country-asian="SA" style:font-name-asian="Arial" style:font-name-complex="Arial" style:font-size-asian="10pt" style:font-size-complex="11pt"/>
    </style:style>
    <style:style style:name="T8" style:family="text">
      <style:text-properties fo:color="#003365" style:font-name="Arial" fo:font-size="10pt" style:text-scale="102%" style:language-asian="ar" style:country-asian="SA" style:font-name-asian="Arial" style:font-name-complex="Arial" style:font-size-asian="10pt" style:font-size-complex="11pt" fo:letter-spacing="normal" fo:language="pt" fo:country="BR"/>
    </style:style>
    <style:style style:name="T9" style:family="text">
      <style:text-properties fo:color="#003365" style:font-name="Arial" fo:font-size="9.5pt" style:text-scale="102%" fo:font-weight="bold" fo:letter-spacing="0.06pt" fo:language="en" fo:country="US" style:language-asian="ar" style:country-asian="SA" style:font-name-asian="Arial" style:font-name-complex="Arial" style:font-size-asian="9.5pt" style:font-size-complex="11pt" style:font-weight-asian="bold" style:font-weight-complex="bold"/>
    </style:style>
    <style:style style:name="T10" style:family="text">
      <style:text-properties fo:color="#003365" style:font-name="Arial" fo:font-size="9.5pt" style:text-scale="102%" fo:font-weight="bold" fo:language="en" fo:country="US" style:language-asian="ar" style:country-asian="SA" style:font-name-asian="Arial" style:font-name-complex="Arial" style:font-size-asian="9.5pt" style:font-size-complex="11pt" style:font-weight-asian="bold" style:font-weight-complex="bold" fo:letter-spacing="-0.11pt"/>
    </style:style>
    <style:style style:name="T11" style:family="text">
      <style:text-properties style:font-size-asian="10pt" style:font-name-complex="Arial" style:font-name-asian="Arial" style:font-size-complex="11pt" style:language-asian="ar" style:country-asian="SA" fo:language="pt" fo:country="BR" fo:letter-spacing="0.06pt" fo:font-size="10pt" style:font-name="Arial" fo:color="#003365"/>
    </style:style>
    <style:style style:name="T12" style:family="text">
      <style:text-properties style:font-name-asian="Arial" style:font-size-asian="10pt" style:font-size-complex="11pt" style:font-name-complex="Arial" style:language-asian="ar" style:country-asian="SA" fo:color="#003365" fo:letter-spacing="0.06pt" fo:font-size="10pt" style:font-name="Arial" fo:language="pt" fo:country="BR"/>
    </style:style>
    <style:style style:name="T13" style:family="text">
      <style:text-properties style:font-name-asian="Arial" style:font-size-asian="10pt" style:font-size-complex="11pt" style:font-name-complex="Arial" style:language-asian="ar" style:country-asian="SA" fo:color="#003365" fo:font-size="10pt" style:font-name="Arial" fo:language="pt" fo:country="BR" fo:letter-spacing="normal"/>
    </style:style>
    <style:style style:name="T14" style:family="text">
      <style:text-properties style:font-name-asian="Arial" style:font-size-asian="10pt" style:font-size-complex="11pt" style:font-name-complex="Arial" style:language-asian="ar" style:country-asian="SA" fo:color="#003365" fo:font-size="10pt" style:font-name="Arial" fo:language="pt" fo:country="BR" fo:letter-spacing="0.06pt"/>
    </style:style>
    <style:style style:name="T15" style:family="text">
      <style:text-properties fo:language="pt" fo:country="BR" style:font-size-complex="11pt" style:language-asian="ar" style:country-asian="SA" fo:color="#003365" style:font-name-asian="Arial" fo:letter-spacing="2.04pt" style:font-name="Arial" style:font-name-complex="Arial" style:font-size-asian="10pt" fo:font-size="10pt"/>
    </style:style>
    <style:style style:name="T16" style:family="text">
      <style:text-properties fo:language="pt" fo:country="BR" style:font-size-complex="11pt" style:language-asian="ar" style:country-asian="SA" fo:color="#003365" style:font-name-asian="Arial" style:font-name="Arial" style:font-name-complex="Arial" style:font-size-asian="10pt" fo:font-size="10pt" fo:letter-spacing="0.06pt"/>
    </style:style>
    <style:style style:name="T17" style:family="text">
      <style:text-properties style:font-size-complex="11pt" style:font-name-complex="Arial" style:font-name-asian="Arial" style:font-size-asian="10pt" fo:color="#003365" style:language-asian="ar" style:country-asian="SA" fo:language="pt" fo:country="BR" style:font-name="Arial" fo:letter-spacing="1.11pt" fo:font-size="10pt"/>
    </style:style>
    <style:style style:name="T18" style:family="text">
      <style:text-properties style:font-size-complex="11pt" fo:letter-spacing="0.06pt" style:font-name-asian="Arial" style:language-asian="ar" style:country-asian="SA" fo:language="pt" fo:country="BR" style:font-size-asian="10pt" fo:color="#003365" fo:font-size="10pt" style:font-name="Arial" style:font-name-complex="Arial"/>
    </style:style>
    <style:style style:name="T19" style:family="text">
      <style:text-properties style:font-size-complex="11pt" fo:font-size="10pt" fo:letter-spacing="1.36pt" fo:color="#003365" fo:language="pt" fo:country="BR" style:language-asian="ar" style:country-asian="SA" style:font-name-asian="Arial" style:font-size-asian="10pt" style:font-name-complex="Arial" style:font-name="Arial"/>
    </style:style>
    <style:style style:name="T20" style:family="text">
      <style:text-properties style:language-asian="ar" style:country-asian="SA" style:font-size-asian="10pt" style:font-name-complex="Arial" style:font-name-asian="Arial" fo:language="pt" fo:country="BR" style:font-name="Arial" fo:color="#003365" fo:letter-spacing="1.05pt" style:font-size-complex="11pt" fo:font-size="10pt"/>
    </style:style>
    <style:style style:name="T21" style:family="text">
      <style:text-properties style:language-asian="ar" style:country-asian="SA" fo:color="#003365" style:font-name="Arial" style:font-name-asian="Arial" fo:font-size="10pt" style:font-name-complex="Arial" style:font-size-complex="11pt" fo:letter-spacing="1.16pt" style:font-size-asian="10pt" fo:language="pt" fo:country="BR"/>
    </style:style>
    <style:style style:name="T22" style:family="text">
      <style:text-properties style:font-size-asian="10pt" style:font-name="Arial" style:language-asian="ar" style:country-asian="SA" style:font-size-complex="11pt" style:font-name-complex="Arial" fo:letter-spacing="normal" fo:font-size="10pt" fo:color="#003365" fo:language="pt" fo:country="BR" style:font-name-asian="Arial"/>
    </style:style>
    <style:style style:name="T23" style:family="text">
      <style:text-properties style:font-size-complex="11pt" fo:language="pt" fo:country="BR" style:font-size-asian="10pt" fo:letter-spacing="0.06pt" style:font-name-complex="Arial" fo:color="#003365" fo:font-size="10pt" style:font-name-asian="Arial" style:language-asian="ar" style:country-asian="SA" style:font-name="Arial"/>
    </style:style>
    <style:style style:name="T24" style:family="text">
      <style:text-properties style:language-asian="ar" style:country-asian="SA" style:font-size-complex="11pt" style:font-size-asian="10pt" style:font-name-asian="Arial" style:font-name-complex="Arial" fo:letter-spacing="0.06pt" fo:language="pt" fo:country="BR" fo:font-size="10pt" style:font-name="Arial" fo:color="#003365"/>
    </style:style>
    <style:style style:name="T25" style:family="text">
      <style:text-properties style:font-name="Arial" style:language-asian="ar" style:country-asian="SA" fo:language="pt" fo:country="BR" fo:letter-spacing="1.7pt" fo:font-size="10pt" style:font-size-asian="10pt" style:font-name-complex="Arial" fo:color="#003365" style:font-name-asian="Arial" style:font-size-complex="11pt"/>
    </style:style>
    <style:style style:name="T26" style:family="text">
      <style:text-properties style:font-name-asian="Arial" style:font-name="Arial" fo:color="#003365" style:font-size-complex="11pt" fo:font-size="10pt" style:font-name-complex="Arial" style:font-size-asian="10pt" style:language-asian="ar" style:country-asian="SA" fo:language="pt" fo:country="BR" fo:letter-spacing="0.06pt"/>
    </style:style>
    <style:style style:name="T27" style:family="text">
      <style:text-properties fo:letter-spacing="1.3pt" style:font-size-asian="10pt" fo:language="pt" fo:country="BR" style:font-name-complex="Arial" style:font-name="Arial" style:font-size-complex="11pt" style:font-name-asian="Arial" fo:color="#003365" style:language-asian="ar" style:country-asian="SA" fo:font-size="10pt"/>
    </style:style>
    <style:style style:name="T28" style:family="text">
      <style:text-properties style:language-asian="ar" style:country-asian="SA" fo:letter-spacing="0.06pt" fo:color="#003365" fo:font-size="10pt" style:font-size-asian="10pt" style:font-name-asian="Arial" style:font-name="Arial" fo:language="pt" fo:country="BR" style:font-size-complex="11pt" style:font-name-complex="Arial"/>
    </style:style>
    <style:style style:name="T29" style:family="text">
      <style:text-properties style:language-asian="ar" style:country-asian="SA" fo:color="#003365" fo:font-size="10pt" style:font-size-asian="10pt" style:font-name-asian="Arial" style:font-name="Arial" fo:language="pt" fo:country="BR" style:font-size-complex="11pt" style:font-name-complex="Arial" fo:letter-spacing="-0.11pt"/>
    </style:style>
    <style:style style:name="T30" style:family="text">
      <style:text-properties style:language-asian="ar" style:country-asian="SA" fo:color="#003365" fo:font-size="10pt" style:font-size-asian="10pt" style:font-name-asian="Arial" style:font-name="Arial" fo:language="pt" fo:country="BR" style:font-size-complex="11pt" style:font-name-complex="Arial" fo:letter-spacing="0.06pt"/>
    </style:style>
    <style:style style:name="T31" style:family="text">
      <style:text-properties style:font-size-asian="10pt" style:language-asian="ar" style:country-asian="SA" style:font-name-asian="Arial" style:font-name="Arial" fo:language="pt" fo:country="BR" fo:font-size="10pt" style:font-size-complex="11pt" fo:letter-spacing="0.06pt" style:font-name-complex="Arial" fo:color="#003365"/>
    </style:style>
    <style:style style:name="T32" style:family="text">
      <style:text-properties style:font-name-complex="Arial" style:font-size-complex="11pt" fo:letter-spacing="0.06pt" fo:font-size="10pt" fo:language="pt" fo:country="BR" style:font-name="Arial" style:font-name-asian="Arial" style:font-size-asian="10pt" style:language-asian="ar" style:country-asian="SA" fo:color="#003365"/>
    </style:style>
    <style:style style:name="T33" style:family="text">
      <style:text-properties fo:letter-spacing="1.7pt" fo:font-size="10pt" style:font-size-asian="10pt" style:font-name="Arial" style:language-asian="ar" style:country-asian="SA" fo:color="#003365" fo:language="pt" fo:country="BR" style:font-name-complex="Arial" style:font-name-asian="Arial" style:font-size-complex="11pt"/>
    </style:style>
    <style:style style:name="T34" style:family="text">
      <style:text-properties fo:letter-spacing="1.19pt" fo:color="#003365" style:font-name-complex="Arial" style:language-asian="ar" style:country-asian="SA" fo:font-size="10pt" style:font-size-complex="11pt" style:font-name="Arial" fo:language="pt" fo:country="BR" style:font-name-asian="Arial" style:font-size-asian="10pt"/>
    </style:style>
    <style:style style:name="T35" style:family="text">
      <style:text-properties fo:color="#003365" style:font-name-complex="Arial" style:language-asian="ar" style:country-asian="SA" fo:font-size="10pt" style:font-size-complex="11pt" style:font-name="Arial" fo:language="pt" fo:country="BR" style:font-name-asian="Arial" style:font-size-asian="10pt" style:text-scale="102%"/>
    </style:style>
    <style:style style:name="T36" style:family="text">
      <style:text-properties fo:color="#003365" style:font-name-complex="Arial" style:language-asian="ar" style:country-asian="SA" fo:font-size="10pt" style:font-size-complex="11pt" style:font-name="Arial" fo:language="pt" fo:country="BR" style:font-name-asian="Arial" style:font-size-asian="10pt" style:text-scale="102%" fo:letter-spacing="0.06pt"/>
    </style:style>
    <style:style style:name="T37" style:family="text">
      <style:text-properties fo:color="#003365" fo:font-size="10pt" fo:letter-spacing="0.06pt" fo:language="pt" fo:country="BR" style:font-name="Arial" style:font-size-complex="11pt" style:language-asian="ar" style:country-asian="SA" style:font-name-asian="Arial" style:font-size-asian="10pt" style:font-name-complex="Arial"/>
    </style:style>
    <style:style style:name="T38" style:family="text">
      <style:text-properties fo:color="#003365" style:font-name="Arial" fo:font-size="10pt" fo:letter-spacing="0.06pt" fo:language="pt" fo:country="BR" style:language-asian="ar" style:country-asian="SA" style:font-name-asian="Arial" style:font-name-complex="Arial" style:font-size-asian="10pt" style:font-size-complex="11pt"/>
    </style:style>
    <style:style style:name="T39" style:family="text">
      <style:text-properties style:font-name-complex="Arial" style:font-size-asian="10pt" fo:color="#003365" style:font-size-complex="11pt" fo:font-size="10pt" fo:letter-spacing="0.06pt" style:font-name="Arial" style:language-asian="ar" style:country-asian="SA" style:font-name-asian="Arial" fo:language="pt" fo:country="BR"/>
    </style:style>
    <style:style style:name="T40" style:family="text">
      <style:text-properties fo:font-size="10pt" fo:color="#003365" fo:letter-spacing="0.06pt" fo:language="pt" fo:country="BR" style:font-name="Arial" style:font-name-complex="Arial" style:language-asian="ar" style:country-asian="SA" style:font-name-asian="Arial" style:font-size-asian="10pt" style:font-size-complex="11pt"/>
    </style:style>
    <style:style style:name="T41" style:family="text">
      <style:text-properties style:font-size-asian="10pt" style:font-name="Arial" style:font-name-complex="Arial" fo:language="pt" fo:country="BR" fo:color="#003365" fo:letter-spacing="1.05pt" style:font-name-asian="Arial" style:language-asian="ar" style:country-asian="SA" fo:font-size="10pt" style:font-size-complex="11pt"/>
    </style:style>
    <style:style style:name="T42" style:family="text">
      <style:text-properties style:font-size-asian="10pt" style:font-name="Arial" style:font-name-complex="Arial" fo:language="pt" fo:country="BR" fo:color="#003365" style:font-name-asian="Arial" style:language-asian="ar" style:country-asian="SA" fo:font-size="10pt" style:font-size-complex="11pt" fo:letter-spacing="-0.11pt"/>
    </style:style>
    <style:style style:name="T43" style:family="text">
      <style:text-properties style:font-size-asian="10pt" style:font-name="Arial" style:font-name-complex="Arial" fo:language="pt" fo:country="BR" fo:color="#003365" style:font-name-asian="Arial" style:language-asian="ar" style:country-asian="SA" fo:font-size="10pt" style:font-size-complex="11pt" fo:letter-spacing="0.06pt"/>
    </style:style>
    <style:style style:name="T44" style:family="text">
      <style:text-properties fo:color="#003365" fo:language="pt" fo:country="BR" fo:font-size="10pt" style:font-name-asian="Arial" style:font-name-complex="Arial" style:language-asian="ar" style:country-asian="SA" fo:letter-spacing="0.06pt" style:font-size-complex="11pt" style:font-size-asian="10pt" style:font-name="Arial"/>
    </style:style>
    <style:style style:name="T45" style:family="text">
      <style:text-properties fo:color="#003365" style:font-name="Arial" style:font-name-asian="Arial" style:font-name-complex="Arial" fo:language="pt" fo:country="BR" style:font-size-complex="11pt" fo:letter-spacing="0.06pt" style:language-asian="ar" style:country-asian="SA" fo:font-size="10pt" style:font-size-asian="10pt"/>
    </style:style>
    <style:style style:name="T46" style:family="text">
      <style:text-properties fo:font-size="10pt" style:font-name="Arial" fo:language="pt" fo:country="BR" fo:letter-spacing="1.05pt" style:language-asian="ar" style:country-asian="SA" style:font-size-complex="11pt" style:font-size-asian="10pt" fo:color="#003365" style:font-name-asian="Arial" style:font-name-complex="Arial"/>
    </style:style>
    <style:style style:name="T47" style:family="text">
      <style:text-properties style:language-asian="ar" style:country-asian="SA" style:font-size-asian="10pt" style:font-size-complex="11pt" style:font-name-asian="Arial" fo:language="pt" fo:country="BR" fo:letter-spacing="0.2pt" style:font-name="Arial" fo:font-size="10pt" fo:color="#003365" style:font-name-complex="Arial"/>
    </style:style>
    <style:style style:name="T48" style:family="text">
      <style:text-properties style:language-asian="ar" style:country-asian="SA" style:font-size-asian="10pt" style:font-size-complex="11pt" style:font-name-asian="Arial" fo:language="pt" fo:country="BR" style:font-name="Arial" fo:font-size="10pt" fo:color="#003365" style:font-name-complex="Arial" fo:letter-spacing="0.06pt"/>
    </style:style>
    <style:style style:name="T49" style:family="text">
      <style:text-properties style:font-size-complex="11pt" style:font-size-asian="10pt" style:font-name-complex="Arial" style:language-asian="ar" style:country-asian="SA" style:font-name-asian="Arial" fo:language="pt" fo:country="BR" fo:color="#003365" fo:letter-spacing="0.06pt" fo:font-size="10pt" style:font-name="Arial"/>
    </style:style>
    <style:style style:name="T50" style:family="text">
      <style:text-properties style:font-size-complex="11pt" style:font-size-asian="10pt" style:font-name-complex="Arial" style:language-asian="ar" style:country-asian="SA" style:font-name-asian="Arial" fo:language="pt" fo:country="BR" fo:color="#003365" fo:font-size="10pt" style:font-name="Arial" fo:letter-spacing="-0.11pt"/>
    </style:style>
    <style:style style:name="T51" style:family="text">
      <style:text-properties style:font-size-complex="11pt" style:font-size-asian="10pt" style:font-name-complex="Arial" style:language-asian="ar" style:country-asian="SA" style:font-name-asian="Arial" fo:language="pt" fo:country="BR" fo:color="#003365" fo:font-size="10pt" style:font-name="Arial" fo:letter-spacing="0.06pt"/>
    </style:style>
    <style:style style:name="T52" style:family="text">
      <style:text-properties style:font-size-complex="11pt" fo:font-size="10pt" fo:language="pt" fo:country="BR" fo:letter-spacing="0.06pt" style:font-size-asian="10pt" style:language-asian="ar" style:country-asian="SA" style:font-name-complex="Arial" fo:color="#003365" style:font-name="Arial" style:font-name-asian="Arial"/>
    </style:style>
    <style:style style:name="T53" style:family="text">
      <style:text-properties style:font-size-complex="11pt" fo:font-size="10pt" fo:language="pt" fo:country="BR" style:font-size-asian="10pt" style:language-asian="ar" style:country-asian="SA" style:font-name-complex="Arial" fo:color="#003365" style:font-name="Arial" style:font-name-asian="Arial" fo:letter-spacing="normal"/>
    </style:style>
    <style:style style:name="T54" style:family="text">
      <style:text-properties style:font-name-complex="Arial" style:font-name-asian="Arial" fo:color="#003365" style:font-name="Arial" fo:font-size="10pt" style:language-asian="ar" style:country-asian="SA" style:font-size-asian="10pt" style:font-size-complex="11pt" fo:language="pt" fo:country="BR" fo:letter-spacing="1.19pt"/>
    </style:style>
    <style:style style:name="T55" style:family="text">
      <style:text-properties fo:language="pt" fo:country="BR" fo:color="#003365" fo:font-size="10pt" fo:letter-spacing="0.06pt" style:font-name="Arial" style:language-asian="ar" style:country-asian="SA" style:font-name-asian="Arial" style:font-size-asian="10pt" style:font-size-complex="11pt" style:font-name-complex="Arial"/>
    </style:style>
    <style:style style:name="T56" style:family="text">
      <style:text-properties fo:language="pt" fo:country="BR" fo:font-size="10pt" style:font-name="Arial" fo:color="#003365" fo:letter-spacing="0.06pt" style:font-name-complex="Arial" style:font-name-asian="Arial" style:font-size-complex="11pt" style:font-size-asian="10pt" style:language-asian="ar" style:country-asian="SA"/>
    </style:style>
    <style:style style:name="T57" style:family="text">
      <style:text-properties style:font-size-asian="10pt" style:font-name-complex="Arial" fo:color="#003365" fo:language="pt" fo:country="BR" style:font-name="Arial" style:language-asian="ar" style:country-asian="SA" style:font-size-complex="11pt" style:font-name-asian="Arial" fo:letter-spacing="0.85pt" fo:font-size="10pt"/>
    </style:style>
    <style:style style:name="T58" style:family="text">
      <style:text-properties style:font-size-asian="10pt" style:font-name-complex="Arial" fo:color="#003365" fo:language="pt" fo:country="BR" style:font-name="Arial" style:language-asian="ar" style:country-asian="SA" style:font-size-complex="11pt" style:font-name-asian="Arial" fo:font-size="10pt" style:text-scale="102%" fo:letter-spacing="0.06pt"/>
    </style:style>
    <style:style style:name="T59" style:family="text">
      <style:text-properties style:font-size-asian="10pt" style:font-name-complex="Arial" fo:color="#003365" fo:language="pt" fo:country="BR" style:font-name="Arial" style:language-asian="ar" style:country-asian="SA" style:font-size-complex="11pt" style:font-name-asian="Arial" fo:font-size="10pt" style:text-scale="102%"/>
    </style:style>
    <style:style style:name="T60" style:family="text">
      <style:text-properties fo:letter-spacing="normal" fo:color="#003365" style:font-name-complex="Arial" fo:font-size="10pt" style:font-name-asian="Arial" style:font-size-asian="10pt" fo:language="pt" fo:country="BR" style:font-name="Arial" style:font-size-complex="11pt" style:language-asian="ar" style:country-asian="SA"/>
    </style:style>
    <style:style style:name="T61" style:family="text">
      <style:text-properties fo:color="#003365" style:font-name-complex="Arial" fo:font-size="10pt" style:font-name-asian="Arial" style:font-size-asian="10pt" fo:language="pt" fo:country="BR" style:font-name="Arial" style:font-size-complex="11pt" style:language-asian="ar" style:country-asian="SA" fo:letter-spacing="0.06pt"/>
    </style:style>
    <style:style style:name="T62" style:family="text">
      <style:text-properties fo:font-size="10pt" style:font-size-complex="11pt" style:language-asian="ar" style:country-asian="SA" fo:language="pt" fo:country="BR" style:font-size-asian="10pt" style:font-name-asian="Arial" style:font-name="Arial" fo:letter-spacing="0.06pt" fo:color="#003365" style:font-name-complex="Arial"/>
    </style:style>
    <style:style style:name="T63" style:family="text">
      <style:text-properties style:language-asian="ar" style:country-asian="SA" style:font-name="Arial" style:font-size-complex="11pt" fo:letter-spacing="normal" style:font-name-complex="Arial" fo:color="#003365" style:font-name-asian="Arial" fo:language="pt" fo:country="BR" style:font-size-asian="10pt" fo:font-size="10pt"/>
    </style:style>
    <style:style style:name="T64" style:family="text">
      <style:text-properties style:language-asian="ar" style:country-asian="SA" style:font-name="Arial" style:font-size-complex="11pt" style:font-name-complex="Arial" fo:color="#003365" style:font-name-asian="Arial" fo:language="pt" fo:country="BR" style:font-size-asian="10pt" fo:font-size="10pt" fo:letter-spacing="0.06pt"/>
    </style:style>
    <style:style style:name="T65" style:family="text">
      <style:text-properties style:language-asian="ar" style:country-asian="SA" style:font-name="Arial" style:font-size-complex="11pt" style:font-name-complex="Arial" fo:color="#003365" style:font-name-asian="Arial" fo:language="pt" fo:country="BR" style:font-size-asian="10pt" fo:font-size="10pt" fo:letter-spacing="normal"/>
    </style:style>
    <style:style style:name="T66" style:family="text">
      <style:text-properties style:font-size-complex="11pt" fo:letter-spacing="0.79pt" style:font-name="Arial" style:font-name-complex="Arial" fo:font-size="10pt" style:language-asian="ar" style:country-asian="SA" style:font-size-asian="10pt" fo:color="#003365" style:font-name-asian="Arial" fo:language="pt" fo:country="BR"/>
    </style:style>
    <style:style style:name="T67" style:family="text">
      <style:text-properties style:font-size-complex="11pt" style:font-name="Arial" style:font-name-complex="Arial" fo:font-size="10pt" style:language-asian="ar" style:country-asian="SA" style:font-size-asian="10pt" fo:color="#003365" style:font-name-asian="Arial" fo:language="pt" fo:country="BR" fo:letter-spacing="0.06pt"/>
    </style:style>
    <style:style style:name="T68" style:family="text">
      <style:text-properties style:font-name-asian="Arial" style:font-size-asian="10pt" style:font-name-complex="Arial" style:language-asian="ar" style:country-asian="SA" fo:language="pt" fo:country="BR" fo:font-size="10pt" style:font-size-complex="11pt" fo:color="#003365" style:font-name="Arial" fo:letter-spacing="normal"/>
    </style:style>
    <style:style style:name="T69" style:family="text">
      <style:text-properties style:font-name-asian="Arial" style:font-size-asian="10pt" style:font-name-complex="Arial" style:language-asian="ar" style:country-asian="SA" fo:language="pt" fo:country="BR" fo:font-size="10pt" style:font-size-complex="11pt" fo:color="#003365" style:font-name="Arial" fo:letter-spacing="0.06pt"/>
    </style:style>
    <style:style style:name="T70" style:family="text">
      <style:text-properties style:language-asian="ar" style:country-asian="SA" style:font-name-complex="Arial" style:font-size-complex="11pt" fo:letter-spacing="normal" fo:language="pt" fo:country="BR" style:font-size-asian="10pt" style:font-name="Arial" style:font-name-asian="Arial" fo:color="#003365" fo:font-size="10pt"/>
    </style:style>
    <style:style style:name="T71" style:family="text">
      <style:text-properties style:language-asian="ar" style:country-asian="SA" style:font-name-complex="Arial" style:font-size-complex="11pt" fo:language="pt" fo:country="BR" style:font-size-asian="10pt" style:font-name="Arial" style:font-name-asian="Arial" fo:color="#003365" fo:font-size="10pt" fo:letter-spacing="0.06pt"/>
    </style:style>
    <style:style style:name="T72" style:family="text">
      <style:text-properties fo:font-size="10pt" style:font-size-asian="10pt" style:font-name="Arial" fo:color="#003365" style:font-name-asian="Arial" style:language-asian="ar" style:country-asian="SA" style:font-size-complex="11pt" style:font-name-complex="Arial" fo:language="pt" fo:country="BR" fo:letter-spacing="0.96pt"/>
    </style:style>
    <style:style style:name="T73" style:family="text">
      <style:text-properties fo:font-size="10pt" style:font-size-asian="10pt" style:font-name="Arial" fo:color="#003365" style:font-name-asian="Arial" style:language-asian="ar" style:country-asian="SA" style:font-size-complex="11pt" style:font-name-complex="Arial" fo:language="pt" fo:country="BR" fo:letter-spacing="0.06pt"/>
    </style:style>
    <style:style style:name="T74" style:family="text">
      <style:text-properties fo:font-size="10pt" style:font-size-complex="11pt" fo:letter-spacing="normal" style:font-name-asian="Arial" fo:language="pt" fo:country="BR" style:font-name="Arial" style:language-asian="ar" style:country-asian="SA" style:font-size-asian="10pt" style:font-name-complex="Arial" fo:color="#003365"/>
    </style:style>
    <style:style style:name="T75" style:family="text">
      <style:text-properties style:language-asian="ar" style:country-asian="SA" style:font-size-asian="10pt" style:font-size-complex="11pt" style:font-name-asian="Arial" style:font-name-complex="Arial" fo:letter-spacing="0.71pt" style:font-name="Arial" fo:font-size="10pt" fo:language="pt" fo:country="BR" fo:color="#003365"/>
    </style:style>
    <style:style style:name="T76" style:family="text">
      <style:text-properties style:font-size-asian="10pt" style:font-name-complex="Arial" fo:color="#003365" style:language-asian="ar" style:country-asian="SA" fo:language="pt" fo:country="BR" fo:letter-spacing="0.14pt" fo:font-size="10pt" style:font-name-asian="Arial" style:font-name="Arial" style:font-size-complex="11pt"/>
    </style:style>
    <style:style style:name="T77" style:family="text">
      <style:text-properties style:font-size-asian="10pt" style:font-name-complex="Arial" fo:color="#003365" style:language-asian="ar" style:country-asian="SA" fo:language="pt" fo:country="BR" fo:font-size="10pt" style:font-name-asian="Arial" style:font-name="Arial" style:font-size-complex="11pt" style:text-scale="102%" fo:letter-spacing="normal"/>
    </style:style>
    <style:style style:name="T78" style:family="text">
      <style:text-properties style:font-size-asian="10pt" style:font-name-complex="Arial" fo:color="#003365" style:language-asian="ar" style:country-asian="SA" fo:language="pt" fo:country="BR" fo:font-size="10pt" style:font-name-asian="Arial" style:font-name="Arial" style:font-size-complex="11pt" style:text-scale="102%" fo:letter-spacing="0.06pt"/>
    </style:style>
    <style:style style:name="T79" style:family="text">
      <style:text-properties style:font-name-asian="Arial" style:language-asian="ar" style:country-asian="SA" fo:letter-spacing="normal" style:font-size-asian="10pt" fo:font-size="10pt" style:font-name-complex="Arial" fo:color="#003365" style:font-size-complex="11pt" style:font-name="Arial" fo:language="pt" fo:country="BR"/>
    </style:style>
    <style:style style:name="T80" style:family="text">
      <style:text-properties fo:language="pt" fo:country="BR" style:font-name-complex="Arial" fo:color="#003365" style:font-name="Arial" fo:letter-spacing="0.79pt" style:font-size-complex="11pt" style:font-size-asian="10pt" fo:font-size="10pt" style:font-name-asian="Arial" style:language-asian="ar" style:country-asian="SA"/>
    </style:style>
    <style:style style:name="T81" style:family="text">
      <style:text-properties style:font-size-complex="11pt" style:font-size-asian="10pt" style:font-name-complex="Arial" style:font-name-asian="Arial" style:language-asian="ar" style:country-asian="SA" fo:color="#003365" fo:language="pt" fo:country="BR" fo:letter-spacing="0.2pt" fo:font-size="10pt" style:font-name="Arial"/>
    </style:style>
    <style:style style:name="T82" style:family="text">
      <style:text-properties fo:color="#003365" style:font-size-complex="11pt" style:font-size-asian="10pt" style:font-name-complex="Arial" style:font-name-asian="Arial" style:language-asian="ar" style:country-asian="SA" fo:language="pt" fo:country="BR" fo:letter-spacing="-0.11pt" fo:font-size="10pt" style:font-name="Arial"/>
    </style:style>
    <style:style style:name="T83" style:family="text">
      <style:text-properties style:font-size-asian="10pt" style:font-size-complex="11pt" fo:letter-spacing="-0.11pt" fo:language="pt" fo:country="BR" fo:color="#003365" fo:font-size="10pt" style:language-asian="ar" style:country-asian="SA" style:font-name-asian="Arial" style:font-name-complex="Arial" style:font-name="Arial"/>
    </style:style>
    <style:style style:name="T84" style:family="text">
      <style:text-properties style:font-size-complex="11pt" fo:language="pt" fo:country="BR" style:font-size-asian="10pt" style:font-name-complex="Arial" fo:letter-spacing="0.85pt" style:font-name-asian="Arial" style:language-asian="ar" style:country-asian="SA" style:font-name="Arial" fo:color="#003365" fo:font-size="10pt"/>
    </style:style>
    <style:style style:name="T85" style:family="text">
      <style:text-properties style:language-asian="ar" style:country-asian="SA" style:font-name-complex="Arial" style:font-size-complex="11pt" style:font-size-asian="10pt" style:font-name-asian="Arial" fo:font-size="10pt" fo:color="#003365" style:font-name="Arial" fo:language="pt" fo:country="BR" fo:letter-spacing="0.26pt"/>
    </style:style>
    <style:style style:name="T86" style:family="text">
      <style:text-properties style:font-size-asian="10pt" style:font-name-complex="Arial" style:font-name-asian="Arial" style:font-size-complex="11pt" style:language-asian="ar" style:country-asian="SA" fo:color="#003365" fo:language="pt" fo:country="BR" fo:letter-spacing="0.06pt" fo:font-size="10pt" style:font-name="Arial"/>
    </style:style>
    <style:style style:name="T87" style:family="text">
      <style:text-properties style:font-size-asian="10pt" style:font-name-complex="Arial" style:font-name-asian="Arial" style:font-size-complex="11pt" style:language-asian="ar" style:country-asian="SA" fo:color="#003365" fo:language="pt" fo:country="BR" fo:font-size="10pt" style:font-name="Arial" fo:letter-spacing="normal"/>
    </style:style>
    <style:style style:name="T88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fo:letter-spacing="0.54pt"/>
    </style:style>
    <style:style style:name="T89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style:text-scale="102%"/>
    </style:style>
    <style:style style:name="T90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style:text-scale="102%" fo:letter-spacing="0.06pt"/>
    </style:style>
    <style:style style:name="T91" style:family="text">
      <style:text-properties style:font-name="Arial" style:font-name-asian="Arial" fo:font-weight="bold" fo:language="pt" fo:country="BR" style:font-name-complex="Arial" style:language-asian="ar" style:country-asian="SA" fo:color="#003365" style:font-weight-asian="bold" style:font-size-complex="11pt" style:font-size-asian="10pt" style:text-scale="102%" fo:font-size="10pt" style:font-weight-complex="bold"/>
    </style:style>
    <style:style style:name="T92" style:family="text">
      <style:text-properties style:font-name="Arial" style:font-name-asian="Arial" fo:font-weight="bold" fo:language="pt" fo:country="BR" style:font-name-complex="Arial" style:language-asian="ar" style:country-asian="SA" fo:color="#003365" style:font-weight-asian="bold" style:font-size-complex="11pt" style:font-size-asian="10pt" style:text-scale="102%" fo:font-size="10pt" style:font-weight-complex="bold" fo:letter-spacing="0.06pt"/>
    </style:style>
    <style:style style:name="T93" style:family="text">
      <style:text-properties style:font-name="Arial" style:font-name-asian="Arial" fo:language="pt" fo:country="BR" style:font-name-complex="Arial" style:language-asian="ar" style:country-asian="SA" fo:color="#003365" style:font-size-complex="11pt" style:font-size-asian="10pt" style:text-scale="102%" fo:font-size="10pt"/>
    </style:style>
    <style:style style:name="T94" style:family="text">
      <style:text-properties style:font-name="Arial" style:font-name-asian="Arial" fo:language="pt" fo:country="BR" style:font-name-complex="Arial" style:language-asian="ar" style:country-asian="SA" fo:color="#003365" style:font-size-complex="11pt" style:font-size-asian="10pt" style:text-scale="102%" fo:font-size="10pt" fo:letter-spacing="normal"/>
    </style:style>
    <style:style style:name="T95" style:family="text">
      <style:text-properties style:font-name="Arial" style:font-name-asian="Arial" fo:language="pt" fo:country="BR" style:font-name-complex="Arial" style:language-asian="ar" style:country-asian="SA" fo:color="#003365" style:font-size-complex="11pt" style:font-size-asian="10pt" style:text-scale="102%" fo:font-size="10pt" fo:letter-spacing="0.06pt"/>
    </style:style>
    <style:style style:name="T96" style:family="text">
      <style:text-properties style:font-name="Arial" style:font-name-asian="Arial" fo:language="pt" fo:country="BR" style:font-name-complex="Arial" style:language-asian="ar" style:country-asian="SA" fo:color="#003365" style:font-size-complex="11pt" style:font-size-asian="10pt" style:text-scale="102%" fo:font-size="10pt" fo:letter-spacing="-0.11pt"/>
    </style:style>
    <style:style style:name="T97" style:family="text">
      <style:text-properties style:font-size-asian="10pt" fo:color="#003365" style:font-name="Arial" style:font-name-complex="Arial" style:font-name-asian="Arial" style:font-size-complex="11pt" fo:letter-spacing="0.06pt" fo:font-size="10pt" style:language-asian="ar" style:country-asian="SA" fo:language="pt" fo:country="BR"/>
    </style:style>
    <style:style style:name="T98" style:family="text">
      <style:text-properties style:font-name-asian="Arial" style:language-asian="ar" style:country-asian="SA" fo:color="#003365" style:font-name="Arial" fo:font-size="10pt" style:font-size-asian="10pt" style:font-size-complex="11pt" fo:language="pt" fo:country="BR" fo:letter-spacing="0.6pt" style:font-name-complex="Arial"/>
    </style:style>
    <style:style style:name="T99" style:family="text">
      <style:text-properties fo:language="pt" fo:country="BR" style:font-name-complex="Arial" style:font-size-asian="10pt" style:font-name-asian="Arial" fo:font-size="10pt" style:language-asian="ar" style:country-asian="SA" style:font-size-complex="11pt" fo:color="#003365" style:font-name="Arial" fo:letter-spacing="0.34pt"/>
    </style:style>
    <style:style style:name="T100" style:family="text">
      <style:text-properties style:font-name="Arial" fo:font-size="10pt" fo:language="pt" fo:country="BR" style:font-size-complex="11pt" fo:letter-spacing="0.06pt" style:language-asian="ar" style:country-asian="SA" fo:color="#003365" style:font-name-asian="Arial" style:font-name-complex="Arial" style:font-size-asian="10pt"/>
    </style:style>
    <style:style style:name="T101" style:family="text">
      <style:text-properties style:language-asian="ar" style:country-asian="SA" fo:language="pt" fo:country="BR" style:font-name="Arial" style:font-size-complex="11pt" fo:font-size="10pt" fo:color="#003365" fo:letter-spacing="0.74pt" style:font-size-asian="10pt" style:font-name-asian="Arial" style:font-name-complex="Arial"/>
    </style:style>
    <style:style style:name="T102" style:family="text">
      <style:text-properties style:language-asian="ar" style:country-asian="SA" fo:language="pt" fo:country="BR" style:font-name="Arial" style:font-size-complex="11pt" fo:font-size="10pt" fo:color="#003365" style:font-size-asian="10pt" style:font-name-asian="Arial" style:font-name-complex="Arial" fo:letter-spacing="-0.11pt"/>
    </style:style>
    <style:style style:name="T103" style:family="text">
      <style:text-properties style:language-asian="ar" style:country-asian="SA" fo:language="pt" fo:country="BR" style:font-name="Arial" style:font-size-complex="11pt" fo:font-size="10pt" fo:color="#003365" style:font-size-asian="10pt" style:font-name-asian="Arial" style:font-name-complex="Arial" fo:letter-spacing="0.06pt"/>
    </style:style>
    <style:style style:name="T104" style:family="text">
      <style:text-properties style:language-asian="ar" style:country-asian="SA" fo:language="pt" fo:country="BR" style:font-name="Arial" style:font-size-complex="11pt" fo:font-size="10pt" fo:color="#003365" style:font-size-asian="10pt" style:font-name-asian="Arial" style:font-name-complex="Arial" fo:letter-spacing="normal"/>
    </style:style>
    <style:style style:name="T105" style:family="text">
      <style:text-properties fo:font-size="10pt" style:language-asian="ar" style:country-asian="SA" style:font-size-asian="10pt" fo:language="pt" fo:country="BR" fo:color="#003365" style:font-name="Arial" fo:letter-spacing="0.06pt" style:font-size-complex="11pt" style:font-name-complex="Arial" style:font-name-asian="Arial"/>
    </style:style>
    <style:style style:name="T106" style:family="text">
      <style:text-properties style:language-asian="ar" style:country-asian="SA" style:font-name="Arial" fo:color="#003365" style:font-size-complex="11pt" fo:letter-spacing="0.06pt" fo:language="pt" fo:country="BR" style:font-name-asian="Arial" style:font-name-complex="Arial" fo:font-size="10pt" style:font-size-asian="10pt"/>
    </style:style>
    <style:style style:name="T107" style:family="text">
      <style:text-properties style:language-asian="ar" style:country-asian="SA" style:font-name="Arial" fo:color="#003365" style:font-size-complex="11pt" fo:language="pt" fo:country="BR" style:font-name-asian="Arial" style:font-name-complex="Arial" fo:font-size="10pt" style:font-size-asian="10pt" fo:letter-spacing="normal"/>
    </style:style>
    <style:style style:name="T108" style:family="text">
      <style:text-properties style:language-asian="ar" style:country-asian="SA" style:font-name="Arial" fo:color="#003365" style:font-size-complex="11pt" fo:language="pt" fo:country="BR" style:font-name-asian="Arial" style:font-name-complex="Arial" fo:font-size="10pt" style:font-size-asian="10pt" fo:letter-spacing="0.06pt"/>
    </style:style>
    <style:style style:name="T109" style:family="text">
      <style:text-properties style:font-name-asian="Arial" fo:letter-spacing="1.11pt" style:language-asian="ar" style:country-asian="SA" style:font-name="Arial" fo:language="pt" fo:country="BR" style:font-size-complex="11pt" style:font-size-asian="10pt" fo:color="#003365" style:font-name-complex="Arial" fo:font-size="10pt"/>
    </style:style>
    <style:style style:name="T110" style:family="text">
      <style:text-properties style:font-name-asian="Arial" style:language-asian="ar" style:country-asian="SA" style:font-name="Arial" fo:language="pt" fo:country="BR" style:font-size-complex="11pt" style:font-size-asian="10pt" fo:color="#003365" style:font-name-complex="Arial" fo:font-size="10pt" fo:letter-spacing="0.06pt"/>
    </style:style>
    <style:style style:name="T111" style:family="text">
      <style:text-properties style:font-size-complex="11pt" style:font-size-asian="10pt" style:font-name-complex="Arial" fo:font-size="10pt" fo:letter-spacing="0.34pt" style:font-name="Arial" fo:language="pt" fo:country="BR" fo:color="#003365" style:language-asian="ar" style:country-asian="SA" style:font-name-asian="Arial"/>
    </style:style>
    <style:style style:name="T112" style:family="text">
      <style:text-properties style:font-size-complex="11pt" style:font-size-asian="10pt" style:font-name-complex="Arial" fo:font-size="10pt" style:font-name="Arial" fo:language="pt" fo:country="BR" fo:color="#003365" style:language-asian="ar" style:country-asian="SA" style:font-name-asian="Arial" fo:letter-spacing="normal"/>
    </style:style>
    <style:style style:name="T113" style:family="text">
      <style:text-properties style:font-size-complex="11pt" style:font-size-asian="10pt" style:font-name-complex="Arial" fo:font-size="10pt" style:font-name="Arial" fo:language="pt" fo:country="BR" fo:color="#003365" style:language-asian="ar" style:country-asian="SA" style:font-name-asian="Arial" fo:letter-spacing="0.06pt"/>
    </style:style>
    <style:style style:name="T114" style:family="text">
      <style:text-properties style:font-name-complex="Arial" style:font-name="Arial" style:font-name-asian="Arial" style:language-asian="ar" style:country-asian="SA" fo:font-size="10pt" fo:color="#003365" style:font-size-asian="10pt" fo:letter-spacing="0.06pt" style:font-size-complex="11pt" fo:language="pt" fo:country="BR"/>
    </style:style>
    <style:style style:name="T115" style:family="text">
      <style:text-properties style:font-name-complex="Arial" style:font-name="Arial" style:font-name-asian="Arial" style:language-asian="ar" style:country-asian="SA" fo:font-size="10pt" fo:color="#003365" style:font-size-asian="10pt" style:font-size-complex="11pt" fo:language="pt" fo:country="BR" fo:letter-spacing="normal"/>
    </style:style>
    <style:style style:name="T116" style:family="text">
      <style:text-properties style:font-name-complex="Arial" style:font-name="Arial" style:font-name-asian="Arial" style:language-asian="ar" style:country-asian="SA" fo:font-size="10pt" fo:color="#003365" style:font-size-asian="10pt" style:font-size-complex="11pt" fo:language="pt" fo:country="BR" fo:letter-spacing="0.06pt"/>
    </style:style>
    <style:style style:name="T117" style:family="text">
      <style:text-properties fo:language="pt" fo:country="BR" style:font-name-complex="Arial" style:font-size-asian="10pt" fo:letter-spacing="0.99pt" style:font-name-asian="Arial" style:language-asian="ar" style:country-asian="SA" fo:color="#003365" fo:font-size="10pt" style:font-size-complex="11pt" style:font-name="Arial"/>
    </style:style>
    <style:style style:name="T118" style:family="text">
      <style:text-properties style:font-name-complex="Arial" style:font-size-asian="10pt" fo:letter-spacing="0.06pt" style:font-name-asian="Arial" style:language-asian="ar" style:country-asian="SA" style:font-name="Arial" fo:color="#003365" fo:language="pt" fo:country="BR" style:font-size-complex="11pt" fo:font-size="10pt"/>
    </style:style>
    <style:style style:name="T119" style:family="text">
      <style:text-properties style:language-asian="ar" style:country-asian="SA" style:font-name="Arial" fo:language="pt" fo:country="BR" style:font-size-asian="10pt" fo:letter-spacing="0.51pt" style:font-size-complex="11pt" style:font-name-asian="Arial" fo:color="#003365" fo:font-size="10pt" style:font-name-complex="Arial"/>
    </style:style>
    <style:style style:name="T120" style:family="text">
      <style:text-properties style:font-size-asian="10pt" fo:font-size="10pt" fo:color="#003365" fo:letter-spacing="0.4pt" fo:language="pt" fo:country="BR" style:font-name-complex="Arial" style:font-size-complex="11pt" style:font-name="Arial" style:font-name-asian="Arial" style:language-asian="ar" style:country-asian="SA"/>
    </style:style>
    <style:style style:name="T121" style:family="text">
      <style:text-properties style:font-size-asian="10pt" fo:font-size="10pt" fo:color="#003365" fo:language="pt" fo:country="BR" style:font-name-complex="Arial" style:font-size-complex="11pt" style:font-name="Arial" style:font-name-asian="Arial" style:language-asian="ar" style:country-asian="SA" fo:letter-spacing="normal"/>
    </style:style>
    <style:style style:name="T122" style:family="text">
      <style:text-properties style:font-size-asian="10pt" fo:font-size="10pt" fo:color="#003365" fo:language="pt" fo:country="BR" style:font-name-complex="Arial" style:font-size-complex="11pt" style:font-name="Arial" style:font-name-asian="Arial" style:language-asian="ar" style:country-asian="SA" fo:letter-spacing="0.11pt"/>
    </style:style>
    <style:style style:name="T123" style:family="text">
      <style:text-properties style:language-asian="ar" style:country-asian="SA" fo:color="#003365" fo:language="pt" fo:country="BR" style:font-name="Arial" style:font-name-asian="Arial" fo:letter-spacing="0.06pt" fo:font-size="10pt" style:font-size-complex="11pt" style:font-name-complex="Arial" style:font-size-asian="10pt"/>
    </style:style>
    <style:style style:name="T124" style:family="text">
      <style:text-properties style:language-asian="ar" style:country-asian="SA" fo:color="#003365" fo:language="pt" fo:country="BR" style:font-name="Arial" style:font-name-asian="Arial" fo:font-size="10pt" style:font-size-complex="11pt" style:font-name-complex="Arial" style:font-size-asian="10pt" fo:letter-spacing="normal"/>
    </style:style>
    <style:style style:name="T125" style:family="text">
      <style:text-properties style:language-asian="ar" style:country-asian="SA" fo:color="#003365" fo:language="pt" fo:country="BR" style:font-name="Arial" style:font-name-asian="Arial" fo:font-size="10pt" style:font-size-complex="11pt" style:font-name-complex="Arial" style:font-size-asian="10pt" fo:letter-spacing="0.06pt"/>
    </style:style>
    <style:style style:name="T126" style:family="text">
      <style:text-properties fo:letter-spacing="normal" fo:font-size="10pt" style:font-size-complex="11pt" style:language-asian="ar" style:country-asian="SA" style:font-name="Arial" fo:language="pt" fo:country="BR" style:font-size-asian="10pt" style:font-name-asian="Arial" style:font-name-complex="Arial" fo:color="#003365"/>
    </style:style>
    <style:style style:name="T127" style:family="text">
      <style:text-properties fo:font-size="10pt" style:font-size-complex="11pt" style:language-asian="ar" style:country-asian="SA" style:font-name="Arial" fo:language="pt" fo:country="BR" style:font-size-asian="10pt" style:font-name-asian="Arial" style:font-name-complex="Arial" fo:color="#003365" fo:letter-spacing="0.96pt"/>
    </style:style>
    <style:style style:name="T128" style:family="text">
      <style:text-properties fo:letter-spacing="0.06pt" fo:language="pt" fo:country="BR" style:font-name="Arial" style:language-asian="ar" style:country-asian="SA" style:font-name-complex="Arial" style:font-size-complex="11pt" fo:color="#003365" style:font-size-asian="10pt" style:font-name-asian="Arial" fo:font-size="10pt"/>
    </style:style>
    <style:style style:name="T129" style:family="text">
      <style:text-properties style:font-name-complex="Arial" style:language-asian="ar" style:country-asian="SA" fo:color="#003365" fo:font-size="10pt" style:font-name-asian="Arial" style:font-size-complex="11pt" fo:language="pt" fo:country="BR" style:font-size-asian="10pt" fo:letter-spacing="0.06pt" style:font-name="Arial"/>
    </style:style>
    <style:style style:name="T130" style:family="text">
      <style:text-properties style:font-size-complex="11pt" style:font-name-complex="Arial" style:font-name-asian="Arial" style:language-asian="ar" style:country-asian="SA" style:font-size-asian="10pt" fo:language="pt" fo:country="BR" fo:font-size="10pt" fo:color="#003365" style:font-name="Arial" fo:letter-spacing="0.06pt"/>
    </style:style>
    <style:style style:name="T131" style:family="text">
      <style:text-properties style:language-asian="ar" style:country-asian="SA" style:font-name="Arial" fo:letter-spacing="1.11pt" style:font-name-asian="Arial" style:font-size-asian="10pt" fo:language="pt" fo:country="BR" style:font-name-complex="Arial" fo:color="#003365" style:font-size-complex="11pt" fo:font-size="10pt"/>
    </style:style>
    <style:style style:name="T132" style:family="text">
      <style:text-properties style:language-asian="ar" style:country-asian="SA" style:font-name="Arial" style:font-name-asian="Arial" style:font-size-asian="10pt" fo:language="pt" fo:country="BR" style:font-name-complex="Arial" fo:color="#003365" style:font-size-complex="11pt" fo:font-size="10pt" style:text-scale="102%"/>
    </style:style>
    <style:style style:name="T133" style:family="text">
      <style:text-properties style:language-asian="ar" style:country-asian="SA" style:font-name="Arial" style:font-name-asian="Arial" style:font-size-asian="10pt" fo:language="pt" fo:country="BR" style:font-name-complex="Arial" fo:color="#003365" style:font-size-complex="11pt" fo:font-size="10pt" fo:letter-spacing="0.06pt"/>
    </style:style>
    <style:style style:name="T134" style:family="text">
      <style:text-properties fo:language="pt" fo:country="BR" fo:color="#003365" style:font-name-complex="Arial" style:font-size-asian="10pt" style:font-size-complex="11pt" style:font-name="Arial" fo:letter-spacing="0.06pt" fo:font-size="10pt" style:language-asian="ar" style:country-asian="SA" style:font-name-asian="Arial"/>
    </style:style>
    <style:style style:name="T135" style:family="text">
      <style:text-properties style:font-name-complex="Arial" style:font-name-asian="Arial" style:language-asian="ar" style:country-asian="SA" style:font-size-asian="10pt" style:font-size-complex="11pt" fo:language="pt" fo:country="BR" fo:color="#003365" fo:letter-spacing="normal" fo:font-size="10pt" style:font-name="Arial"/>
    </style:style>
    <style:style style:name="T136" style:family="text">
      <style:text-properties style:font-name-complex="Arial" style:font-name-asian="Arial" style:language-asian="ar" style:country-asian="SA" style:font-size-asian="10pt" style:font-size-complex="11pt" fo:language="pt" fo:country="BR" fo:color="#003365" fo:font-size="10pt" style:font-name="Arial" fo:letter-spacing="0.06pt"/>
    </style:style>
    <style:style style:name="T137" style:family="text">
      <style:text-properties style:font-name="Arial" fo:font-size="10pt" fo:letter-spacing="0.96pt" style:font-name-asian="Arial" style:language-asian="ar" style:country-asian="SA" style:font-size-complex="11pt" fo:language="pt" fo:country="BR" fo:color="#003365" style:font-name-complex="Arial" style:font-size-asian="10pt"/>
    </style:style>
    <style:style style:name="T138" style:family="text">
      <style:text-properties style:font-name="Arial" fo:font-size="10pt" style:font-name-asian="Arial" style:language-asian="ar" style:country-asian="SA" style:font-size-complex="11pt" fo:language="pt" fo:country="BR" fo:color="#003365" style:font-name-complex="Arial" style:font-size-asian="10pt" fo:letter-spacing="-0.11pt"/>
    </style:style>
    <style:style style:name="T139" style:family="text">
      <style:text-properties style:font-name="Arial" fo:font-size="10pt" style:font-name-asian="Arial" style:language-asian="ar" style:country-asian="SA" style:font-size-complex="11pt" fo:language="pt" fo:country="BR" fo:color="#003365" style:font-name-complex="Arial" style:font-size-asian="10pt" fo:letter-spacing="0.06pt"/>
    </style:style>
    <style:style style:name="T140" style:family="text">
      <style:text-properties style:font-size-asian="10pt" style:language-asian="ar" style:country-asian="SA" fo:font-size="10pt" style:font-size-complex="11pt" style:font-name-complex="Arial" fo:language="pt" fo:country="BR" fo:letter-spacing="0.85pt" fo:color="#003365" style:font-name="Arial" style:font-name-asian="Arial"/>
    </style:style>
    <style:style style:name="T141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fo:letter-spacing="0.14pt"/>
    </style:style>
    <style:style style:name="T142" style:family="text">
      <style:text-properties fo:font-size="10pt" style:font-size-complex="11pt" style:font-name-asian="Arial" style:font-name-complex="Arial" style:font-size-asian="10pt" fo:color="#003365" style:font-name="Arial" fo:letter-spacing="0.06pt" fo:language="en" fo:country="US" style:language-asian="ar" style:country-asian="SA"/>
    </style:style>
    <style:style style:name="T143" style:family="text">
      <style:text-properties style:font-size-asian="10pt" fo:language="en" fo:country="US" style:font-size-complex="11pt" style:font-name-complex="Arial" fo:letter-spacing="0.06pt" fo:font-size="10pt" style:font-name="Arial" fo:color="#003365" style:language-asian="ar" style:country-asian="SA" style:font-name-asian="Arial"/>
    </style:style>
    <style:style style:name="T144" style:family="text">
      <style:text-properties style:font-name-asian="Arial" style:font-size-asian="10pt" style:font-size-complex="11pt" style:language-asian="ar" style:country-asian="SA" style:font-name-complex="Arial" fo:color="#003365" fo:font-size="10pt" style:font-name="Arial" fo:letter-spacing="0.85pt" fo:language="en" fo:country="US"/>
    </style:style>
    <style:style style:name="T145" style:family="text">
      <style:text-properties fo:font-size="10pt" fo:color="#003365" fo:letter-spacing="0.26pt" fo:language="en" fo:country="US" style:font-name="Arial" style:font-name-complex="Arial" style:language-asian="ar" style:country-asian="SA" style:font-name-asian="Arial" style:font-size-asian="10pt" style:font-size-complex="11pt"/>
    </style:style>
    <style:style style:name="T146" style:family="text">
      <style:text-properties style:font-name="Arial" fo:letter-spacing="0.06pt" style:font-name-asian="Arial" fo:font-size="10pt" style:language-asian="ar" style:country-asian="SA" style:font-size-complex="11pt" fo:color="#003365" style:font-name-complex="Arial" style:font-size-asian="10pt" fo:language="en" fo:country="US"/>
    </style:style>
    <style:style style:name="T147" style:family="text">
      <style:text-properties style:font-name="Arial" style:font-name-asian="Arial" fo:font-size="10pt" style:language-asian="ar" style:country-asian="SA" style:font-size-complex="11pt" fo:color="#003365" style:font-name-complex="Arial" style:font-size-asian="10pt" fo:language="en" fo:country="US" fo:letter-spacing="normal"/>
    </style:style>
    <style:style style:name="T148" style:family="text">
      <style:text-properties style:font-name="Arial" style:font-name-asian="Arial" fo:font-size="10pt" style:language-asian="ar" style:country-asian="SA" style:font-size-complex="11pt" fo:color="#003365" style:font-name-complex="Arial" style:font-size-asian="10pt" fo:language="en" fo:country="US" fo:letter-spacing="0.06pt"/>
    </style:style>
    <style:style style:name="T149" style:family="text">
      <style:text-properties style:font-name-complex="Arial" fo:color="#003365" style:font-name="Arial" style:font-name-asian="Arial" style:language-asian="ar" style:country-asian="SA" fo:language="en" fo:country="US" fo:letter-spacing="0.74pt" fo:font-size="10pt" style:font-size-asian="10pt" style:font-size-complex="11pt"/>
    </style:style>
    <style:style style:name="T150" style:family="text">
      <style:text-properties style:font-name-complex="Arial" fo:color="#003365" style:font-name="Arial" style:font-name-asian="Arial" style:language-asian="ar" style:country-asian="SA" fo:language="en" fo:country="US" fo:font-size="10pt" style:font-size-asian="10pt" style:font-size-complex="11pt" style:text-scale="102%"/>
    </style:style>
    <style:style style:name="T151" style:family="text">
      <style:text-properties style:font-size-asian="10pt" style:font-size-complex="11pt" fo:color="#003365" style:font-name="Arial" fo:font-size="10pt" style:font-weight-asian="bold" style:font-weight-complex="bold" style:font-name-asian="Arial" style:font-name-complex="Arial" fo:font-weight="bold" fo:language="pt" fo:country="BR" style:language-asian="ar" style:country-asian="SA"/>
    </style:style>
    <style:style style:name="T152" style:family="text">
      <style:text-properties style:font-size-asian="10pt" style:font-size-complex="11pt" fo:color="#003365" style:font-name="Arial" fo:font-size="10pt" style:font-weight-asian="bold" style:font-weight-complex="bold" style:font-name-asian="Arial" style:font-name-complex="Arial" fo:font-weight="bold" fo:language="pt" fo:country="BR" style:language-asian="ar" style:country-asian="SA" fo:letter-spacing="0.06pt"/>
    </style:style>
    <style:style style:name="T153" style:family="text">
      <style:text-properties style:font-size-asian="10pt" style:font-size-complex="11pt" fo:color="#003365" style:font-name="Arial" fo:font-size="10pt" style:font-weight-asian="bold" style:font-weight-complex="bold" style:font-name-asian="Arial" style:font-name-complex="Arial" fo:font-weight="bold" fo:language="pt" fo:country="BR" style:language-asian="ar" style:country-asian="SA" fo:letter-spacing="-0.11pt"/>
    </style:style>
    <style:style style:name="T154" style:family="text">
      <style:text-properties style:font-size-asian="10pt" style:font-size-complex="11pt" fo:color="#003365" style:font-name="Arial" fo:font-size="10pt" style:font-weight-asian="bold" style:font-weight-complex="bold" style:font-name-asian="Arial" style:font-name-complex="Arial" fo:font-weight="bold" fo:language="pt" fo:country="BR" style:language-asian="ar" style:country-asian="SA" fo:letter-spacing="0.74pt"/>
    </style:style>
    <style:style style:name="T155" style:family="text">
      <style:text-properties fo:letter-spacing="0.06pt" fo:font-size="10pt" fo:language="pt" fo:country="BR" style:font-name="Arial" fo:color="#003365" style:font-size-asian="10pt" style:font-size-complex="11pt" style:language-asian="ar" style:country-asian="SA" style:font-name-asian="Arial" style:font-name-complex="Arial"/>
    </style:style>
    <style:style style:name="T156" style:family="text">
      <style:text-properties fo:letter-spacing="0.06pt" style:font-name="Arial" fo:font-size="10pt" style:font-size-complex="11pt" fo:language="pt" fo:country="BR" fo:color="#003365" style:font-name-asian="Arial" style:language-asian="ar" style:country-asian="SA" style:font-name-complex="Arial" style:font-size-asian="10pt"/>
    </style:style>
    <style:style style:name="T157" style:family="text">
      <style:text-properties fo:color="#003365" fo:letter-spacing="0.91pt" style:font-name="Arial" fo:font-size="10pt" fo:language="pt" fo:country="BR" style:font-size-asian="10pt" style:font-size-complex="11pt" style:font-name-complex="Arial" style:font-name-asian="Arial" style:language-asian="ar" style:country-asian="SA"/>
    </style:style>
    <style:style style:name="T158" style:family="text">
      <style:text-properties fo:color="#003365" fo:font-size="10pt" fo:language="pt" fo:country="BR" style:font-size-complex="11pt" fo:letter-spacing="0.96pt" style:font-size-asian="10pt" style:font-name-complex="Arial" style:font-name-asian="Arial" style:font-name="Arial" style:language-asian="ar" style:country-asian="SA"/>
    </style:style>
    <style:style style:name="T159" style:family="text">
      <style:text-properties fo:language="pt" fo:country="BR" style:font-size-complex="11pt" style:font-name-complex="Arial" style:font-size-asian="10pt" fo:color="#003365" style:font-name="Arial" style:language-asian="ar" style:country-asian="SA" style:font-name-asian="Arial" fo:font-size="10pt" fo:letter-spacing="0.2pt"/>
    </style:style>
    <style:style style:name="T160" style:family="text">
      <style:text-properties fo:language="pt" fo:country="BR" style:font-size-complex="11pt" style:font-name-complex="Arial" style:font-size-asian="10pt" fo:color="#003365" style:font-name="Arial" style:language-asian="ar" style:country-asian="SA" style:font-name-asian="Arial" fo:font-size="10pt" fo:letter-spacing="normal"/>
    </style:style>
    <style:style style:name="T161" style:family="text">
      <style:text-properties fo:language="pt" fo:country="BR" style:font-size-complex="11pt" style:font-name-complex="Arial" style:font-size-asian="10pt" fo:color="#003365" style:font-name="Arial" style:language-asian="ar" style:country-asian="SA" style:font-name-asian="Arial" fo:font-size="10pt" fo:letter-spacing="0.06pt"/>
    </style:style>
    <style:style style:name="T162" style:family="text">
      <style:text-properties fo:letter-spacing="0.06pt" fo:color="#003365" fo:language="pt" fo:country="BR" fo:font-size="10pt" style:font-name="Arial" style:font-name-asian="Arial" style:font-size-complex="11pt" style:font-size-asian="10pt" style:language-asian="ar" style:country-asian="SA" style:font-name-complex="Arial"/>
    </style:style>
    <style:style style:name="T163" style:family="text">
      <style:text-properties fo:color="#003365" fo:letter-spacing="0.06pt" style:font-name="Arial" fo:language="pt" fo:country="BR" fo:font-size="10pt" style:language-asian="ar" style:country-asian="SA" style:font-name-asian="Arial" style:font-size-complex="11pt" style:font-size-asian="10pt" style:font-name-complex="Arial"/>
    </style:style>
    <style:style style:name="T164" style:family="text">
      <style:text-properties fo:color="#003365" style:font-name="Arial" fo:font-size="10pt" fo:letter-spacing="0.91pt" fo:language="pt" fo:country="BR" style:language-asian="ar" style:country-asian="SA" style:font-name-asian="Arial" style:font-name-complex="Arial" style:font-size-asian="10pt" style:font-size-complex="11pt"/>
    </style:style>
    <style:style style:name="T165" style:family="text">
      <style:text-properties fo:color="#003365" style:font-name="Arial" fo:font-size="10pt" fo:language="pt" fo:country="BR" style:language-asian="ar" style:country-asian="SA" style:font-name-asian="Arial" style:font-name-complex="Arial" style:font-size-asian="10pt" style:font-size-complex="11pt" fo:letter-spacing="0.06pt"/>
    </style:style>
    <style:style style:name="T166" style:family="text">
      <style:text-properties style:font-name-complex="Arial" style:language-asian="ar" style:country-asian="SA" style:font-name-asian="Arial" fo:color="#003365" style:font-name="Arial" style:font-size-asian="10pt" style:font-size-complex="11pt" fo:language="pt" fo:country="BR" fo:letter-spacing="0.26pt" fo:font-size="10pt"/>
    </style:style>
    <style:style style:name="T167" style:family="text">
      <style:text-properties fo:color="#003365" fo:letter-spacing="0.06pt" fo:language="pt" fo:country="BR" style:font-size-complex="11pt" style:font-size-asian="10pt" fo:font-size="10pt" style:font-name="Arial" style:language-asian="ar" style:country-asian="SA" style:font-name-asian="Arial" style:font-name-complex="Arial"/>
    </style:style>
    <style:style style:name="T168" style:family="text">
      <style:text-properties style:font-size-complex="11pt" style:font-size-asian="10pt" style:font-name-complex="Arial" fo:color="#003365" fo:language="pt" fo:country="BR" style:language-asian="ar" style:country-asian="SA" style:font-name-asian="Arial" fo:letter-spacing="0.71pt" fo:font-size="10pt" style:font-name="Arial"/>
    </style:style>
    <style:style style:name="T169" style:family="text">
      <style:text-properties style:font-size-complex="11pt" style:font-size-asian="10pt" style:font-name-complex="Arial" fo:color="#003365" fo:language="pt" fo:country="BR" style:language-asian="ar" style:country-asian="SA" style:font-name-asian="Arial" fo:font-size="10pt" style:font-name="Arial" style:text-scale="102%" fo:letter-spacing="normal"/>
    </style:style>
    <style:style style:name="T170" style:family="text">
      <style:text-properties style:font-size-complex="11pt" style:font-size-asian="10pt" style:font-name-complex="Arial" fo:color="#003365" fo:language="pt" fo:country="BR" style:language-asian="ar" style:country-asian="SA" style:font-name-asian="Arial" fo:font-size="10pt" style:font-name="Arial" style:text-scale="102%"/>
    </style:style>
    <style:style style:name="T171" style:family="text">
      <style:text-properties style:font-size-complex="11pt" style:font-size-asian="10pt" style:font-name-complex="Arial" fo:color="#003365" fo:language="pt" fo:country="BR" style:language-asian="ar" style:country-asian="SA" style:font-name-asian="Arial" fo:font-size="10pt" style:font-name="Arial" style:text-scale="102%" fo:letter-spacing="0.06pt"/>
    </style:style>
    <style:style style:name="T172" style:family="text">
      <style:text-properties style:font-name-complex="Arial" fo:letter-spacing="-0.11pt" style:font-size-complex="11pt" fo:color="#003365" fo:language="pt" fo:country="BR" fo:font-size="10pt" style:font-size-asian="10pt" style:font-name-asian="Arial" style:language-asian="ar" style:country-asian="SA" style:font-name="Arial"/>
    </style:style>
    <style:style style:name="T173" style:family="text">
      <style:text-properties style:font-name-complex="Arial" style:font-size-complex="11pt" fo:color="#003365" fo:language="pt" fo:country="BR" fo:font-size="10pt" style:font-size-asian="10pt" style:font-name-asian="Arial" style:language-asian="ar" style:country-asian="SA" style:font-name="Arial" fo:letter-spacing="0.06pt"/>
    </style:style>
    <style:style style:name="T174" style:family="text">
      <style:text-properties style:font-size-complex="11pt" style:font-size-asian="10pt" fo:font-size="10pt" fo:letter-spacing="1.11pt" fo:language="pt" fo:country="BR" style:language-asian="ar" style:country-asian="SA" style:font-name-asian="Arial" fo:color="#003365" style:font-name-complex="Arial" style:font-name="Arial"/>
    </style:style>
    <style:style style:name="T175" style:family="text">
      <style:text-properties style:font-size-complex="11pt" style:font-size-asian="10pt" fo:font-size="10pt" fo:language="pt" fo:country="BR" style:language-asian="ar" style:country-asian="SA" style:font-name-asian="Arial" fo:color="#003365" style:font-name-complex="Arial" style:font-name="Arial" fo:letter-spacing="0.06pt"/>
    </style:style>
    <style:style style:name="T176" style:family="text">
      <style:text-properties style:language-asian="ar" style:country-asian="SA" style:font-name-asian="Arial" style:font-size-asian="10pt" style:font-name-complex="Arial" fo:color="#003365" style:font-size-complex="11pt" fo:letter-spacing="0.26pt" fo:font-size="10pt" style:font-name="Arial" fo:language="pt" fo:country="BR"/>
    </style:style>
    <style:style style:name="T177" style:family="text">
      <style:text-properties style:language-asian="ar" style:country-asian="SA" style:font-name-asian="Arial" style:font-size-asian="10pt" style:font-name-complex="Arial" fo:color="#003365" style:font-size-complex="11pt" fo:font-size="10pt" style:font-name="Arial" fo:language="pt" fo:country="BR" fo:letter-spacing="normal"/>
    </style:style>
    <style:style style:name="T178" style:family="text">
      <style:text-properties style:language-asian="ar" style:country-asian="SA" style:font-name-asian="Arial" style:font-size-asian="10pt" style:font-name-complex="Arial" fo:color="#003365" style:font-size-complex="11pt" fo:font-size="10pt" style:font-name="Arial" fo:language="pt" fo:country="BR" fo:letter-spacing="0.06pt"/>
    </style:style>
    <style:style style:name="T179" style:family="text">
      <style:text-properties style:font-name-asian="Arial" fo:color="#003365" style:font-name="Arial" fo:font-size="10pt" fo:letter-spacing="0.06pt" style:language-asian="ar" style:country-asian="SA" style:font-name-complex="Arial" style:font-size-asian="10pt" style:font-size-complex="11pt" fo:language="pt" fo:country="BR"/>
    </style:style>
    <style:style style:name="T180" style:family="text">
      <style:text-properties fo:font-size="10pt" style:language-asian="ar" style:country-asian="SA" style:font-name="Arial" style:font-size-complex="11pt" fo:letter-spacing="0.91pt" style:font-name-asian="Arial" style:font-name-complex="Arial" fo:color="#003365" style:font-size-asian="10pt" fo:language="pt" fo:country="BR"/>
    </style:style>
    <style:style style:name="T181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fo:letter-spacing="0.2pt"/>
    </style:style>
    <style:style style:name="T182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style:text-scale="102%" fo:letter-spacing="-0.11pt"/>
    </style:style>
    <style:style style:name="T183" style:family="text">
      <style:text-properties fo:language="pt" fo:country="BR" fo:letter-spacing="normal" fo:font-size="10pt" style:language-asian="ar" style:country-asian="SA" style:font-name="Arial" fo:color="#003365" style:font-size-complex="11pt" style:font-size-asian="10pt" style:font-name-complex="Arial" style:font-name-asian="Arial"/>
    </style:style>
    <style:style style:name="T184" style:family="text">
      <style:text-properties style:font-name-complex="Arial" style:font-name="Arial" fo:font-size="10pt" style:font-name-asian="Arial" style:language-asian="ar" style:country-asian="SA" fo:color="#003365" fo:language="pt" fo:country="BR" fo:letter-spacing="0.85pt" style:font-size-asian="10pt" style:font-size-complex="11pt"/>
    </style:style>
    <style:style style:name="T185" style:family="text">
      <style:text-properties style:font-name-complex="Arial" style:font-size-asian="10pt" style:font-name-asian="Arial" style:font-size-complex="11pt" fo:color="#003365" fo:font-size="10pt" style:font-name="Arial" style:language-asian="ar" style:country-asian="SA" fo:language="pt" fo:country="BR" fo:letter-spacing="0.2pt"/>
    </style:style>
    <style:style style:name="T186" style:family="text">
      <style:text-properties fo:color="#003365" style:font-name="Arial" fo:font-size="10pt" fo:letter-spacing="normal" fo:language="pt" fo:country="BR" style:language-asian="ar" style:country-asian="SA" style:font-name-asian="Arial" style:font-name-complex="Arial" style:font-size-asian="10pt" style:font-size-complex="11pt"/>
    </style:style>
    <style:style style:name="T187" style:family="text">
      <style:text-properties fo:color="#003365" style:font-name="Arial" fo:font-size="10pt" fo:letter-spacing="0.71pt" fo:language="pt" fo:country="BR" style:language-asian="ar" style:country-asian="SA" style:font-name-asian="Arial" style:font-name-complex="Arial" style:font-size-asian="10pt" style:font-size-complex="11pt"/>
    </style:style>
    <style:style style:name="T188" style:family="text">
      <style:text-properties style:font-size-asian="10pt" style:font-name-complex="Arial" fo:language="pt" fo:country="BR" fo:letter-spacing="0.06pt" style:font-size-complex="11pt" style:language-asian="ar" style:country-asian="SA" style:font-name-asian="Arial" fo:font-size="10pt" style:font-name="Arial" fo:color="#003365"/>
    </style:style>
    <style:style style:name="T189" style:family="text">
      <style:text-properties style:font-name-complex="Arial" style:font-name-asian="Arial" style:font-size-complex="11pt" style:font-size-asian="10pt" style:language-asian="ar" style:country-asian="SA" fo:color="#003365" fo:font-size="10pt" style:font-name="Arial" fo:language="pt" fo:country="BR" fo:letter-spacing="normal"/>
    </style:style>
    <style:style style:name="T190" style:family="text">
      <style:text-properties fo:color="#003365" style:font-size-complex="11pt" style:font-size-asian="10pt" style:font-name-complex="Arial" style:font-name-asian="Arial" style:language-asian="ar" style:country-asian="SA" fo:language="pt" fo:country="BR" fo:letter-spacing="0.71pt" fo:font-size="10pt" style:font-name="Arial"/>
    </style:style>
    <style:style style:name="T191" style:family="text">
      <style:text-properties fo:font-size="10pt" style:font-name-complex="Arial" style:font-name-asian="Arial" fo:language="pt" fo:country="BR" style:font-size-complex="11pt" style:language-asian="ar" style:country-asian="SA" style:font-size-asian="10pt" fo:letter-spacing="0.14pt" style:font-name="Arial" fo:color="#003365"/>
    </style:style>
    <style:style style:name="T192" style:family="text">
      <style:text-properties style:font-size-complex="11pt" style:font-name-asian="Arial" style:language-asian="ar" style:country-asian="SA" style:font-name-complex="Arial" style:font-size-asian="10pt" fo:font-size="10pt" fo:color="#003365" fo:language="pt" fo:country="BR" fo:letter-spacing="-0.11pt" style:font-name="Arial"/>
    </style:style>
    <style:style style:name="T193" style:family="text">
      <style:text-properties fo:language="pt" fo:country="BR" style:font-size-complex="11pt" style:font-size-asian="10pt" style:font-name-complex="Arial" style:font-name-asian="Arial" style:language-asian="ar" style:country-asian="SA" fo:letter-spacing="0.85pt" fo:font-size="10pt" style:font-name="Arial" fo:color="#003365"/>
    </style:style>
    <style:style style:name="T194" style:family="text">
      <style:text-properties fo:language="pt" fo:country="BR" style:font-size-complex="11pt" style:font-size-asian="10pt" style:font-name-complex="Arial" style:font-name-asian="Arial" style:language-asian="ar" style:country-asian="SA" fo:font-size="10pt" style:font-name="Arial" fo:color="#003365" fo:font-style="italic" style:font-style-asian="italic" style:font-style-complex="italic"/>
    </style:style>
    <style:style style:name="T195" style:family="text">
      <style:text-properties fo:language="pt" fo:country="BR" style:font-size-complex="11pt" style:font-size-asian="10pt" style:font-name-complex="Arial" style:font-name-asian="Arial" style:language-asian="ar" style:country-asian="SA" fo:font-size="10pt" style:font-name="Arial" fo:color="#003365" fo:font-style="italic" style:font-style-asian="italic" style:font-style-complex="italic" fo:letter-spacing="normal"/>
    </style:style>
    <style:style style:name="T196" style:family="text">
      <style:text-properties fo:language="pt" fo:country="BR" style:font-size-complex="11pt" style:font-size-asian="10pt" style:font-name-complex="Arial" style:font-name-asian="Arial" style:language-asian="ar" style:country-asian="SA" fo:font-size="10pt" style:font-name="Arial" fo:color="#003365" fo:font-style="italic" style:font-style-asian="italic" style:font-style-complex="italic" fo:letter-spacing="0.65pt"/>
    </style:style>
    <style:style style:name="T197" style:family="text">
      <style:text-properties fo:language="en" fo:country="US" style:font-name="Arial" fo:color="#003365" style:font-name-asian="Arial" style:font-size-complex="11pt" style:font-size-asian="10pt" style:font-name-complex="Arial" fo:letter-spacing="0.06pt" fo:font-size="10pt" style:language-asian="ar" style:country-asian="SA"/>
    </style:style>
    <style:style style:name="T198" style:family="text">
      <style:text-properties fo:language="en" fo:country="US" fo:color="#003365" style:font-name-asian="Arial" style:font-name="Arial" fo:font-size="10pt" fo:letter-spacing="0.06pt" style:font-name-complex="Arial" style:font-size-asian="10pt" style:font-size-complex="11pt" style:language-asian="ar" style:country-asian="SA"/>
    </style:style>
    <style:style style:name="T199" style:family="text">
      <style:text-properties fo:letter-spacing="0.85pt" fo:font-size="10pt" fo:color="#003365" style:font-name="Arial" fo:language="en" fo:country="US" style:language-asian="ar" style:country-asian="SA" style:font-size-asian="10pt" style:font-name-asian="Arial" style:font-size-complex="11pt" style:font-name-complex="Arial"/>
    </style:style>
    <style:style style:name="T200" style:family="text">
      <style:text-properties fo:font-size="10pt" style:font-name="Arial" fo:color="#003365" fo:letter-spacing="-0.11pt" fo:language="en" fo:country="US" style:font-name-asian="Arial" style:font-size-complex="11pt" style:font-size-asian="10pt" style:font-name-complex="Arial" style:language-asian="ar" style:country-asian="SA"/>
    </style:style>
    <style:style style:name="T201" style:family="text">
      <style:text-properties style:font-name-complex="Arial" fo:color="#003365" fo:language="en" fo:country="US" style:font-name="Arial" fo:font-size="10pt" style:language-asian="ar" style:country-asian="SA" style:font-size-asian="10pt" style:font-size-complex="11pt" style:font-name-asian="Arial" fo:letter-spacing="0.71pt"/>
    </style:style>
    <style:style style:name="T202" style:family="text">
      <style:text-properties style:font-name-complex="Arial" fo:color="#003365" fo:language="en" fo:country="US" style:font-name="Arial" fo:font-size="10pt" style:language-asian="ar" style:country-asian="SA" style:font-size-asian="10pt" style:font-size-complex="11pt" style:font-name-asian="Arial" style:text-scale="102%" fo:font-style="italic" style:font-style-asian="italic" style:font-style-complex="italic"/>
    </style:style>
    <style:style style:name="T203" style:family="text">
      <style:text-properties style:font-name-complex="Arial" fo:color="#003365" fo:language="en" fo:country="US" style:font-name="Arial" fo:font-size="10pt" style:language-asian="ar" style:country-asian="SA" style:font-size-asian="10pt" style:font-size-complex="11pt" style:font-name-asian="Arial" style:text-scale="102%" fo:font-style="italic" style:font-style-asian="italic" style:font-style-complex="italic" fo:letter-spacing="0.06pt"/>
    </style:style>
    <style:style style:name="T204" style:family="text">
      <style:text-properties fo:font-size="10pt" fo:letter-spacing="0.06pt" fo:language="pt" fo:country="BR" style:font-name-complex="Arial" style:font-size-asian="10pt" style:font-size-complex="11pt" style:font-name-asian="Arial" fo:color="#003365" style:font-name="Arial" style:language-asian="ar" style:country-asian="SA"/>
    </style:style>
    <style:style style:name="T205" style:family="text">
      <style:text-properties style:font-name-asian="Arial" style:language-asian="ar" style:country-asian="SA" fo:color="#003365" style:font-size-asian="10pt" style:font-name-complex="Arial" fo:font-size="10pt" style:font-name="Arial" fo:language="pt" fo:country="BR" style:font-size-complex="11pt" fo:letter-spacing="0.06pt"/>
    </style:style>
    <style:style style:name="T206" style:family="text">
      <style:text-properties style:font-size-complex="11pt" style:language-asian="ar" style:country-asian="SA" fo:color="#003365" style:font-size-asian="10pt" fo:letter-spacing="0.96pt" style:font-name-asian="Arial" fo:font-size="10pt" style:font-name="Arial" style:font-name-complex="Arial" fo:language="pt" fo:country="BR"/>
    </style:style>
    <style:style style:name="T207" style:family="text">
      <style:text-properties style:font-size-asian="10pt" fo:color="#003365" fo:font-size="10pt" style:font-name-complex="Arial" style:font-size-complex="11pt" style:font-name-asian="Arial" style:font-name="Arial" style:language-asian="ar" style:country-asian="SA" fo:letter-spacing="0.06pt" fo:language="pt" fo:country="BR"/>
    </style:style>
    <style:style style:name="T208" style:family="text">
      <style:text-properties style:font-size-asian="10pt" style:font-name-complex="Arial" style:font-name-asian="Arial" style:font-size-complex="11pt" fo:language="pt" fo:country="BR" fo:font-size="10pt" style:language-asian="ar" style:country-asian="SA" style:font-name="Arial" fo:letter-spacing="normal" fo:color="#003365"/>
    </style:style>
    <style:style style:name="T209" style:family="text">
      <style:text-properties style:font-size-asian="10pt" style:font-name-complex="Arial" style:font-name-asian="Arial" style:font-size-complex="11pt" fo:language="pt" fo:country="BR" fo:font-size="10pt" style:language-asian="ar" style:country-asian="SA" style:font-name="Arial" fo:color="#003365" fo:letter-spacing="0.06pt"/>
    </style:style>
    <style:style style:name="T210" style:family="text">
      <style:text-properties style:font-name-asian="Arial" fo:font-size="10pt" style:font-name-complex="Arial" style:language-asian="ar" style:country-asian="SA" style:font-name="Arial" style:font-size-asian="10pt" fo:language="pt" fo:country="BR" style:font-size-complex="11pt" fo:letter-spacing="0.74pt" fo:color="#003365"/>
    </style:style>
    <style:style style:name="T211" style:family="text">
      <style:text-properties style:font-name-asian="Arial" fo:font-size="10pt" style:font-name-complex="Arial" style:language-asian="ar" style:country-asian="SA" style:font-name="Arial" style:font-size-asian="10pt" fo:language="pt" fo:country="BR" style:font-size-complex="11pt" fo:color="#003365" fo:font-style="italic" style:font-style-asian="italic" style:font-style-complex="italic"/>
    </style:style>
    <style:style style:name="T212" style:family="text">
      <style:text-properties style:font-name-asian="Arial" fo:font-size="10pt" style:font-name-complex="Arial" style:language-asian="ar" style:country-asian="SA" style:font-name="Arial" style:font-size-asian="10pt" fo:language="pt" fo:country="BR" style:font-size-complex="11pt" fo:color="#003365" fo:font-style="italic" style:font-style-asian="italic" style:font-style-complex="italic" fo:letter-spacing="0.54pt"/>
    </style:style>
    <style:style style:name="T213" style:family="text">
      <style:text-properties style:font-size-complex="11pt" style:font-size-asian="10pt" style:font-name-complex="Arial" fo:font-size="10pt" fo:letter-spacing="0.14pt" fo:language="pt" fo:country="BR" style:language-asian="ar" style:country-asian="SA" style:font-name-asian="Arial" style:font-name="Arial" fo:color="#003365"/>
    </style:style>
    <style:style style:name="T214" style:family="text">
      <style:text-properties style:font-size-complex="11pt" style:font-size-asian="10pt" style:font-name-complex="Arial" fo:font-size="10pt" fo:language="pt" fo:country="BR" style:language-asian="ar" style:country-asian="SA" style:font-name-asian="Arial" style:font-name="Arial" fo:color="#003365" style:text-scale="102%" fo:font-style="italic" style:font-style-asian="italic" style:font-style-complex="italic"/>
    </style:style>
    <style:style style:name="T215" style:family="text">
      <style:text-properties style:font-size-complex="11pt" style:font-size-asian="10pt" style:font-name-complex="Arial" fo:font-size="10pt" fo:language="pt" fo:country="BR" style:language-asian="ar" style:country-asian="SA" style:font-name-asian="Arial" style:font-name="Arial" fo:color="#003365" style:text-scale="102%" fo:font-style="italic" style:font-style-asian="italic" style:font-style-complex="italic" fo:letter-spacing="0.06pt"/>
    </style:style>
    <style:style style:name="T216" style:family="text">
      <style:text-properties style:font-size-asian="10pt" fo:font-weight="bold" style:text-scale="102%" fo:font-size="10pt" fo:color="#003365" style:font-name-asian="Arial" fo:language="pt" fo:country="BR" style:language-asian="ar" style:country-asian="SA" style:font-name-complex="Arial" style:font-name="Arial" style:font-weight-complex="bold" style:font-weight-asian="bold" style:font-size-complex="11pt"/>
    </style:style>
    <style:style style:name="T217" style:family="text">
      <style:text-properties style:font-size-asian="10pt" fo:font-weight="bold" style:text-scale="102%" fo:font-size="10pt" fo:color="#003365" style:font-name-asian="Arial" fo:language="pt" fo:country="BR" style:language-asian="ar" style:country-asian="SA" style:font-name-complex="Arial" style:font-name="Arial" style:font-weight-complex="bold" style:font-weight-asian="bold" style:font-size-complex="11pt" fo:letter-spacing="0.06pt"/>
    </style:style>
    <style:style style:name="T218" style:family="text">
      <style:text-properties style:font-size-asian="10pt" style:text-scale="102%" fo:font-size="10pt" fo:color="#003365" style:font-name-asian="Arial" fo:language="pt" fo:country="BR" style:language-asian="ar" style:country-asian="SA" style:font-name-complex="Arial" style:font-name="Arial" style:font-size-complex="11pt"/>
    </style:style>
    <style:style style:name="T219" style:family="text">
      <style:text-properties style:font-size-asian="10pt" style:text-scale="102%" fo:font-size="10pt" fo:color="#003365" style:font-name-asian="Arial" fo:language="pt" fo:country="BR" style:language-asian="ar" style:country-asian="SA" style:font-name-complex="Arial" style:font-name="Arial" style:font-size-complex="11pt" fo:letter-spacing="normal"/>
    </style:style>
    <style:style style:name="T220" style:family="text">
      <style:text-properties style:font-size-asian="10pt" style:text-scale="102%" fo:font-size="10pt" fo:color="#003365" style:font-name-asian="Arial" fo:language="pt" fo:country="BR" style:language-asian="ar" style:country-asian="SA" style:font-name-complex="Arial" style:font-name="Arial" style:font-size-complex="11pt" fo:letter-spacing="0.06pt"/>
    </style:style>
    <style:style style:name="T221" style:family="text">
      <style:text-properties style:font-size-asian="10pt" style:text-scale="102%" fo:font-size="10pt" fo:color="#003365" style:font-name-asian="Arial" fo:language="pt" fo:country="BR" style:language-asian="ar" style:country-asian="SA" style:font-name-complex="Arial" style:font-name="Arial" style:font-size-complex="11pt" fo:letter-spacing="-0.11pt"/>
    </style:style>
    <style:style style:name="T222" style:family="text">
      <style:text-properties style:font-size-asian="10pt" style:text-scale="102%" fo:font-size="10pt" fo:color="#003365" style:font-name-asian="Arial" fo:language="pt" fo:country="BR" style:language-asian="ar" style:country-asian="SA" style:font-name-complex="Arial" style:font-name="Arial" style:font-size-complex="11pt" fo:font-style="italic" style:font-style-asian="italic" style:font-style-complex="italic"/>
    </style:style>
    <style:style style:name="T223" style:family="text">
      <style:text-properties style:font-size-asian="10pt" fo:font-size="10pt" fo:color="#003365" style:font-name-asian="Arial" fo:language="pt" fo:country="BR" style:language-asian="ar" style:country-asian="SA" style:font-name-complex="Arial" style:font-name="Arial" style:font-size-complex="11pt" fo:font-style="italic" style:font-style-asian="italic" style:font-style-complex="italic" fo:letter-spacing="0.06pt"/>
    </style:style>
    <style:style style:name="T224" style:family="text">
      <style:text-properties style:font-size-asian="10pt" fo:font-size="10pt" fo:color="#003365" style:font-name-asian="Arial" fo:language="pt" fo:country="BR" style:language-asian="ar" style:country-asian="SA" style:font-name-complex="Arial" style:font-name="Arial" style:font-size-complex="11pt" fo:font-style="italic" style:font-style-asian="italic" style:font-style-complex="italic" style:text-scale="102%"/>
    </style:style>
    <style:style style:name="T225" style:family="text">
      <style:text-properties style:font-size-asian="10pt" fo:font-size="10pt" fo:color="#003365" style:font-name-asian="Arial" fo:language="pt" fo:country="BR" style:language-asian="ar" style:country-asian="SA" style:font-name-complex="Arial" style:font-name="Arial" style:font-size-complex="11pt" fo:font-style="italic" style:font-style-asian="italic" style:font-style-complex="italic" style:text-scale="102%" fo:letter-spacing="-0.11pt"/>
    </style:style>
    <style:style style:name="T226" style:family="text">
      <style:text-properties style:font-size-asian="10pt" fo:font-size="10pt" fo:color="#003365" style:font-name-asian="Arial" fo:language="pt" fo:country="BR" style:language-asian="ar" style:country-asian="SA" style:font-name-complex="Arial" style:font-name="Arial" style:font-size-complex="11pt" fo:font-style="italic" style:font-style-asian="italic" style:font-style-complex="italic"/>
    </style:style>
    <style:style style:name="T227" style:family="text">
      <style:text-properties style:font-name-asian="Arial" fo:language="pt" fo:country="BR" fo:color="#003365" style:language-asian="ar" style:country-asian="SA" style:font-size-complex="11pt" style:font-size-asian="10pt" fo:font-size="10pt" style:font-name="Arial" style:font-name-complex="Arial" fo:letter-spacing="0.06pt"/>
    </style:style>
    <style:style style:name="T228" style:family="text">
      <style:text-properties style:font-size-complex="11pt" fo:font-size="10pt" fo:color="#003365" style:font-size-asian="10pt" fo:letter-spacing="0.96pt" style:font-name-asian="Arial" style:font-name-complex="Arial" style:font-name="Arial" style:language-asian="ar" style:country-asian="SA" fo:language="pt" fo:country="BR"/>
    </style:style>
    <style:style style:name="T229" style:family="text">
      <style:text-properties style:font-name-complex="Arial" fo:color="#003365" fo:font-size="10pt" style:font-size-complex="11pt" style:font-size-asian="10pt" style:font-name-asian="Arial" fo:letter-spacing="0.06pt" fo:language="pt" fo:country="BR" style:font-name="Arial" style:language-asian="ar" style:country-asian="SA"/>
    </style:style>
    <style:style style:name="T230" style:family="text">
      <style:text-properties style:language-asian="ar" style:country-asian="SA" style:font-name="Arial" style:font-size-asian="10pt" style:font-name-asian="Arial" style:font-name-complex="Arial" style:font-size-complex="11pt" fo:color="#003365" fo:letter-spacing="normal" fo:font-size="10pt" fo:language="pt" fo:country="BR"/>
    </style:style>
    <style:style style:name="T231" style:family="text">
      <style:text-properties style:language-asian="ar" style:country-asian="SA" style:font-name="Arial" style:font-size-asian="10pt" style:font-name-asian="Arial" style:font-name-complex="Arial" style:font-size-complex="11pt" fo:color="#003365" fo:font-size="10pt" fo:language="pt" fo:country="BR" fo:letter-spacing="0.06pt"/>
    </style:style>
    <style:style style:name="T232" style:family="text">
      <style:text-properties style:font-name="Arial" style:font-name-complex="Arial" fo:font-size="10pt" style:font-size-complex="11pt" fo:language="pt" fo:country="BR" style:language-asian="ar" style:country-asian="SA" style:font-name-asian="Arial" fo:color="#003365" fo:letter-spacing="0.74pt" style:font-size-asian="10pt"/>
    </style:style>
    <style:style style:name="T233" style:family="text">
      <style:text-properties style:font-name="Arial" style:font-name-complex="Arial" fo:font-size="10pt" style:font-size-complex="11pt" fo:language="pt" fo:country="BR" style:language-asian="ar" style:country-asian="SA" style:font-name-asian="Arial" fo:color="#003365" style:font-size-asian="10pt" style:font-style-complex="italic" style:font-style-asian="italic" fo:font-style="italic"/>
    </style:style>
    <style:style style:name="T234" style:family="text">
      <style:text-properties style:font-name="Arial" style:font-name-complex="Arial" fo:font-size="10pt" style:font-size-complex="11pt" fo:language="pt" fo:country="BR" style:language-asian="ar" style:country-asian="SA" style:font-name-asian="Arial" fo:color="#003365" style:font-size-asian="10pt" style:font-style-complex="italic" style:font-style-asian="italic" fo:font-style="italic" fo:letter-spacing="0.54pt"/>
    </style:style>
    <style:style style:name="T235" style:family="text">
      <style:text-properties style:font-name-complex="Arial" fo:letter-spacing="0.14pt" style:font-size-asian="10pt" fo:font-size="10pt" fo:language="pt" fo:country="BR" style:language-asian="ar" style:country-asian="SA" style:font-name="Arial" style:font-name-asian="Arial" fo:color="#003365" style:font-size-complex="11pt"/>
    </style:style>
    <style:style style:name="T236" style:family="text">
      <style:text-properties style:font-name-complex="Arial" style:font-size-asian="10pt" fo:font-size="10pt" fo:language="pt" fo:country="BR" style:language-asian="ar" style:country-asian="SA" style:font-name="Arial" style:font-name-asian="Arial" fo:color="#003365" style:font-size-complex="11pt" fo:font-style="italic" style:font-style-asian="italic" style:font-style-complex="italic"/>
    </style:style>
    <style:style style:name="T237" style:family="text">
      <style:text-properties style:font-name-complex="Arial" style:font-size-asian="10pt" fo:font-size="10pt" fo:language="pt" fo:country="BR" style:language-asian="ar" style:country-asian="SA" style:font-name="Arial" style:font-name-asian="Arial" fo:color="#003365" style:font-size-complex="11pt" fo:font-style="italic" style:font-style-asian="italic" style:font-style-complex="italic" fo:letter-spacing="0.06pt"/>
    </style:style>
    <style:style style:name="T238" style:family="text">
      <style:text-properties style:font-name-complex="Arial" style:font-size-asian="10pt" fo:font-size="10pt" fo:language="pt" fo:country="BR" style:language-asian="ar" style:country-asian="SA" style:font-name="Arial" style:font-name-asian="Arial" fo:color="#003365" style:font-size-complex="11pt" fo:letter-spacing="0.79pt"/>
    </style:style>
    <style:style style:name="T239" style:family="text">
      <style:text-properties style:font-name-complex="Arial" style:font-size-asian="10pt" fo:font-size="10pt" fo:language="pt" fo:country="BR" style:language-asian="ar" style:country-asian="SA" style:font-name="Arial" style:font-name-asian="Arial" fo:color="#003365" style:font-size-complex="11pt" style:text-scale="102%" fo:letter-spacing="normal"/>
    </style:style>
    <style:style style:name="T240" style:family="text">
      <style:text-properties style:font-name-complex="Arial" style:font-size-asian="10pt" fo:font-size="10pt" fo:language="pt" fo:country="BR" style:language-asian="ar" style:country-asian="SA" style:font-name="Arial" style:font-name-asian="Arial" fo:color="#003365" style:font-size-complex="11pt" style:text-scale="102%" fo:letter-spacing="0.06pt"/>
    </style:style>
    <style:style style:name="T241" style:family="text">
      <style:text-properties style:font-name-complex="Arial" style:font-size-asian="10pt" fo:font-size="10pt" fo:language="pt" fo:country="BR" style:language-asian="ar" style:country-asian="SA" style:font-name="Arial" style:font-name-asian="Arial" fo:color="#003365" style:font-size-complex="11pt" style:text-scale="102%"/>
    </style:style>
    <style:style style:name="T242" style:family="text">
      <style:text-properties style:font-size-complex="11pt" fo:color="#003365" style:font-name="Arial" fo:font-size="10pt" fo:letter-spacing="0.51pt" fo:language="pt" fo:country="BR" style:language-asian="ar" style:country-asian="SA" style:font-name-asian="Arial" style:font-name-complex="Arial" style:font-size-asian="10pt"/>
    </style:style>
    <style:style style:name="T243" style:family="text">
      <style:text-properties style:font-size-complex="11pt" style:font-size-asian="10pt" fo:color="#003365" style:font-name-complex="Arial" style:font-name-asian="Arial" style:language-asian="ar" style:country-asian="SA" fo:language="pt" fo:country="BR" fo:letter-spacing="normal" fo:font-size="10pt" style:font-name="Arial"/>
    </style:style>
    <style:style style:name="T244" style:family="text">
      <style:text-properties style:font-name-complex="Arial" style:font-size-asian="10pt" fo:color="#003365" style:font-name-asian="Arial" style:language-asian="ar" style:country-asian="SA" style:font-size-complex="11pt" fo:language="pt" fo:country="BR" fo:letter-spacing="1.05pt" fo:font-size="10pt" style:font-name="Arial"/>
    </style:style>
    <style:style style:name="T245" style:family="text">
      <style:text-properties style:font-size-complex="11pt" style:font-size-asian="10pt" style:font-name-complex="Arial" style:font-name-asian="Arial" style:language-asian="ar" style:country-asian="SA" fo:color="#003365" fo:language="pt" fo:country="BR" fo:letter-spacing="0.65pt" fo:font-size="10pt" style:font-name="Arial"/>
    </style:style>
    <style:style style:name="T246" style:family="text">
      <style:text-properties style:language-asian="ar" style:country-asian="SA" style:font-name-asian="Arial" style:font-name-complex="Arial" fo:color="#003365" style:font-size-complex="11pt" style:font-name="Arial" style:font-size-asian="10pt" fo:letter-spacing="0.2pt" fo:font-size="10pt" fo:language="pt" fo:country="BR"/>
    </style:style>
    <style:style style:name="T247" style:family="text">
      <style:text-properties style:font-name-asian="Arial" style:language-asian="ar" style:country-asian="SA" style:font-size-complex="11pt" style:font-size-asian="10pt" style:font-name-complex="Arial" fo:letter-spacing="0.74pt" fo:font-size="10pt" style:font-name="Arial" fo:color="#003365" fo:language="pt" fo:country="BR"/>
    </style:style>
    <style:style style:name="T248" style:family="text">
      <style:text-properties style:font-name-complex="Arial" style:font-size-asian="10pt" fo:color="#003365" fo:letter-spacing="0.2pt" style:font-name-asian="Arial" style:font-size-complex="11pt" style:language-asian="ar" style:country-asian="SA" fo:language="pt" fo:country="BR" fo:font-size="10pt" style:font-name="Arial"/>
    </style:style>
    <style:style style:name="T249" style:family="text">
      <style:text-properties style:font-size-asian="10pt" style:font-name-complex="Arial" fo:color="#003365" fo:language="pt" fo:country="BR" style:font-name="Arial" style:language-asian="ar" style:country-asian="SA" style:font-size-complex="11pt" style:font-name-asian="Arial" fo:letter-spacing="0.4pt" fo:font-size="10pt"/>
    </style:style>
    <style:style style:name="T250" style:family="text">
      <style:text-properties style:font-size-asian="10pt" style:font-name-complex="Arial" fo:color="#003365" fo:language="pt" fo:country="BR" style:font-name="Arial" style:language-asian="ar" style:country-asian="SA" style:font-size-complex="11pt" style:font-name-asian="Arial" fo:font-size="10pt" style:text-scale="102%" fo:letter-spacing="-0.11pt"/>
    </style:style>
    <style:style style:name="T251" style:family="text">
      <style:text-properties style:font-size-asian="10pt" style:font-name-complex="Arial" fo:color="#003365" fo:language="pt" fo:country="BR" style:font-name="Arial" style:language-asian="ar" style:country-asian="SA" style:font-size-complex="11pt" style:font-name-asian="Arial" fo:font-size="10pt" style:text-scale="102%" fo:letter-spacing="normal"/>
    </style:style>
    <style:style style:name="T252" style:family="text">
      <style:text-properties style:language-asian="ar" style:country-asian="SA" style:font-name-asian="Arial" style:font-name-complex="Arial" style:font-size-asian="10pt" style:font-size-complex="11pt" style:font-weight-asian="bold" style:font-weight-complex="bold" style:font-name="Arial" fo:color="#003365" fo:font-size="10pt" style:text-scale="102%" fo:font-weight="bold" fo:language="pt" fo:country="BR"/>
    </style:style>
    <style:style style:name="T253" style:family="text">
      <style:text-properties style:language-asian="ar" style:country-asian="SA" style:font-name-asian="Arial" style:font-name-complex="Arial" style:font-size-asian="10pt" style:font-size-complex="11pt" style:font-weight-asian="bold" style:font-weight-complex="bold" style:font-name="Arial" fo:color="#003365" fo:font-size="10pt" style:text-scale="102%" fo:font-weight="bold" fo:language="pt" fo:country="BR" fo:letter-spacing="0.06pt"/>
    </style:style>
    <style:style style:name="T254" style:family="text">
      <style:text-properties style:language-asian="ar" style:country-asian="SA" style:font-name-asian="Arial" style:font-name-complex="Arial" style:font-size-asian="10pt" style:font-size-complex="11pt" style:font-name="Arial" fo:color="#003365" fo:font-size="10pt" style:text-scale="102%" fo:language="pt" fo:country="BR"/>
    </style:style>
    <style:style style:name="T255" style:family="text">
      <style:text-properties style:language-asian="ar" style:country-asian="SA" style:font-name-asian="Arial" style:font-name-complex="Arial" style:font-size-asian="10pt" style:font-size-complex="11pt" style:font-name="Arial" fo:color="#003365" fo:font-size="10pt" style:text-scale="102%" fo:language="pt" fo:country="BR" fo:letter-spacing="normal"/>
    </style:style>
    <style:style style:name="T256" style:family="text">
      <style:text-properties style:language-asian="ar" style:country-asian="SA" style:font-name-asian="Arial" style:font-name-complex="Arial" style:font-size-asian="10pt" style:font-size-complex="11pt" style:font-name="Arial" fo:color="#003365" fo:font-size="10pt" style:text-scale="102%" fo:language="pt" fo:country="BR" fo:letter-spacing="0.06pt"/>
    </style:style>
    <style:style style:name="T257" style:family="text">
      <style:text-properties style:language-asian="ar" style:country-asian="SA" style:font-name-asian="Arial" style:font-name-complex="Arial" style:font-size-asian="10pt" style:font-size-complex="11pt" style:font-name="Arial" fo:color="#003365" fo:font-size="10pt" style:text-scale="102%" fo:language="pt" fo:country="BR" fo:letter-spacing="-0.11pt"/>
    </style:style>
    <style:style style:name="T258" style:family="text">
      <style:text-properties style:language-asian="ar" style:country-asian="SA" style:font-name-asian="Arial" style:font-name-complex="Arial" style:font-size-asian="10pt" style:font-size-complex="11pt" style:font-name="Arial" fo:color="#003365" fo:font-size="10pt" style:text-scale="102%" fo:language="pt" fo:country="BR" fo:font-style="italic" style:font-style-asian="italic" style:font-style-complex="italic"/>
    </style:style>
    <style:style style:name="T259" style:family="text">
      <style:text-properties style:language-asian="ar" style:country-asian="SA" style:font-name-asian="Arial" style:font-name-complex="Arial" style:font-size-asian="10pt" style:font-size-complex="11pt" style:font-name="Arial" fo:color="#003365" fo:font-size="10pt" style:text-scale="102%" fo:language="pt" fo:country="BR" fo:font-style="italic" style:font-style-asian="italic" style:font-style-complex="italic" fo:letter-spacing="0.06pt"/>
    </style:style>
    <style:style style:name="T260" style:family="text">
      <style:text-properties style:language-asian="ar" style:country-asian="SA" style:font-name-asian="Arial" style:font-name-complex="Arial" style:font-size-asian="10pt" style:font-size-complex="11pt" style:font-name="Arial" fo:color="#003365" fo:font-size="10pt" style:text-scale="102%" fo:language="pt" fo:country="BR" fo:font-style="italic" style:font-style-asian="italic" style:font-style-complex="italic" fo:letter-spacing="-0.11pt"/>
    </style:style>
    <style:style style:name="T261" style:family="text">
      <style:text-properties style:language-asian="ar" style:country-asian="SA" style:font-name-asian="Arial" style:font-name-complex="Arial" style:font-size-asian="10pt" style:font-size-complex="11pt" style:font-name="Arial" fo:color="#003365" fo:font-size="10pt" style:text-scale="102%" fo:language="pt" fo:country="BR" fo:font-style="italic" style:font-style-asian="italic" style:font-style-complex="italic" fo:letter-spacing="normal"/>
    </style:style>
    <style:style style:name="T262" style:family="text">
      <style:text-properties style:language-asian="ar" style:country-asian="SA" style:font-name-asian="Arial" style:font-name-complex="Arial" style:font-size-asian="10pt" style:font-size-complex="11pt" style:font-name="Arial" fo:color="#003365" fo:font-size="10pt" fo:language="pt" fo:country="BR" fo:font-style="italic" style:font-style-asian="italic" style:font-style-complex="italic"/>
    </style:style>
    <style:style style:name="T263" style:family="text">
      <style:text-properties fo:language="pt" fo:country="BR" style:language-asian="ar" style:country-asian="SA" style:font-size-complex="11pt" style:font-name-asian="Arial" style:font-name-complex="Arial" fo:font-size="10pt" fo:letter-spacing="0.06pt" style:font-size-asian="10pt" fo:color="#003365" style:font-name="Arial"/>
    </style:style>
    <style:style style:name="T264" style:family="text">
      <style:text-properties fo:language="pt" fo:country="BR" style:language-asian="ar" style:country-asian="SA" style:font-size-complex="11pt" style:font-name-asian="Arial" style:font-name-complex="Arial" fo:font-size="10pt" style:font-size-asian="10pt" fo:color="#003365" style:font-name="Arial" fo:letter-spacing="normal"/>
    </style:style>
    <style:style style:name="T265" style:family="text">
      <style:text-properties fo:font-size="10pt" style:language-asian="ar" style:country-asian="SA" style:font-size-complex="11pt" fo:language="pt" fo:country="BR" style:font-name-asian="Arial" style:font-name-complex="Arial" fo:letter-spacing="normal" style:font-size-asian="10pt" fo:color="#003365" style:font-name="Arial"/>
    </style:style>
    <style:style style:name="T266" style:family="text">
      <style:text-properties fo:font-size="10pt" style:language-asian="ar" style:country-asian="SA" style:font-size-complex="11pt" fo:language="pt" fo:country="BR" style:font-name-asian="Arial" style:font-name-complex="Arial" style:font-size-asian="10pt" fo:color="#003365" style:font-name="Arial" fo:letter-spacing="0.06pt"/>
    </style:style>
    <style:style style:name="T267" style:family="text">
      <style:text-properties fo:font-size="10pt" fo:language="pt" fo:country="BR" style:font-name="Arial" style:font-name-asian="Arial" fo:letter-spacing="1.19pt" style:font-size-asian="10pt" style:font-size-complex="11pt" fo:color="#003365" style:font-name-complex="Arial" style:language-asian="ar" style:country-asian="SA"/>
    </style:style>
    <style:style style:name="T268" style:family="text">
      <style:text-properties fo:font-size="10pt" fo:language="pt" fo:country="BR" style:font-name="Arial" style:font-name-asian="Arial" style:font-size-asian="10pt" style:font-size-complex="11pt" fo:color="#003365" style:font-name-complex="Arial" style:language-asian="ar" style:country-asian="SA" fo:letter-spacing="0.06pt"/>
    </style:style>
    <style:style style:name="T269" style:family="text">
      <style:text-properties style:font-size-complex="11pt" fo:color="#003365" fo:language="pt" fo:country="BR" style:font-name="Arial" fo:font-size="10pt" style:font-name-complex="Arial" style:font-size-asian="10pt" style:language-asian="ar" style:country-asian="SA" style:font-name-asian="Arial" fo:letter-spacing="0.26pt"/>
    </style:style>
    <style:style style:name="T270" style:family="text">
      <style:text-properties style:font-size-complex="11pt" fo:color="#003365" fo:language="pt" fo:country="BR" style:font-name="Arial" fo:font-size="10pt" style:font-name-complex="Arial" style:font-size-asian="10pt" style:language-asian="ar" style:country-asian="SA" style:font-name-asian="Arial" fo:letter-spacing="normal"/>
    </style:style>
    <style:style style:name="T271" style:family="text">
      <style:text-properties style:font-size-complex="11pt" fo:color="#003365" fo:language="pt" fo:country="BR" style:font-name="Arial" fo:font-size="10pt" style:font-name-complex="Arial" style:font-size-asian="10pt" style:language-asian="ar" style:country-asian="SA" style:font-name-asian="Arial" fo:letter-spacing="0.06pt"/>
    </style:style>
    <style:style style:name="T272" style:family="text">
      <style:text-properties style:font-size-asian="10pt" style:language-asian="ar" style:country-asian="SA" style:font-name-complex="Arial" style:font-name-asian="Arial" fo:color="#003365" fo:font-size="10pt" style:font-name="Arial" style:font-size-complex="11pt" fo:language="pt" fo:country="BR" fo:letter-spacing="0.06pt"/>
    </style:style>
    <style:style style:name="T273" style:family="text">
      <style:text-properties style:font-size-complex="11pt" fo:language="pt" fo:country="BR" style:font-name-asian="Arial" fo:font-size="10pt" style:language-asian="ar" style:country-asian="SA" fo:letter-spacing="0.74pt" fo:color="#003365" style:font-size-asian="10pt" style:font-name-complex="Arial" style:font-name="Arial"/>
    </style:style>
    <style:style style:name="T274" style:family="text">
      <style:text-properties style:font-size-complex="11pt" style:font-name-asian="Arial" style:language-asian="ar" style:country-asian="SA" style:font-name-complex="Arial" style:font-size-asian="10pt" fo:color="#003365" fo:font-size="10pt" fo:language="pt" fo:country="BR" style:font-name="Arial" fo:letter-spacing="0.06pt"/>
    </style:style>
    <style:style style:name="T275" style:family="text">
      <style:text-properties style:font-size-asian="10pt" fo:font-size="10pt" fo:letter-spacing="0.65pt" style:font-name-asian="Arial" style:language-asian="ar" style:country-asian="SA" style:font-size-complex="11pt" style:font-name="Arial" fo:language="pt" fo:country="BR" style:font-name-complex="Arial" fo:color="#003365"/>
    </style:style>
    <style:style style:name="T276" style:family="text">
      <style:text-properties style:font-size-asian="10pt" fo:font-size="10pt" style:font-name-asian="Arial" style:language-asian="ar" style:country-asian="SA" style:font-size-complex="11pt" style:font-name="Arial" fo:language="pt" fo:country="BR" style:font-name-complex="Arial" fo:color="#003365" fo:letter-spacing="0.06pt"/>
    </style:style>
    <style:style style:name="T277" style:family="text">
      <style:text-properties style:font-name-asian="Arial" style:language-asian="ar" style:country-asian="SA" style:font-name="Arial" style:font-size-complex="11pt" fo:font-size="10pt" style:font-name-complex="Arial" style:font-size-asian="10pt" fo:color="#003365" fo:language="pt" fo:country="BR" fo:letter-spacing="0.06pt"/>
    </style:style>
    <style:style style:name="T278" style:family="text">
      <style:text-properties style:font-name-asian="Arial" style:language-asian="ar" style:country-asian="SA" style:font-name="Arial" style:font-size-complex="11pt" fo:font-size="10pt" style:font-name-complex="Arial" style:font-size-asian="10pt" fo:color="#003365" fo:language="pt" fo:country="BR" fo:letter-spacing="-0.11pt"/>
    </style:style>
    <style:style style:name="T279" style:family="text">
      <style:text-properties style:font-name-complex="Arial" style:font-name-asian="Arial" style:language-asian="ar" style:country-asian="SA" style:font-size-complex="11pt" style:font-size-asian="10pt" fo:font-size="10pt" fo:color="#003365" fo:language="pt" fo:country="BR" style:font-name="Arial" fo:letter-spacing="0.74pt"/>
    </style:style>
    <style:style style:name="T280" style:family="text">
      <style:text-properties style:font-size-asian="10pt" style:font-name-complex="Arial" fo:color="#003365" fo:language="pt" fo:country="BR" style:font-name="Arial" style:language-asian="ar" style:country-asian="SA" style:font-size-complex="11pt" style:font-name-asian="Arial" fo:letter-spacing="0.26pt" fo:font-size="10pt"/>
    </style:style>
    <style:style style:name="T281" style:family="text">
      <style:text-properties style:font-name="Arial" style:language-asian="ar" style:country-asian="SA" fo:font-size="10pt" fo:letter-spacing="0.06pt" fo:language="pt" fo:country="BR" style:font-name-complex="Arial" style:font-size-asian="10pt" style:font-size-complex="11pt" style:font-name-asian="Arial" fo:color="#003365"/>
    </style:style>
    <style:style style:name="T282" style:family="text">
      <style:text-properties style:font-name-complex="Arial" style:font-size-complex="11pt" style:font-size-asian="10pt" style:font-name-asian="Arial" style:language-asian="ar" style:country-asian="SA" fo:letter-spacing="0.06pt" fo:color="#003365" fo:font-size="10pt" style:font-name="Arial" fo:language="pt" fo:country="BR"/>
    </style:style>
    <style:style style:name="T283" style:family="text">
      <style:text-properties style:language-asian="ar" style:country-asian="SA" style:font-size-complex="11pt" style:font-size-asian="10pt" style:font-name-complex="Arial" style:font-name-asian="Arial" fo:language="pt" fo:country="BR" fo:letter-spacing="0.06pt" fo:font-size="10pt" style:font-name="Arial" fo:color="#003365"/>
    </style:style>
    <style:style style:name="T284" style:family="text">
      <style:text-properties fo:font-size="10pt" style:font-size-complex="11pt" style:font-size-asian="10pt" style:font-name-complex="Arial" style:font-name-asian="Arial" fo:language="pt" fo:country="BR" fo:letter-spacing="0.71pt" fo:color="#003365" style:font-name="Arial" style:language-asian="ar" style:country-asian="SA"/>
    </style:style>
    <style:style style:name="T285" style:family="text">
      <style:text-properties style:language-asian="ar" style:country-asian="SA" style:font-size-complex="11pt" style:font-size-asian="10pt" style:font-name-complex="Arial" style:font-name-asian="Arial" fo:language="pt" fo:country="BR" fo:letter-spacing="0.4pt" fo:font-size="10pt" style:font-name="Arial" fo:color="#003365"/>
    </style:style>
    <style:style style:name="T286" style:family="text">
      <style:text-properties style:font-name="Arial" style:font-size-asian="10pt" fo:color="#003365" fo:letter-spacing="0.06pt" style:font-name-asian="Arial" style:language-asian="ar" style:country-asian="SA" fo:language="pt" fo:country="BR" style:font-size-complex="11pt" style:font-name-complex="Arial" fo:font-size="10pt"/>
    </style:style>
    <style:style style:name="T287" style:family="text">
      <style:text-properties fo:language="pt" fo:country="BR" style:language-asian="ar" style:country-asian="SA" style:font-name-asian="Arial" style:font-name="Arial" fo:font-size="10pt" style:font-name-complex="Arial" style:font-size-asian="10pt" style:font-size-complex="11pt" fo:color="#003365" fo:letter-spacing="0.4pt"/>
    </style:style>
    <style:style style:name="T288" style:family="text">
      <style:text-properties fo:language="pt" fo:country="BR" style:language-asian="ar" style:country-asian="SA" style:font-name-asian="Arial" style:font-name="Arial" fo:font-size="10pt" style:font-name-complex="Arial" style:font-size-asian="10pt" style:font-size-complex="11pt" fo:color="#003365" fo:letter-spacing="0.06pt"/>
    </style:style>
    <style:style style:name="T289" style:family="text">
      <style:text-properties style:font-size-complex="11pt" style:font-size-asian="10pt" style:font-name-complex="Arial" style:font-name-asian="Arial" style:language-asian="ar" style:country-asian="SA" fo:letter-spacing="0.26pt" fo:font-size="10pt" style:font-name="Arial" fo:color="#003365" fo:language="pt" fo:country="BR"/>
    </style:style>
    <style:style style:name="T290" style:family="text">
      <style:text-properties style:font-name-asian="Arial" style:language-asian="ar" style:country-asian="SA" fo:font-size="10pt" fo:color="#003365" style:font-name="Arial" style:font-name-complex="Arial" style:font-size-asian="10pt" style:font-size-complex="11pt" fo:language="pt" fo:country="BR" fo:letter-spacing="0.06pt"/>
    </style:style>
    <style:style style:name="T291" style:family="text">
      <style:text-properties style:font-size-asian="10pt" style:font-size-complex="11pt" style:font-name-asian="Arial" style:font-name-complex="Arial" style:language-asian="ar" style:country-asian="SA" fo:color="#003365" fo:letter-spacing="0.06pt" style:font-name="Arial" fo:font-size="10pt" fo:language="pt" fo:country="BR"/>
    </style:style>
    <style:style style:name="T292" style:family="text">
      <style:text-properties style:font-name-complex="Arial" fo:color="#003365" style:font-name="Arial" style:font-name-asian="Arial" fo:font-size="10pt" style:language-asian="ar" style:country-asian="SA" style:font-size-asian="10pt" fo:language="pt" fo:country="BR" style:font-size-complex="11pt" fo:letter-spacing="0.96pt"/>
    </style:style>
    <style:style style:name="T293" style:family="text">
      <style:text-properties style:font-name-complex="Arial" fo:color="#003365" style:font-name="Arial" style:font-name-asian="Arial" fo:font-size="10pt" style:language-asian="ar" style:country-asian="SA" style:font-size-asian="10pt" fo:language="pt" fo:country="BR" style:font-size-complex="11pt" style:text-scale="102%" fo:letter-spacing="-0.11pt"/>
    </style:style>
    <style:style style:name="T294" style:family="text">
      <style:text-properties style:font-name-complex="Arial" fo:color="#003365" style:font-name="Arial" style:font-name-asian="Arial" fo:font-size="10pt" style:language-asian="ar" style:country-asian="SA" style:font-size-asian="10pt" fo:language="pt" fo:country="BR" style:font-size-complex="11pt" style:text-scale="102%" fo:letter-spacing="0.06pt"/>
    </style:style>
    <style:style style:name="T295" style:family="text">
      <style:text-properties style:font-name-complex="Arial" fo:color="#003365" style:font-name="Arial" style:font-name-asian="Arial" fo:font-size="10pt" style:language-asian="ar" style:country-asian="SA" style:font-size-asian="10pt" fo:language="pt" fo:country="BR" style:font-size-complex="11pt" style:text-scale="102%"/>
    </style:style>
    <style:style style:name="T296" style:family="text">
      <style:text-properties fo:language="pt" fo:country="BR" style:font-size-complex="11pt" style:text-scale="102%" fo:font-weight="bold" style:language-asian="ar" style:country-asian="SA" style:font-size-asian="10pt" fo:color="#003365" style:font-weight-asian="bold" style:font-name="Arial" fo:font-size="10pt" style:font-weight-complex="bold" style:font-name-asian="Arial" style:font-name-complex="Arial"/>
    </style:style>
    <style:style style:name="T297" style:family="text">
      <style:text-properties fo:language="pt" fo:country="BR" style:font-size-complex="11pt" style:text-scale="102%" fo:font-weight="bold" style:language-asian="ar" style:country-asian="SA" style:font-size-asian="10pt" fo:color="#003365" style:font-weight-asian="bold" style:font-name="Arial" fo:font-size="10pt" style:font-weight-complex="bold" style:font-name-asian="Arial" style:font-name-complex="Arial" fo:letter-spacing="0.06pt"/>
    </style:style>
    <style:style style:name="T298" style:family="text">
      <style:text-properties fo:language="pt" fo:country="BR" style:font-size-complex="11pt" style:text-scale="102%" style:language-asian="ar" style:country-asian="SA" style:font-size-asian="10pt" fo:color="#003365" style:font-name="Arial" fo:font-size="10pt" style:font-name-asian="Arial" style:font-name-complex="Arial"/>
    </style:style>
    <style:style style:name="T299" style:family="text">
      <style:text-properties fo:language="pt" fo:country="BR" style:font-size-complex="11pt" style:text-scale="102%" style:language-asian="ar" style:country-asian="SA" style:font-size-asian="10pt" fo:color="#003365" style:font-name="Arial" fo:font-size="10pt" style:font-name-asian="Arial" style:font-name-complex="Arial" fo:letter-spacing="normal"/>
    </style:style>
    <style:style style:name="T300" style:family="text">
      <style:text-properties fo:language="pt" fo:country="BR" style:font-size-complex="11pt" style:text-scale="102%" style:language-asian="ar" style:country-asian="SA" style:font-size-asian="10pt" fo:color="#003365" style:font-name="Arial" fo:font-size="10pt" style:font-name-asian="Arial" style:font-name-complex="Arial" fo:letter-spacing="0.06pt"/>
    </style:style>
    <style:style style:name="T301" style:family="text">
      <style:text-properties fo:language="pt" fo:country="BR" style:font-size-complex="11pt" style:text-scale="102%" style:language-asian="ar" style:country-asian="SA" style:font-size-asian="10pt" fo:color="#003365" style:font-name="Arial" fo:font-size="10pt" style:font-name-asian="Arial" style:font-name-complex="Arial" fo:letter-spacing="-0.11pt"/>
    </style:style>
    <style:style style:name="T302" style:family="text">
      <style:text-properties fo:language="pt" fo:country="BR" style:font-size-complex="11pt" style:text-scale="102%" style:language-asian="ar" style:country-asian="SA" style:font-size-asian="10pt" fo:color="#003365" style:font-name="Arial" fo:font-size="10pt" style:font-name-asian="Arial" style:font-name-complex="Arial" fo:font-style="italic" fo:letter-spacing="-0.11pt" style:font-style-asian="italic" style:font-style-complex="italic"/>
    </style:style>
    <style:style style:name="T303" style:family="text">
      <style:text-properties fo:language="pt" fo:country="BR" style:font-size-complex="11pt" style:text-scale="102%" style:language-asian="ar" style:country-asian="SA" style:font-size-asian="10pt" fo:color="#003365" style:font-name="Arial" fo:font-size="10pt" style:font-name-asian="Arial" style:font-name-complex="Arial" fo:font-style="italic" style:font-style-asian="italic" style:font-style-complex="italic" fo:letter-spacing="0.06pt"/>
    </style:style>
    <style:style style:name="T304" style:family="text">
      <style:text-properties fo:language="pt" fo:country="BR" style:font-size-complex="11pt" style:text-scale="102%" style:language-asian="ar" style:country-asian="SA" style:font-size-asian="10pt" fo:color="#003365" style:font-name="Arial" fo:font-size="10pt" style:font-name-asian="Arial" style:font-name-complex="Arial" fo:font-style="italic" style:font-style-asian="italic" style:font-style-complex="italic"/>
    </style:style>
    <style:style style:name="T305" style:family="text">
      <style:text-properties fo:language="pt" fo:country="BR" style:font-size-complex="11pt" style:text-scale="102%" style:language-asian="ar" style:country-asian="SA" style:font-size-asian="10pt" fo:color="#003365" style:font-name="Arial" fo:font-size="10pt" style:font-name-asian="Arial" style:font-name-complex="Arial" style:font-style-asian="italic" fo:font-style="italic" style:font-style-complex="italic"/>
    </style:style>
    <style:style style:name="T306" style:family="text">
      <style:text-properties fo:language="pt" fo:country="BR" style:font-size-complex="11pt" style:text-scale="102%" style:language-asian="ar" style:country-asian="SA" style:font-size-asian="10pt" fo:color="#003365" style:font-name="Arial" fo:font-size="10pt" style:font-name-asian="Arial" style:font-name-complex="Arial" style:font-style-asian="italic" fo:font-style="italic" style:font-style-complex="italic" fo:letter-spacing="0.06pt"/>
    </style:style>
    <style:style style:name="T307" style:family="text">
      <style:text-properties fo:language="pt" fo:country="BR" style:font-size-complex="11pt" style:text-scale="102%" style:language-asian="ar" style:country-asian="SA" style:font-size-asian="10pt" fo:color="#003365" style:font-name="Arial" fo:font-size="10pt" style:font-name-asian="Arial" style:font-name-complex="Arial" style:font-style-asian="italic" fo:font-style="italic" style:font-style-complex="italic" fo:letter-spacing="-0.11pt"/>
    </style:style>
    <style:style style:name="T308" style:family="text">
      <style:text-properties fo:language="pt" fo:country="BR" style:font-size-complex="11pt" style:text-scale="102%" style:language-asian="ar" style:country-asian="SA" style:font-size-asian="10pt" fo:color="#003365" style:font-name="Arial" fo:font-size="10pt" style:font-name-asian="Arial" style:font-name-complex="Arial" style:font-style-asian="italic" fo:font-style="italic" style:font-style-complex="italic" fo:letter-spacing="normal"/>
    </style:style>
    <style:style style:name="T309" style:family="text">
      <style:text-properties fo:language="pt" fo:country="BR" style:font-size-complex="11pt" style:language-asian="ar" style:country-asian="SA" style:font-size-asian="10pt" fo:color="#003365" style:font-name="Arial" fo:font-size="10pt" style:font-name-asian="Arial" style:font-name-complex="Arial" style:font-style-asian="italic" fo:font-style="italic" style:font-style-complex="italic"/>
    </style:style>
    <style:style style:name="T310" style:family="text">
      <style:text-properties fo:letter-spacing="0.06pt" style:font-size-asian="10pt" style:font-size-complex="11pt" style:font-name-asian="Arial" style:font-name-complex="Arial" fo:color="#003365" style:font-name="Arial" fo:language="pt" fo:country="BR" style:language-asian="ar" style:country-asian="SA" fo:font-size="10pt"/>
    </style:style>
    <style:style style:name="T311" style:family="text">
      <style:text-properties style:font-size-complex="11pt" style:font-size-asian="10pt" fo:font-size="10pt" style:font-name-complex="Arial" style:font-name-asian="Arial" style:language-asian="ar" style:country-asian="SA" fo:color="#003365" fo:language="pt" fo:country="BR" style:font-name="Arial" fo:letter-spacing="normal"/>
    </style:style>
    <style:style style:name="T312" style:family="text">
      <style:text-properties style:font-size-complex="11pt" style:font-name-asian="Arial" style:language-asian="ar" style:country-asian="SA" fo:font-size="10pt" style:font-size-asian="10pt" style:font-name-complex="Arial" style:font-name="Arial" fo:color="#003365" fo:language="pt" fo:country="BR" fo:letter-spacing="0.6pt"/>
    </style:style>
    <style:style style:name="T313" style:family="text">
      <style:text-properties style:font-size-complex="11pt" style:font-size-asian="10pt" style:font-name-complex="Arial" style:font-name-asian="Arial" style:language-asian="ar" style:country-asian="SA" fo:color="#003365" fo:language="pt" fo:country="BR" fo:font-size="10pt" style:font-name="Arial" fo:letter-spacing="normal"/>
    </style:style>
    <style:style style:name="T314" style:family="text">
      <style:text-properties style:language-asian="ar" style:country-asian="SA" fo:letter-spacing="0.06pt" style:font-size-complex="11pt" fo:language="pt" fo:country="BR" fo:font-size="10pt" style:font-name="Arial" style:font-size-asian="10pt" style:font-name-complex="Arial" fo:color="#003365" style:font-name-asian="Arial"/>
    </style:style>
    <style:style style:name="T315" style:family="text">
      <style:text-properties style:font-size-asian="10pt" style:font-name-asian="Arial" style:language-asian="ar" style:country-asian="SA" style:font-size-complex="11pt" style:font-name-complex="Arial" fo:letter-spacing="0.06pt" style:font-name="Arial" fo:color="#003365" fo:language="pt" fo:country="BR" fo:font-size="10pt"/>
    </style:style>
    <style:style style:name="T316" style:family="text">
      <style:text-properties fo:color="#003365" style:font-name="Arial" fo:language="pt" fo:country="BR" style:language-asian="ar" style:country-asian="SA" style:font-name-asian="Arial" style:font-name-complex="Arial" style:font-size-asian="10pt" style:font-size-complex="11pt" fo:letter-spacing="1.16pt" fo:font-size="10pt"/>
    </style:style>
    <style:style style:name="T317" style:family="text">
      <style:text-properties fo:color="#003365" style:font-name="Arial" fo:language="pt" fo:country="BR" style:language-asian="ar" style:country-asian="SA" style:font-name-asian="Arial" style:font-name-complex="Arial" style:font-size-asian="10pt" style:font-size-complex="11pt" fo:font-size="10pt" fo:letter-spacing="0.06pt"/>
    </style:style>
    <style:style style:name="T318" style:family="text">
      <style:text-properties style:font-name="Arial" fo:font-size="10pt" fo:letter-spacing="0.34pt" style:font-size-complex="11pt" fo:language="pt" fo:country="BR" style:language-asian="ar" style:country-asian="SA" style:font-name-asian="Arial" fo:color="#003365" style:font-name-complex="Arial" style:font-size-asian="10pt"/>
    </style:style>
    <style:style style:name="T319" style:family="text">
      <style:text-properties style:font-name="Arial" fo:font-size="10pt" style:font-size-complex="11pt" fo:language="pt" fo:country="BR" style:language-asian="ar" style:country-asian="SA" style:font-name-asian="Arial" fo:color="#003365" style:font-name-complex="Arial" style:font-size-asian="10pt" style:text-scale="102%"/>
    </style:style>
    <style:style style:name="T320" style:family="text">
      <style:text-properties style:font-name="Arial" fo:font-size="10pt" style:font-size-complex="11pt" fo:language="pt" fo:country="BR" style:language-asian="ar" style:country-asian="SA" style:font-name-asian="Arial" fo:color="#003365" style:font-name-complex="Arial" style:font-size-asian="10pt" style:text-scale="102%" fo:letter-spacing="0.06pt"/>
    </style:style>
    <style:style style:name="T321" style:family="text">
      <style:text-properties fo:color="#003365" style:font-name="Arial" fo:font-size="10pt" style:text-scale="102%" fo:font-weight="bold" fo:language="pt" fo:country="BR" style:language-asian="ar" style:country-asian="SA" style:font-name-asian="Arial" style:font-name-complex="Arial" style:font-size-asian="10pt" style:font-size-complex="11pt" style:font-weight-asian="bold" style:font-weight-complex="bold"/>
    </style:style>
    <style:style style:name="T322" style:family="text">
      <style:text-properties fo:color="#003365" style:font-name="Arial" fo:font-size="10pt" style:text-scale="102%" fo:font-weight="bold" fo:language="pt" fo:country="BR" style:language-asian="ar" style:country-asian="SA" style:font-name-asian="Arial" style:font-name-complex="Arial" style:font-size-asian="10pt" style:font-size-complex="11pt" style:font-weight-asian="bold" style:font-weight-complex="bold" fo:letter-spacing="0.06pt"/>
    </style:style>
    <style:style style:name="T323" style:family="text">
      <style:text-properties fo:color="#003365" style:font-name="Arial" fo:font-size="10pt" style:text-scale="102%" fo:language="pt" fo:country="BR" style:language-asian="ar" style:country-asian="SA" style:font-name-asian="Arial" style:font-name-complex="Arial" style:font-size-asian="10pt" style:font-size-complex="11pt"/>
    </style:style>
    <style:style style:name="T324" style:family="text">
      <style:text-properties fo:letter-spacing="0.06pt" fo:font-size="10pt" style:language-asian="ar" style:country-asian="SA" fo:language="en" fo:country="US" style:font-name="Arial" fo:color="#003365" style:font-name-asian="Arial" style:font-size-complex="11pt" style:font-size-asian="10pt" style:font-name-complex="Arial"/>
    </style:style>
    <style:style style:name="T325" style:family="text">
      <style:text-properties fo:font-size="10pt" style:language-asian="ar" style:country-asian="SA" fo:language="en" fo:country="US" style:font-name="Arial" fo:color="#003365" style:font-name-asian="Arial" style:font-size-complex="11pt" style:font-size-asian="10pt" style:font-name-complex="Arial" fo:letter-spacing="normal"/>
    </style:style>
    <style:style style:name="T326" style:family="text">
      <style:text-properties style:font-size-complex="11pt" style:font-name-asian="Arial" fo:color="#003365" style:font-size-asian="10pt" style:language-asian="ar" style:country-asian="SA" style:font-name-complex="Arial" fo:font-size="10pt" style:font-name="Arial" fo:language="en" fo:country="US" fo:letter-spacing="0.79pt"/>
    </style:style>
    <style:style style:name="T327" style:family="text">
      <style:text-properties style:font-size-asian="10pt" fo:language="en" fo:country="US" fo:letter-spacing="0.06pt" style:font-size-complex="11pt" fo:font-size="10pt" style:language-asian="ar" style:country-asian="SA" style:font-name-complex="Arial" style:font-name-asian="Arial" style:font-name="Arial" fo:color="#003365"/>
    </style:style>
    <style:style style:name="T328" style:family="text">
      <style:text-properties style:font-size-asian="10pt" fo:language="en" fo:country="US" style:font-size-complex="11pt" fo:font-size="10pt" style:language-asian="ar" style:country-asian="SA" style:font-name-complex="Arial" style:font-name-asian="Arial" style:font-name="Arial" fo:color="#003365" fo:letter-spacing="-0.11pt"/>
    </style:style>
    <style:style style:name="T329" style:family="text">
      <style:text-properties style:font-name="Arial" style:font-name-complex="Arial" fo:color="#003365" style:font-name-asian="Arial" style:language-asian="ar" style:country-asian="SA" fo:language="en" fo:country="US" fo:letter-spacing="0.51pt" style:font-size-complex="11pt" fo:font-size="10pt" style:font-size-asian="10pt"/>
    </style:style>
    <style:style style:name="T330" style:family="text">
      <style:text-properties style:font-name="Arial" style:font-name-complex="Arial" fo:color="#003365" style:font-name-asian="Arial" style:language-asian="ar" style:country-asian="SA" fo:language="en" fo:country="US" style:font-size-complex="11pt" fo:font-size="10pt" style:font-size-asian="10pt" fo:letter-spacing="0.06pt"/>
    </style:style>
    <style:style style:name="T331" style:family="text">
      <style:text-properties style:font-size-complex="11pt" style:font-size-asian="10pt" style:font-name-complex="Arial" fo:color="#003365" fo:language="en" fo:country="US" style:language-asian="ar" style:country-asian="SA" style:font-name-asian="Arial" fo:letter-spacing="0.51pt" fo:font-size="10pt" style:font-name="Arial"/>
    </style:style>
    <style:style style:name="T332" style:family="text">
      <style:text-properties style:font-size-complex="11pt" style:font-size-asian="10pt" style:font-name-complex="Arial" fo:color="#003365" fo:language="en" fo:country="US" style:language-asian="ar" style:country-asian="SA" style:font-name-asian="Arial" fo:font-size="10pt" style:font-name="Arial" style:text-scale="102%"/>
    </style:style>
    <style:style style:name="T333" style:family="text">
      <style:text-properties style:font-size-complex="11pt" style:font-size-asian="10pt" style:font-name-complex="Arial" fo:color="#003365" fo:language="en" fo:country="US" style:language-asian="ar" style:country-asian="SA" style:font-name-asian="Arial" fo:font-size="10pt" style:font-name="Arial" style:text-scale="102%" fo:letter-spacing="0.06pt"/>
    </style:style>
    <style:style style:name="T334" style:family="text">
      <style:text-properties fo:color="#003365" style:font-name="Arial" style:font-weight-asian="bold" style:font-size-complex="11pt" style:font-size-asian="10pt" style:font-name-complex="Arial" style:font-name-asian="Arial" style:language-asian="ar" style:country-asian="SA" fo:language="pt" fo:country="BR" fo:letter-spacing="0.06pt" fo:font-weight="bold" style:text-scale="102%" fo:font-size="10pt" style:font-weight-complex="bold"/>
    </style:style>
    <style:style style:name="T335" style:family="text">
      <style:text-properties fo:color="#003365" style:font-name="Arial" style:font-weight-asian="bold" style:font-size-complex="11pt" style:font-size-asian="10pt" style:font-name-complex="Arial" style:font-name-asian="Arial" style:language-asian="ar" style:country-asian="SA" fo:language="pt" fo:country="BR" fo:font-weight="bold" style:text-scale="102%" fo:font-size="10pt" style:font-weight-complex="bold"/>
    </style:style>
    <style:style style:name="T336" style:family="text">
      <style:text-properties fo:color="#003365" style:font-name="Arial" style:font-weight-asian="bold" style:font-size-complex="11pt" style:font-size-asian="10pt" style:font-name-complex="Arial" style:font-name-asian="Arial" style:language-asian="ar" style:country-asian="SA" fo:language="pt" fo:country="BR" fo:font-weight="bold" style:text-scale="102%" fo:font-size="10pt" style:font-weight-complex="bold" fo:letter-spacing="0.11pt"/>
    </style:style>
    <style:style style:name="T337" style:family="text">
      <style:text-properties fo:color="#003365" style:font-name="Arial" style:font-weight-asian="bold" style:font-size-complex="11pt" style:font-size-asian="10pt" style:font-name-complex="Arial" style:font-name-asian="Arial" style:language-asian="ar" style:country-asian="SA" fo:language="pt" fo:country="BR" fo:font-weight="bold" style:text-scale="102%" fo:font-size="10pt" style:font-weight-complex="bold" fo:letter-spacing="-0.2pt"/>
    </style:style>
    <style:style style:name="T338" style:family="text">
      <style:text-properties style:font-weight-complex="bold" fo:font-size="10pt" style:font-size-asian="10pt" style:font-name="Arial" style:font-name-complex="Arial" style:font-name-asian="Arial" style:text-scale="102%" style:font-size-complex="11pt" style:font-weight-asian="bold" style:language-asian="ar" style:country-asian="SA" fo:language="pt" fo:country="BR" fo:color="#003365" fo:font-weight="bold"/>
    </style:style>
    <style:style style:name="T339" style:family="text">
      <style:text-properties style:font-name-complex="Arial" style:font-size-complex="11pt" style:font-size-asian="10pt" style:language-asian="ar" style:country-asian="SA" fo:letter-spacing="0.06pt" fo:color="#003365" fo:language="pt" fo:country="BR" fo:font-size="10pt" style:font-name-asian="Arial" style:font-name="Arial"/>
    </style:style>
    <style:style style:name="T340" style:family="text">
      <style:text-properties fo:font-size="10pt" style:language-asian="ar" style:country-asian="SA" fo:letter-spacing="0.06pt" style:font-name="Arial" style:font-size-asian="10pt" style:font-name-asian="Arial" fo:language="pt" fo:country="BR" style:font-name-complex="Arial" style:font-size-complex="11pt" fo:color="#003365"/>
    </style:style>
    <style:style style:name="T341" style:family="text">
      <style:text-properties fo:font-size="10pt" style:language-asian="ar" style:country-asian="SA" style:font-name="Arial" style:font-size-asian="10pt" style:font-name-asian="Arial" fo:language="pt" fo:country="BR" style:font-name-complex="Arial" style:font-size-complex="11pt" fo:color="#003365" fo:letter-spacing="normal"/>
    </style:style>
    <style:style style:name="T342" style:family="text">
      <style:text-properties fo:font-size="10pt" style:language-asian="ar" style:country-asian="SA" style:font-name="Arial" style:font-size-asian="10pt" style:font-name-asian="Arial" fo:language="pt" fo:country="BR" style:font-name-complex="Arial" style:font-size-complex="11pt" fo:color="#003365" fo:letter-spacing="0.06pt"/>
    </style:style>
    <style:style style:name="T343" style:family="text">
      <style:text-properties style:font-size-asian="10pt" fo:language="pt" fo:country="BR" fo:color="#003365" style:font-name-complex="Arial" fo:font-size="10pt" style:language-asian="ar" style:country-asian="SA" style:font-name="Arial" style:font-name-asian="Arial" fo:letter-spacing="0.91pt" style:font-size-complex="11pt"/>
    </style:style>
    <style:style style:name="T344" style:family="text">
      <style:text-properties style:font-size-asian="10pt" fo:language="pt" fo:country="BR" fo:color="#003365" style:font-name-complex="Arial" fo:font-size="10pt" style:language-asian="ar" style:country-asian="SA" style:font-name="Arial" style:font-name-asian="Arial" style:font-size-complex="11pt" style:text-scale="102%"/>
    </style:style>
    <style:style style:name="T345" style:family="text">
      <style:text-properties style:font-size-asian="10pt" fo:language="pt" fo:country="BR" fo:color="#003365" style:font-name-complex="Arial" fo:font-size="10pt" style:language-asian="ar" style:country-asian="SA" style:font-name="Arial" style:font-name-asian="Arial" style:font-size-complex="11pt" fo:letter-spacing="0.06pt"/>
    </style:style>
    <style:style style:name="T346" style:family="text">
      <style:text-properties style:language-asian="ar" style:country-asian="SA" style:font-size-complex="11pt" style:font-size-asian="10pt" style:font-name-asian="Arial" fo:font-size="10pt" fo:language="pt" fo:country="BR" style:font-name-complex="Arial" style:font-name="Arial" fo:letter-spacing="0.06pt" fo:color="#003365"/>
    </style:style>
    <style:style style:name="T347" style:family="text">
      <style:text-properties style:language-asian="ar" style:country-asian="SA" style:font-size-complex="11pt" style:font-size-asian="10pt" style:font-name-asian="Arial" fo:font-size="10pt" fo:language="pt" fo:country="BR" style:font-name-complex="Arial" style:font-name="Arial" fo:color="#003365" fo:letter-spacing="-0.11pt"/>
    </style:style>
    <style:style style:name="T348" style:family="text">
      <style:text-properties style:font-name-complex="Arial" fo:color="#003365" style:font-name="Arial" fo:letter-spacing="0.79pt" style:font-name-asian="Arial" style:language-asian="ar" style:country-asian="SA" fo:language="pt" fo:country="BR" style:font-size-asian="10pt" style:font-size-complex="11pt" fo:font-size="10pt"/>
    </style:style>
    <style:style style:name="T349" style:family="text">
      <style:text-properties style:font-name-complex="Arial" fo:color="#003365" style:font-name="Arial" style:font-name-asian="Arial" style:language-asian="ar" style:country-asian="SA" fo:language="pt" fo:country="BR" style:font-size-asian="10pt" style:font-size-complex="11pt" fo:font-size="10pt" style:text-scale="102%" fo:letter-spacing="normal"/>
    </style:style>
    <style:style style:name="T350" style:family="text">
      <style:text-properties style:font-name-complex="Arial" fo:color="#003365" style:font-name="Arial" style:font-name-asian="Arial" style:language-asian="ar" style:country-asian="SA" fo:language="pt" fo:country="BR" style:font-size-asian="10pt" style:font-size-complex="11pt" fo:font-size="10pt" style:text-scale="102%"/>
    </style:style>
    <style:style style:name="T351" style:family="text">
      <style:text-properties style:font-name-complex="Arial" fo:color="#003365" style:font-name="Arial" style:font-name-asian="Arial" style:language-asian="ar" style:country-asian="SA" fo:language="pt" fo:country="BR" style:font-size-asian="10pt" style:font-size-complex="11pt" fo:font-size="10pt" style:text-scale="102%" fo:letter-spacing="0.06pt"/>
    </style:style>
    <style:style style:name="T352" style:family="text">
      <style:text-properties style:font-name="Arial" style:language-asian="ar" style:country-asian="SA" style:font-name-complex="Arial" style:font-name-asian="Arial" style:font-size-asian="10pt" fo:language="pt" fo:country="BR" fo:color="#003365" fo:letter-spacing="0.06pt" fo:font-size="10pt" style:font-size-complex="11pt"/>
    </style:style>
    <style:style style:name="T353" style:family="text">
      <style:text-properties fo:letter-spacing="normal" fo:language="pt" fo:country="BR" fo:color="#003365" style:font-name="Arial" fo:font-size="10pt" style:font-name-complex="Arial" style:font-size-asian="10pt" style:font-size-complex="11pt" style:language-asian="ar" style:country-asian="SA" style:font-name-asian="Arial"/>
    </style:style>
    <style:style style:name="T354" style:family="text">
      <style:text-properties fo:language="pt" fo:country="BR" fo:color="#003365" style:font-name="Arial" fo:font-size="10pt" style:font-name-complex="Arial" style:font-size-asian="10pt" style:font-size-complex="11pt" style:language-asian="ar" style:country-asian="SA" style:font-name-asian="Arial" fo:letter-spacing="0.06pt"/>
    </style:style>
    <style:style style:name="T355" style:family="text">
      <style:text-properties fo:letter-spacing="1.16pt" fo:language="pt" fo:country="BR" fo:color="#003365" style:font-name="Arial" fo:font-size="10pt" style:font-name-complex="Arial" style:font-size-asian="10pt" style:font-size-complex="11pt" style:language-asian="ar" style:country-asian="SA" style:font-name-asian="Arial"/>
    </style:style>
    <style:style style:name="T356" style:family="text">
      <style:text-properties fo:letter-spacing="2.1pt" fo:color="#003365" style:font-name="Arial" fo:font-size="10pt" style:font-name-asian="Arial" fo:language="pt" fo:country="BR" style:font-name-complex="Arial" style:font-size-asian="10pt" style:font-size-complex="11pt" style:language-asian="ar" style:country-asian="SA"/>
    </style:style>
    <style:style style:name="T357" style:family="text">
      <style:text-properties fo:font-size="10pt" fo:letter-spacing="0.06pt" fo:language="pt" fo:country="BR" fo:color="#003365" style:font-name="Arial" style:font-size-asian="10pt" style:font-size-complex="11pt" style:language-asian="ar" style:country-asian="SA" style:font-name-asian="Arial" style:font-name-complex="Arial"/>
    </style:style>
    <style:style style:name="T358" style:family="text">
      <style:text-properties fo:font-size="10pt" fo:color="#003365" fo:letter-spacing="0.4pt" fo:language="pt" fo:country="BR" style:font-name="Arial" style:font-name-complex="Arial" style:language-asian="ar" style:country-asian="SA" style:font-name-asian="Arial" style:font-size-asian="10pt" style:font-size-complex="11pt"/>
    </style:style>
    <style:style style:name="T359" style:family="text">
      <style:text-properties style:font-size-complex="11pt" style:font-size-asian="10pt" style:font-name-complex="Arial" fo:color="#003365" fo:language="pt" fo:country="BR" style:language-asian="ar" style:country-asian="SA" style:font-name-asian="Arial" fo:letter-spacing="0.06pt" fo:font-size="10pt" style:font-name="Arial"/>
    </style:style>
    <style:style style:name="T360" style:family="text">
      <style:text-properties style:font-size-complex="11pt" style:font-size-asian="10pt" style:font-name-complex="Arial" fo:color="#003365" fo:language="pt" fo:country="BR" style:language-asian="ar" style:country-asian="SA" style:font-name-asian="Arial" fo:font-size="10pt" style:font-name="Arial" fo:letter-spacing="normal"/>
    </style:style>
    <style:style style:name="T361" style:family="text">
      <style:text-properties style:font-size-complex="11pt" style:font-size-asian="10pt" style:font-name-complex="Arial" fo:color="#003365" fo:language="pt" fo:country="BR" style:language-asian="ar" style:country-asian="SA" style:font-name-asian="Arial" fo:font-size="10pt" style:font-name="Arial" fo:letter-spacing="0.06pt"/>
    </style:style>
    <style:style style:name="T362" style:family="text">
      <style:text-properties fo:color="#003365" style:font-name="Arial" fo:font-size="10pt" fo:letter-spacing="0.2pt" fo:language="pt" fo:country="BR" style:language-asian="ar" style:country-asian="SA" style:font-name-asian="Arial" style:font-name-complex="Arial" style:font-size-asian="10pt" style:font-size-complex="11pt"/>
    </style:style>
    <style:style style:name="T363" style:family="text">
      <style:text-properties fo:color="#003365" style:font-name="Arial" fo:font-size="10pt" fo:letter-spacing="-0.14pt" fo:language="pt" fo:country="BR" style:language-asian="ar" style:country-asian="SA" style:font-name-asian="Arial" style:font-name-complex="Arial" style:font-size-asian="10pt" style:font-size-complex="11pt"/>
    </style:style>
    <style:style style:name="T364" style:family="text">
      <style:text-properties fo:color="#003365" style:font-name="Arial" fo:font-size="10pt" fo:letter-spacing="0.34pt" fo:language="pt" fo:country="BR" style:language-asian="ar" style:country-asian="SA" style:font-name-asian="Arial" style:font-name-complex="Arial" style:font-size-asian="10pt" style:font-size-complex="11pt"/>
    </style:style>
    <style:style style:name="T365" style:family="text">
      <style:text-properties style:font-name-asian="Arial" style:font-name-complex="Arial" style:font-size-asian="10pt" fo:color="#003365" style:font-name="Arial" fo:letter-spacing="0.06pt" fo:language="pt" fo:country="BR" style:language-asian="ar" style:country-asian="SA" fo:font-size="10pt" style:font-size-complex="11pt"/>
    </style:style>
    <style:style style:name="T366" style:family="text">
      <style:text-properties style:font-name="Arial" style:font-size-complex="11pt" style:font-size-asian="10pt" style:font-name-complex="Arial" style:font-name-asian="Arial" style:language-asian="ar" style:country-asian="SA" fo:color="#003365" fo:language="pt" fo:country="BR" fo:letter-spacing="0.06pt" fo:font-size="10pt"/>
    </style:style>
    <style:style style:name="T367" style:family="text">
      <style:text-properties fo:language="pt" fo:country="BR" style:font-name-complex="Arial" style:font-name-asian="Arial" style:language-asian="ar" style:country-asian="SA" style:font-size-complex="11pt" style:font-name="Arial" fo:color="#003365" fo:font-size="10pt" fo:letter-spacing="0.71pt" style:font-size-asian="10pt"/>
    </style:style>
    <style:style style:name="T368" style:family="text">
      <style:text-properties style:font-size-asian="10pt" style:font-name-asian="Arial" style:language-asian="ar" style:country-asian="SA" style:font-size-complex="11pt" style:font-name-complex="Arial" style:font-name="Arial" fo:font-size="10pt" fo:color="#003365" fo:language="pt" fo:country="BR" fo:letter-spacing="0.4pt"/>
    </style:style>
    <style:style style:name="T369" style:family="text">
      <style:text-properties style:font-size-complex="11pt" fo:language="pt" fo:country="BR" fo:color="#003365" style:font-name-asian="Arial" style:font-size-asian="10pt" style:font-name-complex="Arial" style:font-name="Arial" fo:letter-spacing="0.06pt" style:language-asian="ar" style:country-asian="SA" fo:font-size="10pt"/>
    </style:style>
    <style:style style:name="T370" style:family="text">
      <style:text-properties style:font-name-complex="Arial" fo:language="pt" fo:country="BR" style:language-asian="ar" style:country-asian="SA" fo:font-size="10pt" style:font-name="Arial" fo:letter-spacing="0.06pt" fo:color="#003365" style:font-name-asian="Arial" style:font-size-asian="10pt" style:font-size-complex="11pt"/>
    </style:style>
    <style:style style:name="T371" style:family="text">
      <style:text-properties fo:language="pt" fo:country="BR" style:font-size-complex="11pt" style:font-size-asian="10pt" style:language-asian="ar" style:country-asian="SA" style:font-name-complex="Arial" fo:font-size="10pt" style:font-name-asian="Arial" fo:letter-spacing="0.6pt" fo:color="#003365" style:font-name="Arial"/>
    </style:style>
    <style:style style:name="T372" style:family="text">
      <style:text-properties fo:language="pt" fo:country="BR" style:font-size-complex="11pt" style:font-size-asian="10pt" style:language-asian="ar" style:country-asian="SA" style:font-name-complex="Arial" fo:font-size="10pt" style:font-name-asian="Arial" fo:color="#003365" style:font-name="Arial" fo:letter-spacing="0.06pt"/>
    </style:style>
    <style:style style:name="T373" style:family="text">
      <style:text-properties fo:language="pt" fo:country="BR" style:font-size-complex="11pt" style:font-size-asian="10pt" style:language-asian="ar" style:country-asian="SA" style:font-name-complex="Arial" fo:font-size="10pt" style:font-name-asian="Arial" fo:color="#003365" style:font-name="Arial" fo:letter-spacing="normal"/>
    </style:style>
    <style:style style:name="T374" style:family="text">
      <style:text-properties fo:color="#003365" style:font-size-complex="11pt" style:font-name-asian="Arial" style:font-name-complex="Arial" style:font-size-asian="10pt" style:language-asian="ar" style:country-asian="SA" fo:letter-spacing="0.06pt" fo:font-size="10pt" style:font-name="Arial" fo:language="pt" fo:country="BR"/>
    </style:style>
    <style:style style:name="T375" style:family="text">
      <style:text-properties style:font-size-complex="11pt" style:language-asian="ar" style:country-asian="SA" style:font-name-asian="Arial" style:font-name-complex="Arial" style:font-name="Arial" fo:language="pt" fo:country="BR" fo:letter-spacing="0.51pt" style:font-size-asian="10pt" fo:color="#003365" fo:font-size="10pt"/>
    </style:style>
    <style:style style:name="T376" style:family="text">
      <style:text-properties style:font-size-complex="11pt" style:language-asian="ar" style:country-asian="SA" style:font-name-asian="Arial" style:font-name-complex="Arial" style:font-name="Arial" fo:language="pt" fo:country="BR" style:font-size-asian="10pt" fo:color="#003365" fo:font-size="10pt" fo:letter-spacing="0.06pt"/>
    </style:style>
    <style:style style:name="T377" style:family="text">
      <style:text-properties style:language-asian="ar" style:country-asian="SA" style:font-name="Arial" fo:font-size="10pt" fo:letter-spacing="0.06pt" style:font-name-asian="Arial" fo:language="pt" fo:country="BR" fo:color="#003365" style:font-name-complex="Arial" style:font-size-asian="10pt" style:font-size-complex="11pt"/>
    </style:style>
    <style:style style:name="T378" style:family="text">
      <style:text-properties style:language-asian="ar" style:country-asian="SA" style:font-name="Arial" fo:font-size="10pt" style:font-name-asian="Arial" fo:language="pt" fo:country="BR" fo:color="#003365" style:font-name-complex="Arial" style:font-size-asian="10pt" style:font-size-complex="11pt" fo:letter-spacing="-0.11pt"/>
    </style:style>
    <style:style style:name="T379" style:family="text">
      <style:text-properties style:language-asian="ar" style:country-asian="SA" style:font-name="Arial" fo:font-size="10pt" style:font-name-asian="Arial" fo:language="pt" fo:country="BR" fo:color="#003365" style:font-name-complex="Arial" style:font-size-asian="10pt" style:font-size-complex="11pt" fo:letter-spacing="0.06pt"/>
    </style:style>
    <style:style style:name="T380" style:family="text">
      <style:text-properties fo:letter-spacing="0.06pt" style:font-size-complex="11pt" style:font-size-asian="10pt" style:font-name-complex="Arial" style:font-name-asian="Arial" fo:language="pt" fo:country="BR" fo:color="#003365" fo:font-size="10pt" style:font-name="Arial" style:language-asian="ar" style:country-asian="SA"/>
    </style:style>
    <style:style style:name="T381" style:family="text">
      <style:text-properties style:language-asian="ar" style:country-asian="SA" style:font-size-complex="11pt" style:font-size-asian="10pt" style:font-name-complex="Arial" style:font-name-asian="Arial" fo:language="pt" fo:country="BR" fo:letter-spacing="0.99pt" fo:font-size="10pt" style:font-name="Arial" fo:color="#003365"/>
    </style:style>
    <style:style style:name="T382" style:family="text">
      <style:text-properties style:language-asian="ar" style:country-asian="SA" fo:language="pt" fo:country="BR" fo:font-size="10pt" fo:letter-spacing="0.06pt" fo:color="#003365" style:font-size-asian="10pt" style:font-size-complex="11pt" style:font-name-asian="Arial" style:font-name-complex="Arial" style:font-name="Arial"/>
    </style:style>
    <style:style style:name="T383" style:family="text">
      <style:text-properties style:font-size-complex="11pt" style:font-size-asian="10pt" style:font-name-asian="Arial" style:language-asian="ar" style:country-asian="SA" style:font-name-complex="Arial" fo:font-size="10pt" fo:color="#003365" fo:language="pt" fo:country="BR" fo:letter-spacing="0.06pt" style:font-name="Arial"/>
    </style:style>
    <style:style style:name="T384" style:family="text">
      <style:text-properties fo:color="#003365" fo:letter-spacing="0.6pt" style:font-name="Arial" fo:font-size="10pt" fo:language="pt" fo:country="BR" style:font-name-asian="Arial" style:font-size-asian="10pt" style:font-name-complex="Arial" style:font-size-complex="11pt" style:language-asian="ar" style:country-asian="SA"/>
    </style:style>
    <style:style style:name="T385" style:family="text">
      <style:text-properties style:font-size-asian="10pt" style:font-name-complex="Arial" fo:color="#003365" style:font-name="Arial" style:font-name-asian="Arial" style:language-asian="ar" style:country-asian="SA" fo:language="pt" fo:country="BR" style:font-size-complex="11pt" fo:letter-spacing="0.2pt" fo:font-size="10pt"/>
    </style:style>
    <style:style style:name="T386" style:family="text">
      <style:text-properties style:font-size-asian="10pt" style:font-name-complex="Arial" fo:color="#003365" style:font-name="Arial" style:font-name-asian="Arial" style:language-asian="ar" style:country-asian="SA" fo:language="pt" fo:country="BR" style:font-size-complex="11pt" fo:font-size="10pt" style:text-scale="102%"/>
    </style:style>
    <style:style style:name="T387" style:family="text">
      <style:text-properties style:font-size-asian="10pt" style:font-name-complex="Arial" fo:color="#003365" style:font-name="Arial" style:font-name-asian="Arial" style:language-asian="ar" style:country-asian="SA" fo:language="pt" fo:country="BR" style:font-size-complex="11pt" fo:font-size="10pt" style:text-scale="102%" fo:letter-spacing="-0.11pt"/>
    </style:style>
    <style:style style:name="T388" style:family="text">
      <style:text-properties style:font-size-asian="10pt" style:font-name-complex="Arial" fo:color="#003365" style:font-name="Arial" style:font-name-asian="Arial" style:language-asian="ar" style:country-asian="SA" fo:language="pt" fo:country="BR" style:font-size-complex="11pt" fo:font-size="10pt" style:text-scale="102%" fo:letter-spacing="0.06pt"/>
    </style:style>
    <style:style style:name="T389" style:family="text">
      <style:text-properties style:font-size-asian="10pt" style:font-name-complex="Arial" fo:color="#003365" style:font-name="Arial" style:font-name-asian="Arial" style:language-asian="ar" style:country-asian="SA" fo:language="pt" fo:country="BR" style:font-size-complex="11pt" fo:font-size="10pt" style:text-scale="102%" fo:letter-spacing="normal"/>
    </style:style>
    <style:style style:name="T390" style:family="text">
      <style:text-properties style:font-size-complex="11pt" style:font-name-asian="Arial" style:font-name-complex="Arial" style:font-size-asian="10pt" fo:color="#003365" style:font-name="Arial" fo:letter-spacing="0.06pt" fo:language="pt" fo:country="BR" style:language-asian="ar" style:country-asian="SA" fo:font-size="10pt"/>
    </style:style>
    <style:style style:name="T391" style:family="text">
      <style:text-properties fo:color="#003365" style:font-name-asian="Arial" style:language-asian="ar" style:country-asian="SA" style:font-name="Arial" fo:font-size="10pt" style:font-name-complex="Arial" style:font-size-asian="10pt" style:font-size-complex="11pt" fo:language="pt" fo:country="BR" fo:letter-spacing="0.06pt"/>
    </style:style>
    <style:style style:name="T392" style:family="text">
      <style:text-properties fo:color="#003365" fo:language="pt" fo:country="BR" fo:letter-spacing="0.06pt" style:font-name="Arial" fo:font-size="10pt" style:font-name-complex="Arial" style:language-asian="ar" style:country-asian="SA" style:font-size-complex="11pt" style:font-size-asian="10pt" style:font-name-asian="Arial"/>
    </style:style>
    <style:style style:name="T393" style:family="text">
      <style:text-properties fo:font-size="10pt" fo:color="#003365" fo:letter-spacing="0.99pt" fo:language="pt" fo:country="BR" style:font-name="Arial" style:font-name-complex="Arial" style:language-asian="ar" style:country-asian="SA" style:font-name-asian="Arial" style:font-size-asian="10pt" style:font-size-complex="11pt"/>
    </style:style>
    <style:style style:name="T394" style:family="text">
      <style:text-properties style:font-size-complex="11pt" style:font-name-asian="Arial" style:font-size-asian="10pt" style:font-name-complex="Arial" fo:language="pt" fo:country="BR" style:language-asian="ar" style:country-asian="SA" fo:letter-spacing="0.34pt" fo:font-size="10pt" style:font-name="Arial" fo:color="#003365"/>
    </style:style>
    <style:style style:name="T395" style:family="text">
      <style:text-properties style:font-size-complex="11pt" style:font-name-asian="Arial" style:font-size-asian="10pt" style:font-name-complex="Arial" fo:language="pt" fo:country="BR" style:language-asian="ar" style:country-asian="SA" fo:font-size="10pt" style:font-name="Arial" fo:color="#003365" fo:letter-spacing="normal"/>
    </style:style>
    <style:style style:name="T396" style:family="text">
      <style:text-properties style:font-size-complex="11pt" style:font-name-asian="Arial" style:font-size-asian="10pt" style:font-name-complex="Arial" fo:language="pt" fo:country="BR" style:language-asian="ar" style:country-asian="SA" fo:font-size="10pt" style:font-name="Arial" fo:color="#003365" fo:letter-spacing="0.06pt"/>
    </style:style>
    <style:style style:name="T397" style:family="text">
      <style:text-properties fo:language="pt" fo:country="BR" fo:letter-spacing="0.51pt" style:language-asian="ar" style:country-asian="SA" style:font-name="Arial" style:font-size-complex="11pt" style:font-size-asian="10pt" fo:color="#003365" fo:font-size="10pt" style:font-name-asian="Arial" style:font-name-complex="Arial"/>
    </style:style>
    <style:style style:name="T398" style:family="text">
      <style:text-properties fo:color="#003365" style:font-name="Arial" fo:font-size="10pt" fo:letter-spacing="0.14pt" fo:language="pt" fo:country="BR" style:language-asian="ar" style:country-asian="SA" style:font-name-asian="Arial" style:font-name-complex="Arial" style:font-size-asian="10pt" style:font-size-complex="11pt"/>
    </style:style>
    <style:style style:name="T399" style:family="text">
      <style:text-properties fo:color="#003365" style:font-name="Arial" fo:font-size="10pt" fo:language="pt" fo:country="BR" style:language-asian="ar" style:country-asian="SA" style:font-name-asian="Arial" style:font-name-complex="Arial" style:font-size-asian="10pt" style:font-size-complex="11pt" fo:letter-spacing="-0.11pt"/>
    </style:style>
    <style:style style:name="T400" style:family="text">
      <style:text-properties fo:color="#003365" fo:letter-spacing="0.31pt" fo:language="pt" fo:country="BR" fo:font-size="10pt" style:font-name="Arial" style:font-size-asian="10pt" style:font-size-complex="11pt" style:language-asian="ar" style:country-asian="SA" style:font-name-asian="Arial" style:font-name-complex="Arial"/>
    </style:style>
    <style:style style:name="T401" style:family="text">
      <style:text-properties style:font-name="Arial" fo:font-size="10pt" fo:letter-spacing="normal" fo:language="pt" fo:country="BR" fo:color="#003365" style:font-size-complex="11pt" style:font-name-asian="Arial" style:font-name-complex="Arial" style:font-size-asian="10pt" style:language-asian="ar" style:country-asian="SA"/>
    </style:style>
    <style:style style:name="T402" style:family="text">
      <style:text-properties style:font-name="Arial" fo:font-size="10pt" fo:language="pt" fo:country="BR" fo:color="#003365" style:font-size-complex="11pt" style:font-name-asian="Arial" style:font-name-complex="Arial" style:font-size-asian="10pt" style:language-asian="ar" style:country-asian="SA" fo:letter-spacing="0.06pt"/>
    </style:style>
    <style:style style:name="T403" style:family="text">
      <style:text-properties style:font-size-complex="11pt" style:font-size-asian="10pt" style:font-name-complex="Arial" fo:color="#003365" style:font-name-asian="Arial" style:language-asian="ar" style:country-asian="SA" fo:language="pt" fo:country="BR" fo:letter-spacing="0.96pt" fo:font-size="10pt" style:font-name="Arial"/>
    </style:style>
    <style:style style:name="T404" style:family="text">
      <style:text-properties style:font-size-complex="11pt" style:font-size-asian="10pt" style:font-name-complex="Arial" fo:color="#003365" style:font-name-asian="Arial" style:language-asian="ar" style:country-asian="SA" fo:language="pt" fo:country="BR" fo:font-size="10pt" style:font-name="Arial" style:text-scale="102%"/>
    </style:style>
    <style:style style:name="T405" style:family="text">
      <style:text-properties style:font-size-complex="11pt" style:font-size-asian="10pt" style:font-name-complex="Arial" fo:color="#003365" style:font-name-asian="Arial" style:language-asian="ar" style:country-asian="SA" fo:language="pt" fo:country="BR" fo:font-size="10pt" style:font-name="Arial" style:text-scale="102%" fo:letter-spacing="normal"/>
    </style:style>
    <style:style style:name="T406" style:family="text">
      <style:text-properties style:font-size-complex="11pt" style:font-size-asian="10pt" style:font-name-complex="Arial" fo:color="#003365" style:font-name-asian="Arial" style:language-asian="ar" style:country-asian="SA" fo:language="pt" fo:country="BR" fo:font-size="10pt" style:font-name="Arial" style:text-scale="102%" fo:letter-spacing="0.06pt"/>
    </style:style>
    <style:style style:name="T407" style:family="text">
      <style:text-properties style:font-size-asian="10pt" style:font-size-complex="11pt" style:font-weight-asian="bold" style:font-weight-complex="bold" fo:color="#003365" style:font-name="Arial" fo:font-size="10pt" fo:font-weight="bold" fo:language="pt" fo:country="BR" style:language-asian="ar" style:country-asian="SA" style:font-name-asian="Arial" style:font-name-complex="Arial"/>
    </style:style>
    <style:style style:name="T408" style:family="text">
      <style:text-properties style:font-size-asian="10pt" style:font-size-complex="11pt" style:font-weight-asian="bold" style:font-weight-complex="bold" fo:color="#003365" style:font-name="Arial" fo:font-size="10pt" fo:font-weight="bold" fo:language="pt" fo:country="BR" style:language-asian="ar" style:country-asian="SA" style:font-name-asian="Arial" style:font-name-complex="Arial" fo:letter-spacing="0.06pt"/>
    </style:style>
    <style:style style:name="T409" style:family="text">
      <style:text-properties fo:letter-spacing="0.74pt" fo:font-size="10pt" style:font-name="Arial" fo:color="#003365" fo:language="pt" fo:country="BR" style:language-asian="ar" style:country-asian="SA" style:font-name-complex="Arial" style:font-name-asian="Arial" style:font-size-complex="11pt" style:font-size-asian="10pt"/>
    </style:style>
    <style:style style:name="T410" style:family="text">
      <style:text-properties fo:font-size="10pt" style:font-name="Arial" fo:color="#003365" fo:language="pt" fo:country="BR" style:language-asian="ar" style:country-asian="SA" style:font-name-complex="Arial" style:font-name-asian="Arial" style:font-size-complex="11pt" style:font-size-asian="10pt" fo:letter-spacing="normal"/>
    </style:style>
    <style:style style:name="T411" style:family="text">
      <style:text-properties fo:font-size="10pt" style:font-name="Arial" fo:color="#003365" fo:language="pt" fo:country="BR" style:language-asian="ar" style:country-asian="SA" style:font-name-complex="Arial" style:font-name-asian="Arial" style:font-size-complex="11pt" style:font-size-asian="10pt" fo:letter-spacing="0.06pt"/>
    </style:style>
    <style:style style:name="T412" style:family="text">
      <style:text-properties fo:font-size="10pt" style:font-size-complex="11pt" style:font-size-asian="10pt" fo:letter-spacing="0.06pt" fo:language="pt" fo:country="BR" style:language-asian="ar" style:country-asian="SA" style:font-name-asian="Arial" style:font-name-complex="Arial" style:font-name="Arial" fo:color="#003365"/>
    </style:style>
    <style:style style:name="T413" style:family="text">
      <style:text-properties style:font-name="Arial" style:language-asian="ar" style:country-asian="SA" fo:letter-spacing="0.65pt" fo:color="#003365" style:font-size-asian="10pt" fo:font-size="10pt" style:font-name-asian="Arial" style:font-size-complex="11pt" fo:language="pt" fo:country="BR" style:font-name-complex="Arial"/>
    </style:style>
    <style:style style:name="T414" style:family="text">
      <style:text-properties fo:language="pt" fo:country="BR" style:font-size-complex="11pt" style:font-name-complex="Arial" style:font-name-asian="Arial" style:font-size-asian="10pt" fo:font-size="10pt" fo:letter-spacing="normal" style:font-name="Arial" style:language-asian="ar" style:country-asian="SA" fo:color="#003365"/>
    </style:style>
    <style:style style:name="T415" style:family="text">
      <style:text-properties style:font-size-complex="11pt" style:font-size-asian="10pt" style:font-name-complex="Arial" fo:color="#003365" fo:language="pt" fo:country="BR" style:language-asian="ar" style:country-asian="SA" style:font-name-asian="Arial" fo:letter-spacing="normal" fo:font-size="10pt" style:font-name="Arial"/>
    </style:style>
    <style:style style:name="T416" style:family="text">
      <style:text-properties style:font-size-asian="10pt" style:language-asian="ar" style:country-asian="SA" fo:letter-spacing="0.79pt" style:font-name-asian="Arial" fo:font-size="10pt" fo:language="pt" fo:country="BR" style:font-size-complex="11pt" fo:color="#003365" style:font-name-complex="Arial" style:font-name="Arial"/>
    </style:style>
    <style:style style:name="T417" style:family="text">
      <style:text-properties style:font-size-asian="10pt" style:language-asian="ar" style:country-asian="SA" style:font-name-asian="Arial" fo:font-size="10pt" fo:language="pt" fo:country="BR" style:font-size-complex="11pt" fo:color="#003365" style:font-name-complex="Arial" style:font-name="Arial" fo:letter-spacing="normal"/>
    </style:style>
    <style:style style:name="T418" style:family="text">
      <style:text-properties style:font-size-asian="10pt" style:language-asian="ar" style:country-asian="SA" style:font-name-asian="Arial" fo:font-size="10pt" fo:language="pt" fo:country="BR" style:font-size-complex="11pt" fo:color="#003365" style:font-name-complex="Arial" style:font-name="Arial" fo:letter-spacing="0.06pt"/>
    </style:style>
    <style:style style:name="T419" style:family="text">
      <style:text-properties fo:color="#003365" style:font-name="Arial" fo:font-size="10pt" style:font-name-complex="Arial" style:font-name-asian="Arial" fo:language="pt" fo:country="BR" fo:letter-spacing="0.34pt" style:language-asian="ar" style:country-asian="SA" style:font-size-asian="10pt" style:font-size-complex="11pt"/>
    </style:style>
    <style:style style:name="T420" style:family="text">
      <style:text-properties fo:letter-spacing="0.06pt" fo:color="#003365" style:font-name="Arial" fo:font-size="10pt" style:font-name-asian="Arial" fo:language="pt" fo:country="BR" style:font-name-complex="Arial" style:font-size-asian="10pt" style:font-size-complex="11pt" style:language-asian="ar" style:country-asian="SA"/>
    </style:style>
    <style:style style:name="T421" style:family="text">
      <style:text-properties fo:font-size="10pt" fo:letter-spacing="0.71pt" fo:language="pt" fo:country="BR" fo:color="#003365" style:font-name="Arial" style:font-size-asian="10pt" style:font-size-complex="11pt" style:language-asian="ar" style:country-asian="SA" style:font-name-asian="Arial" style:font-name-complex="Arial"/>
    </style:style>
    <style:style style:name="T422" style:family="text">
      <style:text-properties style:font-name-asian="Arial" style:language-asian="ar" style:country-asian="SA" fo:color="#003365" style:font-size-asian="10pt" style:font-name="Arial" style:font-name-complex="Arial" fo:font-size="10pt" style:font-size-complex="11pt" fo:language="pt" fo:country="BR" fo:letter-spacing="0.06pt"/>
    </style:style>
    <style:style style:name="T423" style:family="text">
      <style:text-properties fo:color="#003365" fo:font-size="10pt" style:font-name="Arial" fo:letter-spacing="0.06pt" fo:language="pt" fo:country="BR" style:language-asian="ar" style:country-asian="SA" style:font-name-asian="Arial" style:font-size-complex="11pt" style:font-name-complex="Arial" style:font-size-asian="10pt"/>
    </style:style>
    <style:style style:name="T424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fo:letter-spacing="0.65pt"/>
    </style:style>
    <style:style style:name="T425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style:text-scale="102%" fo:letter-spacing="normal"/>
    </style:style>
    <style:style style:name="T426" style:family="text">
      <style:text-properties fo:letter-spacing="normal" style:font-size-asian="10pt" style:font-size-complex="11pt" style:font-name-asian="Arial" style:font-name-complex="Arial" fo:color="#003365" style:font-name="Arial" fo:language="pt" fo:country="BR" style:language-asian="ar" style:country-asian="SA" fo:font-size="10pt"/>
    </style:style>
    <style:style style:name="T427" style:family="text">
      <style:text-properties style:font-size-asian="10pt" fo:language="pt" fo:country="BR" style:font-size-complex="11pt" style:font-name-complex="Arial" fo:letter-spacing="0.85pt" fo:font-size="10pt" style:font-name="Arial" fo:color="#003365" style:language-asian="ar" style:country-asian="SA" style:font-name-asian="Arial"/>
    </style:style>
    <style:style style:name="T428" style:family="text">
      <style:text-properties style:font-name-asian="Arial" style:font-size-asian="10pt" style:font-size-complex="11pt" style:language-asian="ar" style:country-asian="SA" style:font-name-complex="Arial" fo:color="#003365" fo:font-size="10pt" style:font-name="Arial" fo:letter-spacing="0.11pt" fo:language="pt" fo:country="BR"/>
    </style:style>
    <style:style style:name="T429" style:family="text">
      <style:text-properties style:font-size-asian="10pt" style:font-name-asian="Arial" style:language-asian="ar" style:country-asian="SA" style:font-size-complex="11pt" style:font-name-complex="Arial" style:font-name="Arial" fo:language="pt" fo:country="BR" fo:letter-spacing="0.06pt" fo:font-size="10pt" fo:color="#003365"/>
    </style:style>
    <style:style style:name="T430" style:family="text">
      <style:text-properties style:font-size-asian="10pt" style:font-name-asian="Arial" style:language-asian="ar" style:country-asian="SA" style:font-size-complex="11pt" style:font-name-complex="Arial" style:font-name="Arial" fo:language="pt" fo:country="BR" fo:font-size="10pt" fo:color="#003365" fo:letter-spacing="normal"/>
    </style:style>
    <style:style style:name="T431" style:family="text">
      <style:text-properties fo:color="#003365" style:font-name="Arial" style:font-name-complex="Arial" style:font-name-asian="Arial" style:language-asian="ar" style:country-asian="SA" fo:font-size="10pt" fo:language="pt" fo:country="BR" fo:letter-spacing="normal" style:font-size-asian="10pt" style:font-size-complex="11pt"/>
    </style:style>
    <style:style style:name="T432" style:family="text">
      <style:text-properties fo:color="#003365" style:font-name="Arial" style:font-name-complex="Arial" style:font-name-asian="Arial" style:language-asian="ar" style:country-asian="SA" fo:font-size="10pt" fo:language="pt" fo:country="BR" style:font-size-asian="10pt" style:font-size-complex="11pt" fo:letter-spacing="0.06pt"/>
    </style:style>
    <style:style style:name="T433" style:family="text">
      <style:text-properties style:font-size-asian="10pt" style:language-asian="ar" style:country-asian="SA" fo:font-size="10pt" style:font-name="Arial" style:font-name-complex="Arial" fo:language="pt" fo:country="BR" fo:letter-spacing="0.85pt" style:font-size-complex="11pt" fo:color="#003365" style:font-name-asian="Arial"/>
    </style:style>
    <style:style style:name="T434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fo:letter-spacing="0.26pt"/>
    </style:style>
    <style:style style:name="T435" style:family="text">
      <style:text-properties style:font-weight-complex="bold" fo:color="#003365" fo:font-size="10pt" fo:font-weight="bold" fo:language="pt" fo:country="BR" style:language-asian="ar" style:country-asian="SA" style:font-name-asian="Arial" style:font-name-complex="Arial" style:font-size-asian="10pt" style:font-size-complex="11pt" style:font-weight-asian="bold" style:font-name="Arial"/>
    </style:style>
    <style:style style:name="T436" style:family="text">
      <style:text-properties style:font-weight-complex="bold" fo:color="#003365" fo:font-size="10pt" fo:font-weight="bold" fo:language="pt" fo:country="BR" style:language-asian="ar" style:country-asian="SA" style:font-name-asian="Arial" style:font-name-complex="Arial" style:font-size-asian="10pt" style:font-size-complex="11pt" style:font-weight-asian="bold" style:font-name="Arial" fo:letter-spacing="0.06pt"/>
    </style:style>
    <style:style style:name="T437" style:family="text">
      <style:text-properties fo:color="#003365" fo:font-size="10pt" fo:language="pt" fo:country="BR" style:language-asian="ar" style:country-asian="SA" style:font-name-asian="Arial" style:font-name-complex="Arial" style:font-size-asian="10pt" style:font-size-complex="11pt" style:font-name="Arial"/>
    </style:style>
    <style:style style:name="T438" style:family="text">
      <style:text-properties fo:color="#003365" fo:font-size="10pt" fo:language="pt" fo:country="BR" style:language-asian="ar" style:country-asian="SA" style:font-name-asian="Arial" style:font-name-complex="Arial" style:font-size-asian="10pt" style:font-size-complex="11pt" style:font-name="Arial" fo:letter-spacing="0.79pt"/>
    </style:style>
    <style:style style:name="T439" style:family="text">
      <style:text-properties fo:color="#003365" fo:font-size="10pt" style:language-asian="ar" style:country-asian="SA" style:font-name-asian="Arial" style:font-name-complex="Arial" style:font-size-asian="10pt" style:font-size-complex="11pt" style:font-name="Arial" style:text-scale="102%" fo:letter-spacing="normal" fo:language="en" fo:country="US"/>
    </style:style>
    <style:style style:name="T440" style:family="text">
      <style:text-properties fo:color="#003365" fo:font-size="10pt" style:language-asian="ar" style:country-asian="SA" style:font-name-asian="Arial" style:font-name-complex="Arial" style:font-size-asian="10pt" style:font-size-complex="11pt" style:font-name="Arial" style:text-scale="102%" fo:language="en" fo:country="US" fo:letter-spacing="0.06pt"/>
    </style:style>
    <style:style style:name="T441" style:family="text">
      <style:text-properties fo:color="#003365" fo:font-size="10pt" style:language-asian="ar" style:country-asian="SA" style:font-name-asian="Arial" style:font-name-complex="Arial" style:font-size-asian="10pt" style:font-size-complex="11pt" style:font-name="Arial" style:text-scale="102%" fo:language="en" fo:country="US" fo:letter-spacing="-0.11pt"/>
    </style:style>
    <style:style style:name="T442" style:family="text">
      <style:text-properties fo:color="#003365" fo:font-size="10pt" style:language-asian="ar" style:country-asian="SA" style:font-name-asian="Arial" style:font-name-complex="Arial" style:font-size-asian="10pt" style:font-size-complex="11pt" style:font-name="Arial" style:text-scale="102%" fo:language="en" fo:country="US"/>
    </style:style>
    <style:style style:name="T443" style:family="text">
      <style:text-properties fo:color="#003365" fo:font-size="10pt" style:language-asian="ar" style:country-asian="SA" style:font-name-asian="Arial" style:font-name-complex="Arial" style:font-size-asian="10pt" style:font-size-complex="11pt" style:font-name="Arial" style:text-scale="102%" fo:language="en" fo:country="US" fo:letter-spacing="normal"/>
    </style:style>
    <style:style style:name="T444" style:family="text">
      <style:text-properties style:font-size-complex="11pt" fo:color="#003365" style:font-name="Arial" fo:font-size="10pt" fo:letter-spacing="normal" fo:language="pt" fo:country="BR" style:language-asian="ar" style:country-asian="SA" style:font-name-asian="Arial" style:font-name-complex="Arial" style:font-size-asian="10pt"/>
    </style:style>
    <style:style style:name="T445" style:family="text">
      <style:text-properties style:font-name-asian="Arial" style:language-asian="ar" style:country-asian="SA" style:font-size-complex="11pt" style:font-size-asian="10pt" style:font-name-complex="Arial" fo:letter-spacing="0.85pt" fo:font-size="10pt" style:font-name="Arial" fo:color="#003365" fo:language="pt" fo:country="BR"/>
    </style:style>
    <style:style style:name="T446" style:family="text">
      <style:text-properties style:font-size-asian="10pt" style:font-name-complex="Arial" fo:color="#003365" fo:language="pt" fo:country="BR" style:font-name="Arial" style:language-asian="ar" style:country-asian="SA" style:font-size-complex="11pt" style:font-name-asian="Arial" fo:letter-spacing="0.11pt" fo:font-size="10pt"/>
    </style:style>
    <style:style style:name="T447" style:family="text">
      <style:text-properties fo:color="#003365" style:font-name="Arial" fo:language="pt" fo:country="BR" fo:font-size="10pt" fo:font-style="italic" style:language-asian="ar" style:country-asian="SA" style:font-name-asian="Arial" style:font-name-complex="Arial" style:font-size-asian="10pt" style:font-style-asian="italic" style:font-style-complex="italic" style:font-size-complex="11pt"/>
    </style:style>
    <style:style style:name="T448" style:family="text">
      <style:text-properties fo:color="#003365" style:font-name="Arial" fo:language="pt" fo:country="BR" fo:font-size="10pt" fo:font-style="italic" style:language-asian="ar" style:country-asian="SA" style:font-name-asian="Arial" style:font-name-complex="Arial" style:font-size-asian="10pt" style:font-style-asian="italic" style:font-style-complex="italic" style:font-size-complex="11pt" fo:letter-spacing="0.06pt"/>
    </style:style>
    <style:style style:name="T449" style:family="text">
      <style:text-properties fo:color="#003365" style:font-name="Arial" fo:language="pt" fo:country="BR" fo:font-size="10pt" style:language-asian="ar" style:country-asian="SA" style:font-name-asian="Arial" style:font-name-complex="Arial" style:font-size-asian="10pt" style:font-size-complex="11pt" fo:letter-spacing="0.71pt"/>
    </style:style>
    <style:style style:name="T450" style:family="text">
      <style:text-properties style:font-name-asian="Arial" style:language-asian="ar" style:country-asian="SA" style:font-name="Arial" fo:font-size="10pt" fo:letter-spacing="0.06pt" fo:language="pt" fo:country="BR" style:font-name-complex="Arial" style:font-size-asian="10pt" style:font-size-complex="11pt" fo:color="#003365"/>
    </style:style>
    <style:style style:name="T451" style:family="text">
      <style:text-properties fo:language="pt" fo:country="BR" fo:color="#003365" style:font-size-complex="11pt" style:font-size-asian="10pt" style:font-name-asian="Arial" fo:letter-spacing="0.06pt" fo:font-size="10pt" style:font-name="Arial" style:language-asian="ar" style:country-asian="SA" style:font-name-complex="Arial"/>
    </style:style>
    <style:style style:name="T452" style:family="text">
      <style:text-properties fo:language="pt" fo:country="BR" fo:color="#003365" style:font-name="Arial" fo:font-size="10pt" fo:letter-spacing="0.74pt" style:font-name-asian="Arial" style:font-name-complex="Arial" style:font-size-asian="10pt" style:font-size-complex="11pt" style:language-asian="ar" style:country-asian="SA"/>
    </style:style>
    <style:style style:name="T453" style:family="text">
      <style:text-properties fo:language="pt" fo:country="BR" style:font-size-asian="10pt" style:font-size-complex="11pt" style:font-name="Arial" fo:font-size="10pt" style:language-asian="ar" style:country-asian="SA" style:font-name-asian="Arial" style:font-name-complex="Arial" fo:color="#003365" fo:letter-spacing="0.06pt"/>
    </style:style>
    <style:style style:name="T454" style:family="text">
      <style:text-properties style:font-name="Arial" fo:font-size="10pt" style:font-name-complex="Arial" style:font-size-complex="11pt" fo:language="pt" fo:country="BR" style:font-name-asian="Arial" fo:letter-spacing="0.06pt" fo:color="#003365" style:font-size-asian="10pt" style:language-asian="ar" style:country-asian="SA"/>
    </style:style>
    <style:style style:name="T455" style:family="text">
      <style:text-properties style:font-name-asian="Arial" style:font-size-asian="10pt" style:language-asian="ar" style:country-asian="SA" style:font-size-complex="11pt" style:font-name-complex="Arial" style:font-name="Arial" fo:language="pt" fo:country="BR" fo:letter-spacing="0.71pt" fo:color="#003365" fo:font-size="10pt"/>
    </style:style>
    <style:style style:name="T456" style:family="text">
      <style:text-properties style:font-name-asian="Arial" style:font-size-asian="10pt" style:language-asian="ar" style:country-asian="SA" style:font-size-complex="11pt" style:font-name-complex="Arial" style:font-name="Arial" fo:language="pt" fo:country="BR" fo:color="#003365" fo:font-size="10pt" fo:letter-spacing="0.06pt"/>
    </style:style>
    <style:style style:name="T457" style:family="text">
      <style:text-properties style:font-size-complex="11pt" style:font-name-asian="Arial" style:language-asian="ar" style:country-asian="SA" style:font-size-asian="10pt" fo:language="pt" fo:country="BR" fo:letter-spacing="normal" fo:color="#003365" style:font-name="Arial" fo:font-size="10pt" style:font-name-complex="Arial"/>
    </style:style>
    <style:style style:name="T458" style:family="text">
      <style:text-properties style:font-name-complex="Arial" style:font-name-asian="Arial" fo:font-size="10pt" fo:letter-spacing="0.71pt" style:font-size-complex="11pt" style:language-asian="ar" style:country-asian="SA" style:font-name="Arial" fo:color="#003365" style:font-size-asian="10pt" fo:language="pt" fo:country="BR"/>
    </style:style>
    <style:style style:name="T459" style:family="text">
      <style:text-properties style:font-name-complex="Arial" style:font-name-asian="Arial" fo:font-size="10pt" style:font-size-complex="11pt" style:language-asian="ar" style:country-asian="SA" style:font-name="Arial" fo:color="#003365" style:font-size-asian="10pt" fo:language="pt" fo:country="BR" style:text-scale="102%" fo:letter-spacing="normal"/>
    </style:style>
    <style:style style:name="T460" style:family="text">
      <style:text-properties style:font-name-complex="Arial" style:font-name-asian="Arial" fo:font-size="10pt" style:font-size-complex="11pt" style:language-asian="ar" style:country-asian="SA" style:font-name="Arial" fo:color="#003365" style:font-size-asian="10pt" fo:language="pt" fo:country="BR" style:text-scale="102%" fo:letter-spacing="0.06pt"/>
    </style:style>
    <style:style style:name="T461" style:family="text">
      <style:text-properties style:font-name-complex="Arial" style:font-name-asian="Arial" fo:font-size="10pt" style:font-size-complex="11pt" style:language-asian="ar" style:country-asian="SA" style:font-name="Arial" fo:color="#003365" style:font-size-asian="10pt" fo:language="pt" fo:country="BR" style:text-scale="102%"/>
    </style:style>
    <style:style style:name="T462" style:family="text">
      <style:text-properties style:font-size-asian="10pt" style:font-size-complex="11pt" style:font-name-complex="Arial" style:language-asian="ar" style:country-asian="SA" style:font-name-asian="Arial" fo:color="#003365" fo:language="en" fo:country="US" fo:letter-spacing="0.06pt" fo:font-size="10pt" style:font-name="Arial"/>
    </style:style>
    <style:style style:name="T463" style:family="text">
      <style:text-properties style:font-name="Arial" style:font-size-asian="10pt" style:font-name-asian="Arial" fo:language="en" fo:country="US" style:font-size-complex="11pt" fo:letter-spacing="normal" style:language-asian="ar" style:country-asian="SA" fo:font-size="10pt" style:font-name-complex="Arial" fo:color="#003365"/>
    </style:style>
    <style:style style:name="T464" style:family="text">
      <style:text-properties style:font-name="Arial" style:font-size-asian="10pt" style:font-name-asian="Arial" fo:language="en" fo:country="US" style:font-size-complex="11pt" style:language-asian="ar" style:country-asian="SA" fo:font-size="10pt" style:font-name-complex="Arial" fo:color="#003365" fo:letter-spacing="0.06pt"/>
    </style:style>
    <style:style style:name="T465" style:family="text">
      <style:text-properties style:font-name-complex="Arial" style:font-name-asian="Arial" style:language-asian="ar" style:country-asian="SA" style:font-name="Arial" fo:color="#003365" style:font-size-asian="10pt" fo:language="en" fo:country="US" fo:letter-spacing="0.74pt" fo:font-size="10pt" style:font-size-complex="11pt"/>
    </style:style>
    <style:style style:name="T466" style:family="text">
      <style:text-properties style:font-name-complex="Arial" style:font-name-asian="Arial" style:language-asian="ar" style:country-asian="SA" style:font-name="Arial" fo:color="#003365" style:font-size-asian="10pt" fo:language="en" fo:country="US" fo:font-size="10pt" style:font-size-complex="11pt" fo:letter-spacing="0.06pt"/>
    </style:style>
    <style:style style:name="T467" style:family="text">
      <style:text-properties fo:color="#003365" style:font-name="Arial" style:font-name-complex="Arial" style:font-name-asian="Arial" style:language-asian="ar" style:country-asian="SA" fo:font-size="10pt" fo:language="en" fo:country="US" fo:letter-spacing="0.06pt" style:font-size-asian="10pt" style:font-size-complex="11pt"/>
    </style:style>
    <style:style style:name="T468" style:family="text">
      <style:text-properties fo:color="#003365" style:font-name="Arial" style:font-name-complex="Arial" style:font-name-asian="Arial" style:language-asian="ar" style:country-asian="SA" fo:font-size="10pt" fo:language="en" fo:country="US" style:font-size-asian="10pt" style:font-size-complex="11pt" fo:letter-spacing="normal"/>
    </style:style>
    <style:style style:name="T469" style:family="text">
      <style:text-properties style:language-asian="ar" style:country-asian="SA" style:font-size-asian="10pt" style:font-name="Arial" style:font-name-asian="Arial" style:font-name-complex="Arial" fo:language="en" fo:country="US" fo:letter-spacing="0.74pt" fo:color="#003365" style:font-size-complex="11pt" fo:font-size="10pt"/>
    </style:style>
    <style:style style:name="T470" style:family="text">
      <style:text-properties style:font-size-asian="10pt" style:font-name-complex="Arial" fo:color="#003365" fo:language="en" fo:country="US" style:font-name="Arial" style:language-asian="ar" style:country-asian="SA" style:font-size-complex="11pt" style:font-name-asian="Arial" fo:letter-spacing="0.65pt" fo:font-size="10pt"/>
    </style:style>
    <style:style style:name="T471" style:family="text">
      <style:text-properties style:font-size-asian="10pt" style:font-name-complex="Arial" fo:color="#003365" fo:language="en" fo:country="US" style:font-name="Arial" style:language-asian="ar" style:country-asian="SA" style:font-size-complex="11pt" style:font-name-asian="Arial" fo:font-size="10pt" style:text-scale="102%"/>
    </style:style>
    <style:style style:name="T472" style:family="text">
      <style:text-properties style:font-size-asian="10pt" style:font-name-complex="Arial" fo:color="#003365" fo:language="en" fo:country="US" style:font-name="Arial" style:language-asian="ar" style:country-asian="SA" style:font-size-complex="11pt" style:font-name-asian="Arial" fo:font-size="10pt" style:text-scale="102%" fo:letter-spacing="0.06pt"/>
    </style:style>
    <style:style style:name="T473" style:family="text">
      <style:text-properties style:font-name-asian="Arial" style:font-name-complex="Arial" style:font-size-asian="10pt" style:font-size-complex="11pt" fo:color="#003365" style:font-name="Arial" fo:font-size="10pt" fo:letter-spacing="normal" fo:language="en" fo:country="US" style:language-asian="ar" style:country-asian="SA"/>
    </style:style>
    <style:style style:name="T474" style:family="text">
      <style:text-properties style:font-name-asian="Arial" style:font-name-complex="Arial" style:font-size-asian="10pt" style:font-size-complex="11pt" fo:color="#003365" style:font-name="Arial" fo:font-size="10pt" fo:language="en" fo:country="US" style:language-asian="ar" style:country-asian="SA" fo:letter-spacing="0.06pt"/>
    </style:style>
    <style:style style:name="T475" style:family="text">
      <style:text-properties style:font-name-asian="Arial" style:font-name-complex="Arial" style:font-size-asian="10pt" style:font-size-complex="11pt" fo:color="#003365" style:font-name="Arial" fo:font-size="10pt" fo:language="en" fo:country="US" style:language-asian="ar" style:country-asian="SA" fo:letter-spacing="normal"/>
    </style:style>
    <style:style style:name="T476" style:family="text">
      <style:text-properties fo:color="#003365" style:font-name="Arial" fo:font-size="10pt" fo:letter-spacing="0.74pt" fo:language="en" fo:country="US" style:language-asian="ar" style:country-asian="SA" style:font-name-asian="Arial" style:font-name-complex="Arial" style:font-size-asian="10pt" style:font-size-complex="11pt"/>
    </style:style>
    <style:style style:name="T477" style:family="text">
      <style:text-properties fo:color="#003365" style:font-name="Arial" fo:font-size="10pt" fo:language="en" fo:country="US" style:language-asian="ar" style:country-asian="SA" style:font-name-asian="Arial" style:font-name-complex="Arial" style:font-size-asian="10pt" style:font-size-complex="11pt" style:text-scale="102%" fo:letter-spacing="normal"/>
    </style:style>
    <style:style style:name="T478" style:family="text">
      <style:text-properties fo:color="#003365" style:font-name="Arial" fo:font-size="10pt" fo:language="en" fo:country="US" style:language-asian="ar" style:country-asian="SA" style:font-name-asian="Arial" style:font-name-complex="Arial" style:font-size-asian="10pt" style:font-size-complex="11pt" style:text-scale="102%" fo:letter-spacing="0.06pt"/>
    </style:style>
    <style:style style:name="T479" style:family="text">
      <style:text-properties fo:color="#003365" style:font-name="Arial" fo:font-size="10pt" fo:language="en" fo:country="US" style:language-asian="ar" style:country-asian="SA" style:font-name-asian="Arial" style:font-name-complex="Arial" style:font-size-asian="10pt" style:font-size-complex="11pt" style:text-scale="102%"/>
    </style:style>
    <style:style style:name="T480" style:family="text">
      <style:text-properties style:font-size-complex="11pt" style:font-size-asian="10pt" style:font-name-complex="Arial" style:font-name-asian="Arial" style:language-asian="ar" style:country-asian="SA" fo:language="en" fo:country="US" fo:font-weight="bold" fo:font-size="10pt" style:font-name="Arial" fo:color="#003365" style:font-weight-complex="bold" style:font-weight-asian="bold"/>
    </style:style>
    <style:style style:name="T481" style:family="text">
      <style:text-properties style:font-size-complex="11pt" style:font-size-asian="10pt" style:font-name-complex="Arial" style:font-name-asian="Arial" style:language-asian="ar" style:country-asian="SA" fo:language="en" fo:country="US" fo:font-weight="bold" fo:font-size="10pt" style:font-name="Arial" fo:color="#003365" style:font-weight-complex="bold" style:font-weight-asian="bold" fo:letter-spacing="0.06pt"/>
    </style:style>
    <style:style style:name="T482" style:family="text">
      <style:text-properties style:font-size-complex="11pt" style:font-size-asian="10pt" fo:font-size="10pt" style:font-name-complex="Arial" style:font-name-asian="Arial" style:language-asian="ar" style:country-asian="SA" fo:language="en" fo:country="US" fo:letter-spacing="0.74pt" style:font-name="Arial" fo:color="#003365"/>
    </style:style>
    <style:style style:name="T483" style:family="text">
      <style:text-properties style:font-size-complex="11pt" style:font-size-asian="10pt" fo:font-size="10pt" style:font-name-complex="Arial" style:font-name-asian="Arial" style:language-asian="ar" style:country-asian="SA" style:font-name="Arial" fo:color="#003365" fo:language="pt" fo:country="BR"/>
    </style:style>
    <style:style style:name="T484" style:family="text">
      <style:text-properties style:font-size-complex="11pt" style:font-size-asian="10pt" fo:font-size="10pt" style:font-name-complex="Arial" style:font-name-asian="Arial" style:language-asian="ar" style:country-asian="SA" style:font-name="Arial" fo:color="#003365" fo:language="pt" fo:country="BR" fo:letter-spacing="0.06pt"/>
    </style:style>
    <style:style style:name="T485" style:family="text">
      <style:text-properties style:font-size-complex="11pt" style:font-size-asian="10pt" fo:font-size="10pt" style:font-name-complex="Arial" style:font-name-asian="Arial" style:language-asian="ar" style:country-asian="SA" style:font-name="Arial" fo:color="#003365" fo:language="pt" fo:country="BR" fo:letter-spacing="-0.11pt"/>
    </style:style>
    <style:style style:name="T486" style:family="text">
      <style:text-properties style:font-size-complex="11pt" style:font-size-asian="10pt" fo:font-size="10pt" style:font-name-complex="Arial" style:font-name-asian="Arial" style:language-asian="ar" style:country-asian="SA" style:font-name="Arial" fo:color="#003365" fo:language="pt" fo:country="BR" fo:letter-spacing="normal"/>
    </style:style>
    <style:style style:name="T487" style:family="text">
      <style:text-properties style:font-size-complex="11pt" style:font-size-asian="10pt" fo:font-size="10pt" style:font-name-complex="Arial" style:font-name-asian="Arial" style:language-asian="ar" style:country-asian="SA" style:font-name="Arial" fo:color="#003365" fo:language="pt" fo:country="BR" fo:letter-spacing="0.74pt"/>
    </style:style>
    <style:style style:name="T488" style:family="text">
      <style:text-properties fo:font-size="10pt" style:font-name="Arial" fo:color="#003365" style:font-size-complex="11pt" style:font-size-asian="10pt" style:font-name-complex="Arial" style:font-name-asian="Arial" style:language-asian="ar" style:country-asian="SA" fo:language="en" fo:country="US" fo:letter-spacing="0.06pt"/>
    </style:style>
    <style:style style:name="T489" style:family="text">
      <style:text-properties fo:font-size="10pt" fo:letter-spacing="0.06pt" fo:color="#003365" fo:language="en" fo:country="US" style:font-size-asian="10pt" style:font-size-complex="11pt" style:font-name="Arial" style:language-asian="ar" style:country-asian="SA" style:font-name-asian="Arial" style:font-name-complex="Arial"/>
    </style:style>
    <style:style style:name="T490" style:family="text">
      <style:text-properties fo:font-size="10pt" fo:color="#003365" fo:language="en" fo:country="US" style:font-size-asian="10pt" style:font-size-complex="11pt" style:font-name="Arial" style:language-asian="ar" style:country-asian="SA" style:font-name-asian="Arial" style:font-name-complex="Arial" fo:letter-spacing="normal"/>
    </style:style>
    <style:style style:name="T491" style:family="text">
      <style:text-properties fo:font-size="10pt" fo:color="#003365" fo:language="en" fo:country="US" style:font-size-asian="10pt" style:font-size-complex="11pt" style:font-name="Arial" style:language-asian="ar" style:country-asian="SA" style:font-name-asian="Arial" style:font-name-complex="Arial" fo:letter-spacing="0.06pt"/>
    </style:style>
    <style:style style:name="T492" style:family="text">
      <style:text-properties style:font-name-complex="Arial" style:font-size-asian="10pt" style:font-name="Arial" style:font-size-complex="11pt" fo:font-size="10pt" style:font-name-asian="Arial" style:language-asian="ar" style:country-asian="SA" fo:language="en" fo:country="US" fo:letter-spacing="0.74pt" fo:color="#003365"/>
    </style:style>
    <style:style style:name="T493" style:family="text">
      <style:text-properties style:font-name-complex="Arial" style:font-size-asian="10pt" style:font-name="Arial" style:font-size-complex="11pt" fo:font-size="10pt" style:font-name-asian="Arial" style:language-asian="ar" style:country-asian="SA" fo:language="en" fo:country="US" fo:color="#003365" fo:letter-spacing="0.06pt"/>
    </style:style>
    <style:style style:name="T494" style:family="text">
      <style:text-properties fo:font-size="10pt" style:font-size-complex="11pt" style:font-size-asian="10pt" fo:language="en" fo:country="US" style:font-name-complex="Arial" style:language-asian="ar" style:country-asian="SA" style:font-name-asian="Arial" fo:letter-spacing="0.45pt" style:font-name="Arial" fo:color="#003365"/>
    </style:style>
    <style:style style:name="T495" style:family="text">
      <style:text-properties fo:font-size="10pt" style:font-size-complex="11pt" style:font-size-asian="10pt" fo:language="en" fo:country="US" style:font-name-complex="Arial" style:language-asian="ar" style:country-asian="SA" style:font-name-asian="Arial" style:font-name="Arial" fo:color="#003365" style:text-scale="102%" fo:letter-spacing="0.06pt"/>
    </style:style>
    <style:style style:name="T496" style:family="text">
      <style:text-properties fo:font-size="10pt" style:font-size-complex="11pt" style:font-size-asian="10pt" fo:language="en" fo:country="US" style:font-name-complex="Arial" style:language-asian="ar" style:country-asian="SA" style:font-name-asian="Arial" style:font-name="Arial" fo:color="#003365" style:text-scale="102%" fo:letter-spacing="normal"/>
    </style:style>
    <style:style style:name="T497" style:family="text">
      <style:text-properties fo:font-size="10pt" style:font-size-complex="11pt" style:font-size-asian="10pt" fo:language="en" fo:country="US" style:font-name-complex="Arial" style:language-asian="ar" style:country-asian="SA" style:font-name-asian="Arial" style:font-name="Arial" fo:color="#003365" style:text-scale="102%"/>
    </style:style>
    <style:style style:name="T498" style:family="text">
      <style:text-properties style:font-name="Arial" style:font-weight-complex="bold" style:font-weight-asian="bold" style:font-size-complex="11pt" fo:language="pt" fo:country="BR" style:language-asian="ar" style:country-asian="SA" style:font-name-asian="Arial" style:font-name-complex="Arial" style:font-size-asian="10pt" fo:color="#003365" fo:font-weight="bold" fo:font-size="10pt"/>
    </style:style>
    <style:style style:name="T499" style:family="text">
      <style:text-properties style:font-name="Arial" style:font-weight-complex="bold" style:font-weight-asian="bold" style:font-size-complex="11pt" fo:language="pt" fo:country="BR" style:language-asian="ar" style:country-asian="SA" style:font-name-asian="Arial" style:font-name-complex="Arial" style:font-size-asian="10pt" fo:color="#003365" fo:font-weight="bold" fo:font-size="10pt" fo:letter-spacing="0.06pt"/>
    </style:style>
    <style:style style:name="T500" style:family="text">
      <style:text-properties fo:language="pt" fo:country="BR" style:font-size-complex="11pt" style:font-size-asian="10pt" style:font-name-complex="Arial" style:font-name-asian="Arial" fo:letter-spacing="0.74pt" fo:font-size="10pt" style:font-name="Arial" fo:color="#003365" style:language-asian="ar" style:country-asian="SA"/>
    </style:style>
    <style:style style:name="T501" style:family="text">
      <style:text-properties fo:language="pt" fo:country="BR" style:font-size-asian="10pt" style:font-name-complex="Arial" style:font-size-complex="11pt" fo:color="#003365" fo:font-size="10pt" style:font-name-asian="Arial" fo:letter-spacing="0.06pt" style:font-name="Arial" style:language-asian="ar" style:country-asian="SA"/>
    </style:style>
    <style:style style:name="T502" style:family="text">
      <style:text-properties fo:language="pt" fo:country="BR" style:font-size-asian="10pt" style:font-name-complex="Arial" style:font-size-complex="11pt" fo:color="#003365" fo:font-size="10pt" style:font-name-asian="Arial" style:font-name="Arial" style:language-asian="ar" style:country-asian="SA" fo:letter-spacing="-0.11pt"/>
    </style:style>
    <style:style style:name="T503" style:family="text">
      <style:text-properties fo:language="pt" fo:country="BR" style:font-size-asian="10pt" style:font-name-complex="Arial" style:font-size-complex="11pt" fo:color="#003365" fo:font-size="10pt" style:font-name-asian="Arial" style:font-name="Arial" style:language-asian="ar" style:country-asian="SA" fo:letter-spacing="0.06pt"/>
    </style:style>
    <style:style style:name="T504" style:family="text">
      <style:text-properties fo:font-size="10pt" style:font-size-complex="11pt" style:font-size-asian="10pt" fo:letter-spacing="normal" fo:language="pt" fo:country="BR" style:language-asian="ar" style:country-asian="SA" style:font-name-asian="Arial" style:font-name-complex="Arial" style:font-name="Arial" fo:color="#003365"/>
    </style:style>
    <style:style style:name="T505" style:family="text">
      <style:text-properties fo:font-size="10pt" style:font-size-complex="11pt" style:font-size-asian="10pt" fo:language="pt" fo:country="BR" style:language-asian="ar" style:country-asian="SA" style:font-name-asian="Arial" style:font-name-complex="Arial" style:font-name="Arial" fo:color="#003365" fo:letter-spacing="0.06pt"/>
    </style:style>
    <style:style style:name="T506" style:family="text">
      <style:text-properties fo:color="#003365" style:font-name="Arial" fo:font-size="10pt" fo:letter-spacing="0.74pt" fo:language="pt" fo:country="BR" style:language-asian="ar" style:country-asian="SA" style:font-name-asian="Arial" style:font-name-complex="Arial" style:font-size-asian="10pt" style:font-size-complex="11pt"/>
    </style:style>
    <style:style style:name="T507" style:family="text">
      <style:text-properties fo:color="#003365" style:font-name="Arial" fo:font-size="10pt" fo:letter-spacing="0.51pt" fo:language="pt" fo:country="BR" style:language-asian="ar" style:country-asian="SA" style:font-name-asian="Arial" style:font-name-complex="Arial" style:font-size-asian="10pt" style:font-size-complex="11pt"/>
    </style:style>
    <style:style style:name="T508" style:family="text">
      <style:text-properties fo:color="#003365" style:font-name="Arial" fo:font-size="10pt" style:text-scale="102%" fo:language="en" fo:country="US" style:language-asian="ar" style:country-asian="SA" style:font-name-asian="Arial" style:font-name-complex="Arial" style:font-size-asian="10pt" style:font-size-complex="11pt" fo:letter-spacing="normal"/>
    </style:style>
    <style:style style:name="T509" style:family="text">
      <style:text-properties fo:color="#003365" style:font-name="Arial" fo:font-size="10pt" style:text-scale="102%" fo:language="en" fo:country="US" style:language-asian="ar" style:country-asian="SA" style:font-name-asian="Arial" style:font-name-complex="Arial" style:font-size-asian="10pt" style:font-size-complex="11pt" fo:letter-spacing="0.06pt"/>
    </style:style>
    <style:style style:name="T510" style:family="text">
      <style:text-properties style:font-size-complex="11pt" style:font-name="Arial" fo:font-size="10pt" fo:color="#003365" style:font-name-complex="Arial" style:font-name-asian="Arial" style:language-asian="ar" style:country-asian="SA" fo:language="en" fo:country="US" fo:letter-spacing="0.06pt" style:font-size-asian="10pt"/>
    </style:style>
    <style:style style:name="T511" style:family="text">
      <style:text-properties style:font-size-complex="11pt" style:font-name="Arial" fo:font-size="10pt" fo:color="#003365" style:font-name-complex="Arial" style:font-name-asian="Arial" style:language-asian="ar" style:country-asian="SA" fo:language="en" fo:country="US" style:font-size-asian="10pt" fo:letter-spacing="normal"/>
    </style:style>
    <style:style style:name="T512" style:family="text">
      <style:text-properties style:font-size-complex="11pt" style:font-name="Arial" fo:font-size="10pt" fo:color="#003365" style:font-name-complex="Arial" style:font-name-asian="Arial" style:language-asian="ar" style:country-asian="SA" fo:language="en" fo:country="US" style:font-size-asian="10pt" fo:letter-spacing="0.06pt"/>
    </style:style>
    <style:style style:name="T513" style:family="text">
      <style:text-properties fo:letter-spacing="1.11pt" fo:language="en" fo:country="US" style:font-size-complex="11pt" style:font-size-asian="10pt" style:font-name-complex="Arial" fo:font-size="10pt" style:font-name="Arial" fo:color="#003365" style:font-name-asian="Arial" style:language-asian="ar" style:country-asian="SA"/>
    </style:style>
    <style:style style:name="T514" style:family="text">
      <style:text-properties fo:language="en" fo:country="US" style:font-size-complex="11pt" style:font-size-asian="10pt" style:font-name-complex="Arial" fo:font-size="10pt" style:font-name="Arial" fo:color="#003365" style:font-name-asian="Arial" style:language-asian="ar" style:country-asian="SA" fo:letter-spacing="0.06pt"/>
    </style:style>
    <style:style style:name="T515" style:family="text">
      <style:text-properties fo:letter-spacing="0.26pt" style:font-size-complex="11pt" style:font-size-asian="10pt" fo:font-size="10pt" style:font-name-asian="Arial" fo:language="en" fo:country="US" style:font-name-complex="Arial" style:language-asian="ar" style:country-asian="SA" style:font-name="Arial" fo:color="#003365"/>
    </style:style>
    <style:style style:name="T516" style:family="text">
      <style:text-properties style:font-size-complex="11pt" style:font-size-asian="10pt" fo:font-size="10pt" style:font-name-asian="Arial" fo:language="en" fo:country="US" style:font-name-complex="Arial" style:language-asian="ar" style:country-asian="SA" style:font-name="Arial" fo:color="#003365" style:text-scale="102%"/>
    </style:style>
    <style:style style:name="T517" style:family="text">
      <style:text-properties style:font-size-complex="11pt" style:font-size-asian="10pt" fo:font-size="10pt" style:font-name-asian="Arial" fo:language="en" fo:country="US" style:font-name-complex="Arial" style:language-asian="ar" style:country-asian="SA" style:font-name="Arial" fo:color="#003365" style:text-scale="102%" fo:letter-spacing="0.06pt"/>
    </style:style>
    <style:style style:name="T518" style:family="text">
      <style:text-properties style:font-size-complex="11pt" style:font-size-asian="10pt" fo:font-size="10pt" style:font-name-asian="Arial" fo:language="en" fo:country="US" style:font-name-complex="Arial" style:language-asian="ar" style:country-asian="SA" style:font-name="Arial" fo:color="#003365" style:text-scale="102%" fo:letter-spacing="-0.11pt"/>
    </style:style>
    <style:style style:name="T519" style:family="text">
      <style:text-properties style:font-size-complex="11pt" style:font-size-asian="10pt" fo:font-size="10pt" style:font-name-asian="Arial" fo:language="en" fo:country="US" style:font-name-complex="Arial" style:language-asian="ar" style:country-asian="SA" style:font-name="Arial" fo:color="#003365" style:text-scale="102%" fo:letter-spacing="normal"/>
    </style:style>
    <style:style style:name="T520" style:family="text">
      <style:text-properties fo:color="#003365" style:font-weight-complex="bold" style:font-weight-asian="bold" style:font-size-complex="11pt" style:font-size-asian="10pt" style:font-name-complex="Arial" style:font-name-asian="Arial" style:language-asian="ar" style:country-asian="SA" fo:language="pt" fo:country="BR" fo:font-weight="bold" fo:font-size="10pt" style:font-name="Arial"/>
    </style:style>
    <style:style style:name="T521" style:family="text">
      <style:text-properties fo:color="#003365" style:font-weight-complex="bold" style:font-weight-asian="bold" style:font-size-complex="11pt" style:font-size-asian="10pt" style:font-name-complex="Arial" style:font-name-asian="Arial" style:language-asian="ar" style:country-asian="SA" fo:language="pt" fo:country="BR" fo:font-weight="bold" fo:font-size="10pt" style:font-name="Arial" fo:letter-spacing="0.06pt"/>
    </style:style>
    <style:style style:name="T522" style:family="text">
      <style:text-properties fo:color="#003365" style:font-size-complex="11pt" style:font-size-asian="10pt" style:font-name-complex="Arial" style:font-name-asian="Arial" style:language-asian="ar" style:country-asian="SA" fo:language="pt" fo:country="BR" fo:letter-spacing="0.74pt" fo:font-size="10pt" style:font-name="Arial"/>
    </style:style>
    <style:style style:name="T523" style:family="text">
      <style:text-properties fo:color="#003365" style:font-size-complex="11pt" style:font-size-asian="10pt" style:font-name-complex="Arial" style:font-name-asian="Arial" style:language-asian="ar" style:country-asian="SA" fo:language="pt" fo:country="BR" fo:font-size="10pt" style:font-name="Arial" style:text-scale="102%" fo:letter-spacing="-0.11pt"/>
    </style:style>
    <style:style style:name="T524" style:family="text">
      <style:text-properties fo:color="#003365" style:font-size-complex="11pt" style:font-size-asian="10pt" style:font-name-complex="Arial" style:font-name-asian="Arial" style:language-asian="ar" style:country-asian="SA" fo:language="pt" fo:country="BR" fo:font-size="10pt" style:font-name="Arial" style:text-scale="102%" fo:letter-spacing="0.11pt"/>
    </style:style>
    <style:style style:name="T525" style:family="text">
      <style:text-properties fo:color="#003365" style:font-size-complex="11pt" style:font-size-asian="10pt" style:font-name-complex="Arial" style:font-name-asian="Arial" style:language-asian="ar" style:country-asian="SA" fo:language="pt" fo:country="BR" fo:font-size="10pt" style:font-name="Arial" style:text-scale="102%"/>
    </style:style>
    <style:style style:name="T526" style:family="text">
      <style:text-properties fo:color="#003365" style:font-size-complex="11pt" style:font-size-asian="10pt" style:font-name-complex="Arial" style:font-name-asian="Arial" style:language-asian="ar" style:country-asian="SA" fo:language="pt" fo:country="BR" fo:font-size="10pt" style:font-name="Arial" style:text-scale="102%" fo:letter-spacing="0.06pt"/>
    </style:style>
    <style:style style:name="T527" style:family="text">
      <style:text-properties fo:color="#003365" style:font-size-complex="11pt" style:font-size-asian="10pt" style:font-name-complex="Arial" style:font-name-asian="Arial" style:language-asian="ar" style:country-asian="SA" fo:language="pt" fo:country="BR" fo:font-size="10pt" style:font-name="Arial" style:text-scale="102%" fo:letter-spacing="normal"/>
    </style:style>
    <style:style style:name="T528" style:family="text">
      <style:text-properties style:language-asian="ar" style:country-asian="SA" fo:language="pt" fo:country="BR" fo:letter-spacing="0.06pt" fo:font-size="10pt" style:font-name="Arial" fo:color="#003365" style:font-size-asian="10pt" style:font-name-complex="Arial" style:font-name-asian="Arial" style:font-size-complex="11pt"/>
    </style:style>
    <style:style style:name="T529" style:family="text">
      <style:text-properties style:language-asian="ar" style:country-asian="SA" fo:language="pt" fo:country="BR" fo:font-size="10pt" style:font-name="Arial" fo:color="#003365" style:font-size-asian="10pt" style:font-name-complex="Arial" style:font-name-asian="Arial" style:font-size-complex="11pt" fo:letter-spacing="normal"/>
    </style:style>
    <style:style style:name="T530" style:family="text">
      <style:text-properties style:language-asian="ar" style:country-asian="SA" fo:letter-spacing="0.79pt" fo:language="pt" fo:country="BR" style:font-size-complex="11pt" style:font-size-asian="10pt" fo:font-size="10pt" style:font-name="Arial" fo:color="#003365" style:font-name-asian="Arial" style:font-name-complex="Arial"/>
    </style:style>
    <style:style style:name="T531" style:family="text">
      <style:text-properties fo:language="pt" fo:country="BR" style:font-size-asian="10pt" style:font-size-complex="11pt" style:font-name-complex="Arial" fo:letter-spacing="0.06pt" fo:font-size="10pt" fo:color="#003365" style:font-name="Arial" style:font-name-asian="Arial" style:language-asian="ar" style:country-asian="SA"/>
    </style:style>
    <style:style style:name="T532" style:family="text">
      <style:text-properties style:font-size-asian="10pt" style:font-size-complex="11pt" style:font-name-asian="Arial" style:font-name-complex="Arial" style:language-asian="ar" style:country-asian="SA" fo:color="#003365" fo:letter-spacing="0.4pt" style:font-name="Arial" fo:font-size="10pt" fo:language="pt" fo:country="BR"/>
    </style:style>
    <style:style style:name="T533" style:family="text">
      <style:text-properties style:font-name-complex="Arial" fo:color="#003365" style:font-name="Arial" style:font-name-asian="Arial" fo:font-size="10pt" style:language-asian="ar" style:country-asian="SA" style:font-size-asian="10pt" fo:language="pt" fo:country="BR" style:font-size-complex="11pt" fo:letter-spacing="0.14pt"/>
    </style:style>
    <style:style style:name="T534" style:family="text">
      <style:text-properties style:font-name-complex="Arial" fo:color="#003365" style:font-name="Arial" style:font-name-asian="Arial" fo:font-size="10pt" style:language-asian="ar" style:country-asian="SA" style:font-size-asian="10pt" fo:language="pt" fo:country="BR" style:font-size-complex="11pt" style:text-scale="102%" fo:letter-spacing="normal"/>
    </style:style>
    <style:style style:name="T535" style:family="text">
      <style:text-properties style:font-name="Arial" fo:font-size="10pt" fo:font-weight="bold" style:font-weight-asian="bold" style:font-size-asian="10pt" style:font-name-complex="Arial" style:font-name-asian="Arial" style:language-asian="ar" style:country-asian="SA" fo:language="pt" fo:country="BR" style:font-weight-complex="bold" fo:color="#003365" style:font-size-complex="11pt"/>
    </style:style>
    <style:style style:name="T536" style:family="text">
      <style:text-properties style:font-name="Arial" fo:font-size="10pt" fo:font-weight="bold" style:font-weight-asian="bold" style:font-size-asian="10pt" style:font-name-complex="Arial" style:font-name-asian="Arial" style:language-asian="ar" style:country-asian="SA" fo:language="pt" fo:country="BR" style:font-weight-complex="bold" fo:color="#003365" style:font-size-complex="11pt" fo:letter-spacing="0.06pt"/>
    </style:style>
    <style:style style:name="T537" style:family="text">
      <style:text-properties style:font-name="Arial" fo:font-size="10pt" fo:font-weight="bold" style:font-weight-asian="bold" style:font-size-asian="10pt" style:font-name-complex="Arial" style:font-name-asian="Arial" style:language-asian="ar" style:country-asian="SA" fo:language="pt" fo:country="BR" style:font-weight-complex="bold" fo:color="#003365" style:font-size-complex="11pt" fo:letter-spacing="normal"/>
    </style:style>
    <style:style style:name="T538" style:family="text">
      <style:text-properties style:font-name="Arial" fo:font-size="10pt" fo:font-weight="bold" style:font-weight-asian="bold" style:font-size-asian="10pt" style:font-name-complex="Arial" style:font-name-asian="Arial" style:language-asian="ar" style:country-asian="SA" fo:language="pt" fo:country="BR" style:font-weight-complex="bold" fo:color="#003365" style:font-size-complex="11pt" fo:letter-spacing="-0.11pt"/>
    </style:style>
    <style:style style:name="T539" style:family="text">
      <style:text-properties style:font-name="Arial" fo:font-size="10pt" fo:font-weight="bold" style:font-weight-asian="bold" style:font-size-asian="10pt" style:font-name-complex="Arial" style:font-name-asian="Arial" style:language-asian="ar" style:country-asian="SA" fo:language="pt" fo:country="BR" style:font-weight-complex="bold" fo:color="#003365" style:font-size-complex="11pt" fo:letter-spacing="1.3pt"/>
    </style:style>
    <style:style style:name="T540" style:family="text">
      <style:text-properties style:font-name="Arial" fo:font-size="10pt" fo:font-weight="bold" style:font-weight-asian="bold" style:font-size-asian="10pt" style:font-name-complex="Arial" style:font-name-asian="Arial" style:language-asian="ar" style:country-asian="SA" fo:language="pt" fo:country="BR" style:font-weight-complex="bold" fo:color="#003365" style:font-size-complex="11pt" fo:letter-spacing="0.26pt"/>
    </style:style>
    <style:style style:name="T541" style:family="text">
      <style:text-properties style:font-name-asian="Arial" fo:color="#003365" style:font-name="Arial" fo:font-size="10pt" fo:font-weight="bold" style:font-name-complex="Arial" fo:language="en" fo:country="US" fo:letter-spacing="0.96pt" style:language-asian="ar" style:country-asian="SA" style:font-size-asian="10pt" style:font-size-complex="11pt" style:font-weight-asian="bold" style:font-weight-complex="bold"/>
    </style:style>
    <style:style style:name="T542" style:family="text">
      <style:text-properties style:font-name-asian="Arial" fo:color="#003365" style:font-name="Arial" fo:font-size="10pt" fo:font-weight="bold" style:font-name-complex="Arial" fo:language="en" fo:country="US" style:language-asian="ar" style:country-asian="SA" style:font-size-asian="10pt" style:font-size-complex="11pt" style:font-weight-asian="bold" style:font-weight-complex="bold" style:text-scale="102%"/>
    </style:style>
    <style:style style:name="T543" style:family="text">
      <style:text-properties style:font-name-asian="Arial" fo:color="#003365" style:font-name="Arial" fo:font-size="10pt" fo:font-weight="bold" style:font-name-complex="Arial" fo:language="en" fo:country="US" style:language-asian="ar" style:country-asian="SA" style:font-size-asian="10pt" style:font-size-complex="11pt" style:font-weight-asian="bold" style:font-weight-complex="bold" style:text-scale="102%" fo:letter-spacing="0.06pt"/>
    </style:style>
    <style:style style:name="T544" style:family="text">
      <style:text-properties style:font-name-asian="Arial" fo:color="#003365" style:font-name="Arial" fo:font-size="10pt" fo:font-weight="bold" style:font-name-complex="Arial" fo:language="en" fo:country="US" style:language-asian="ar" style:country-asian="SA" style:font-size-asian="10pt" style:font-size-complex="11pt" style:font-weight-asian="bold" style:font-weight-complex="bold" style:text-scale="102%" fo:letter-spacing="normal"/>
    </style:style>
    <style:style style:name="T545" style:family="text">
      <style:text-properties style:font-name="Arial" style:font-weight-complex="bold" style:font-weight-asian="bold" style:font-size-complex="11pt" style:font-size-asian="10pt" style:font-name-complex="Arial" style:font-name-asian="Arial" style:language-asian="ar" style:country-asian="SA" fo:language="pt" fo:country="BR" fo:font-weight="bold" style:text-scale="102%" fo:color="#003365"/>
    </style:style>
    <style:style style:name="T546" style:family="text">
      <style:text-properties style:font-name="Arial" style:font-weight-complex="bold" style:font-weight-asian="bold" style:font-size-complex="11pt" style:font-size-asian="10pt" style:font-name-complex="Arial" style:font-name-asian="Arial" style:language-asian="ar" style:country-asian="SA" fo:language="pt" fo:country="BR" fo:font-weight="bold" fo:color="#003365" fo:letter-spacing="-1.96pt"/>
    </style:style>
    <style:style style:name="T547" style:family="text">
      <style:text-properties style:font-name="Arial" style:font-weight-complex="bold" style:font-weight-asian="bold" style:font-size-complex="11pt" style:font-size-asian="10pt" style:font-name-complex="Arial" style:font-name-asian="Arial" style:language-asian="ar" style:country-asian="SA" fo:language="pt" fo:country="BR" fo:font-weight="bold" fo:color="#003365" fo:font-size="10pt" style:text-scale="102%" fo:letter-spacing="0.06pt"/>
    </style:style>
    <style:style style:name="T548" style:family="text">
      <style:text-properties style:font-name="Arial" style:font-weight-complex="bold" style:font-weight-asian="bold" style:font-size-complex="11pt" style:font-size-asian="10pt" style:font-name-complex="Arial" style:font-name-asian="Arial" style:language-asian="ar" style:country-asian="SA" fo:language="pt" fo:country="BR" fo:font-weight="bold" fo:color="#003365" fo:font-size="10pt" style:text-scale="102%"/>
    </style:style>
    <style:style style:name="T549" style:family="text">
      <style:text-properties style:font-name="Arial" style:font-weight-complex="bold" style:font-weight-asian="bold" style:font-size-complex="11pt" style:font-size-asian="10pt" style:font-name-complex="Arial" style:font-name-asian="Arial" style:language-asian="ar" style:country-asian="SA" fo:language="pt" fo:country="BR" fo:font-weight="bold" fo:color="#003365" fo:font-size="10pt" style:text-scale="102%" fo:letter-spacing="0.11pt"/>
    </style:style>
    <style:style style:name="T550" style:family="text">
      <style:text-properties style:font-name="Arial" style:font-weight-complex="bold" style:font-weight-asian="bold" style:font-size-complex="11pt" style:font-size-asian="10pt" style:font-name-complex="Arial" style:font-name-asian="Arial" style:language-asian="ar" style:country-asian="SA" fo:language="pt" fo:country="BR" fo:font-weight="bold" fo:color="#003365" fo:font-size="10pt" style:text-scale="102%" fo:letter-spacing="-0.2pt"/>
    </style:style>
    <style:style style:name="T551" style:family="text">
      <style:text-properties style:font-name="Arial" style:font-weight-complex="bold" style:font-weight-asian="bold" style:font-size-complex="11pt" style:font-size-asian="10pt" style:font-name-complex="Arial" style:font-name-asian="Arial" style:language-asian="ar" style:country-asian="SA" fo:language="pt" fo:country="BR" fo:font-weight="bold" fo:color="#003365" fo:font-size="10pt"/>
    </style:style>
    <style:style style:name="T552" style:family="text">
      <style:text-properties fo:color="#003365" style:font-name="Arial" fo:font-size="10pt" style:text-scale="102%" fo:font-weight="bold" fo:letter-spacing="0.06pt" fo:language="en" fo:country="US" style:language-asian="ar" style:country-asian="SA" style:font-name-asian="Arial" style:font-name-complex="Arial" style:font-size-asian="10pt" style:font-size-complex="11pt" style:font-weight-asian="bold" style:font-weight-complex="bold"/>
    </style:style>
    <style:style style:name="T553" style:family="text">
      <style:text-properties fo:color="#003365" style:font-name="Arial" fo:font-size="10pt" style:text-scale="102%" fo:font-weight="bold" fo:letter-spacing="-0.11pt" fo:language="en" fo:country="US" style:language-asian="ar" style:country-asian="SA" style:font-name-asian="Arial" style:font-name-complex="Arial" style:font-size-asian="10pt" style:font-size-complex="11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0"/>
        <table:table-column table:style-name="co1" table:default-cell-style-name="ce86"/>
        <table:table-column table:style-name="co1" table:default-cell-style-name="ce97"/>
        <table:table-row table:style-name="ro1">
          <table:table-cell table:style-name="ce66" office:value-type="string" calcext:value-type="string">
            <text:p><text:span text:style-name="T1">A</text:span>ULA</text:p>
          </table:table-cell>
          <table:table-cell table:style-name="ce79" office:value-type="string" calcext:value-type="string">
            <text:p>DATA</text:p>
          </table:table-cell>
          <table:table-cell table:style-name="ce96" office:value-type="string" calcext:value-type="string">
            <text:p>C<text:span text:style-name="T9">O</text:span><text:span text:style-name="T10">N</text:span>TEÚDO</text:p>
          </table:table-cell>
        </table:table-row>
        <table:table-row table:style-name="ro2">
          <table:table-cell table:style-name="ce67" office:value-type="string" calcext:value-type="string">
            <text:p/>
            <text:p>1</text:p>
          </table:table-cell>
          <table:table-cell table:style-name="ce80" office:value-type="string" calcext:value-type="string">
            <text:p>7 Ago</text:p>
          </table:table-cell>
          <table:table-cell office:value-type="string" calcext:value-type="string">
            <text:p>A<text:span text:style-name="T11">p</text:span>r<text:span text:style-name="T12">e</text:span><text:span text:style-name="T13">s</text:span><text:span text:style-name="T14">e</text:span>ntação <text:span text:style-name="T15"> </text:span><text:span text:style-name="T16">d</text:span>o <text:span text:style-name="T17"> </text:span>cu<text:span text:style-name="T18">r</text:span>so <text:span text:style-name="T19"> </text:span>e <text:span text:style-name="T20"> </text:span>da <text:span text:style-name="T21"> </text:span>dis<text:span text:style-name="T22">c</text:span>i<text:span text:style-name="T23">p</text:span>lin<text:span text:style-name="T24">a</text:span> <text:span text:style-name="T25"> </text:span>A<text:span text:style-name="T26">u</text:span>la <text:span text:style-name="T27"> </text:span>i<text:span text:style-name="T28">n</text:span><text:span text:style-name="T29">a</text:span><text:span text:style-name="T30">u</text:span>g<text:span text:style-name="T31">u</text:span>r<text:span text:style-name="T32">a</text:span>l <text:span text:style-name="T33"> </text:span>dos <text:span text:style-name="T34"> </text:span><text:span text:style-name="T35">cal</text:span><text:span text:style-name="T36">o</text:span><text:span text:style-name="T35">u</text:span><text:span text:style-name="T36">r</text:span><text:span text:style-name="T35">os </text:span>I<text:span text:style-name="T37">n</text:span>t<text:span text:style-name="T38">r</text:span>o<text:span text:style-name="T39">d</text:span>uçã<text:span text:style-name="T40">o</text:span>: <text:span text:style-name="T41"> </text:span><text:span text:style-name="T42">p</text:span><text:span text:style-name="T43">a</text:span>r<text:span text:style-name="T44">a</text:span>di<text:span text:style-name="T45">g</text:span>mas<text:span text:style-name="T46"> </text:span>de<text:span text:style-name="T47"> </text:span><text:span text:style-name="T48">p</text:span>r<text:span text:style-name="T49">o</text:span><text:span text:style-name="T50">g</text:span><text:span text:style-name="T51">r</text:span>am<text:span text:style-name="T52">a</text:span><text:span text:style-name="T53">ç</text:span>ão,<text:span text:style-name="T54"> </text:span>p<text:span text:style-name="T55">r</text:span>ogra<text:span text:style-name="T56">m</text:span>a, <text:span text:style-name="T57"> </text:span><text:span text:style-name="T58">a</text:span><text:span text:style-name="T59">lg</text:span><text:span text:style-name="T58">o</text:span><text:span text:style-name="T59">ritmo</text:span></text:p>
          </table:table-cell>
        </table:table-row>
        <table:table-row table:style-name="ro2">
          <table:table-cell table:style-name="ce68" office:value-type="string" calcext:value-type="string">
            <text:p/>
            <text:p>2</text:p>
          </table:table-cell>
          <table:table-cell table:style-name="ce81" office:value-type="string" calcext:value-type="string">
            <text:p>9<text:span text:style-name="T2"> Ago</text:span></text:p>
          </table:table-cell>
          <table:table-cell office:value-type="string" calcext:value-type="string">
            <text:p><text:span text:style-name="T60">Al</text:span><text:span text:style-name="T61">g</text:span>o<text:span text:style-name="T62">r</text:span>i<text:span text:style-name="T63">t</text:span><text:span text:style-name="T64">m</text:span><text:span text:style-name="T65">o</text:span>:<text:span text:style-name="T66"> </text:span><text:span text:style-name="T67">a</text:span>t<text:span text:style-name="T68">ri</text:span><text:span text:style-name="T69">b</text:span>u<text:span text:style-name="T70">içã</text:span><text:span text:style-name="T71">o</text:span>,<text:span text:style-name="T72"> </text:span><text:span text:style-name="T73">e</text:span>n<text:span text:style-name="T74">trad</text:span>a<text:span text:style-name="T75"> </text:span>e<text:span text:style-name="T76"> </text:span><text:span text:style-name="T77">s</text:span><text:span text:style-name="T78">a</text:span><text:span text:style-name="T77">í</text:span><text:span text:style-name="T78">d</text:span><text:span text:style-name="T77">a </text:span>Estru<text:span text:style-name="T79">t</text:span>ura<text:span text:style-name="T80"> </text:span>de<text:span text:style-name="T81"> </text:span>pro<text:span text:style-name="T82">g</text:span>ra<text:span text:style-name="T83">m</text:span>a<text:span text:style-name="T84"> </text:span>C:<text:span text:style-name="T85"> </text:span>sca<text:span text:style-name="T86">n</text:span><text:span text:style-name="T87">f</text:span>,<text:span text:style-name="T88"> </text:span><text:span text:style-name="T89">p</text:span><text:span text:style-name="T90">r</text:span><text:span text:style-name="T89">intf</text:span></text:p>
          </table:table-cell>
        </table:table-row>
        <table:table-row table:style-name="ro1">
          <table:table-cell table:style-name="ce69" office:value-type="string" calcext:value-type="string">
            <text:p>P1</text:p>
          </table:table-cell>
          <table:table-cell table:style-name="ce82" office:value-type="string" calcext:value-type="string">
            <text:p>10 Ago</text:p>
          </table:table-cell>
          <table:table-cell table:style-name="ce98" office:value-type="string" office:string-value="Prática: Introdução ao Moodle e ao compilador C " calcext:value-type="string">
            <text:p><text:span text:style-name="T91">P</text:span><text:span text:style-name="T92">r</text:span><text:span text:style-name="T91">áti</text:span><text:span text:style-name="T92">c</text:span><text:span text:style-name="T91">a</text:span><text:span text:style-name="T93">:</text:span><text:span text:style-name="T94"> </text:span><text:span text:style-name="T93">I</text:span><text:span text:style-name="T95">n</text:span><text:span text:style-name="T93">t</text:span><text:span text:style-name="T95">r</text:span><text:span text:style-name="T96">o</text:span><text:span text:style-name="T95">d</text:span><text:span text:style-name="T93">ução</text:span><text:span text:style-name="T95"> </text:span><text:span text:style-name="T93">ao Moo</text:span><text:span text:style-name="T95">d</text:span><text:span text:style-name="T93">le e</text:span><text:span text:style-name="T94"> </text:span><text:span text:style-name="T95">a</text:span><text:span text:style-name="T93">o</text:span><text:span text:style-name="T94"> c</text:span><text:span text:style-name="T93">om</text:span><text:span text:style-name="T95">p</text:span><text:span text:style-name="T93">ilador C </text:span></text:p>
          </table:table-cell>
        </table:table-row>
        <table:table-row table:style-name="ro2">
          <table:table-cell table:style-name="ce68" office:value-type="string" calcext:value-type="string">
            <text:p/>
            <text:p>3</text:p>
          </table:table-cell>
          <table:table-cell table:style-name="ce81" office:value-type="string" calcext:value-type="string">
            <text:p>14<text:span text:style-name="T2"> Ago</text:span></text:p>
          </table:table-cell>
          <table:table-cell office:value-type="string" calcext:value-type="string">
            <text:p><text:span text:style-name="T97">T</text:span>ipos<text:span text:style-name="T98"> </text:span>de<text:span text:style-name="T99"> </text:span>D<text:span text:style-name="T100">a</text:span>dos<text:span text:style-name="T101"> </text:span><text:span text:style-name="T102">D</text:span><text:span text:style-name="T103">e</text:span><text:span text:style-name="T104">c</text:span>l<text:span text:style-name="T105">a</text:span>r<text:span text:style-name="T106">a</text:span><text:span text:style-name="T107">ç</text:span><text:span text:style-name="T108">ã</text:span>o<text:span text:style-name="T109"> </text:span><text:span text:style-name="T110">d</text:span>e<text:span text:style-name="T111"> </text:span><text:span text:style-name="T112">v</text:span><text:span text:style-name="T113">a</text:span>ri<text:span text:style-name="T114">á</text:span><text:span text:style-name="T115">v</text:span><text:span text:style-name="T116">e</text:span>is,<text:span text:style-name="T117"> </text:span>tip<text:span text:style-name="T118">o</text:span>s<text:span text:style-name="T119"> </text:span>de<text:span text:style-name="T120"> </text:span><text:span text:style-name="T121">v</text:span><text:span text:style-name="T122">a</text:span>ri<text:span text:style-name="T123">á</text:span><text:span text:style-name="T124">v</text:span><text:span text:style-name="T125">e</text:span>i<text:span text:style-name="T126">s</text:span><text:span text:style-name="T127"> </text:span>O<text:span text:style-name="T128">p</text:span>erad<text:span text:style-name="T129">o</text:span>r<text:span text:style-name="T130">e</text:span>s<text:span text:style-name="T131"> </text:span><text:span text:style-name="T132">e </text:span><text:span text:style-name="T133">e</text:span>xpr<text:span text:style-name="T134">e</text:span>s<text:span text:style-name="T135">s</text:span><text:span text:style-name="T136">ã</text:span>o<text:span text:style-name="T137"> </text:span><text:span text:style-name="T138">a</text:span><text:span text:style-name="T139">r</text:span>itmética<text:span text:style-name="T140"> </text:span>e<text:span text:style-name="T141"> </text:span><text:span text:style-name="T89">ló</text:span><text:span text:style-name="T90">g</text:span><text:span text:style-name="T89">ica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0" office:value-type="string" calcext:value-type="string">
            <text:p>16 Ago</text:p>
          </table:table-cell>
          <table:table-cell office:value-type="string" calcext:value-type="string">
            <text:p>C<text:span text:style-name="T142">o</text:span>ma<text:span text:style-name="T143">n</text:span>do<text:span text:style-name="T144"> </text:span>de<text:span text:style-name="T145"> </text:span>Sel<text:span text:style-name="T146">e</text:span><text:span text:style-name="T147">ç</text:span><text:span text:style-name="T148">ã</text:span>o<text:span text:style-name="T149"> </text:span><text:span text:style-name="T150">If</text:span></text:p>
          </table:table-cell>
        </table:table-row>
        <table:table-row table:style-name="ro1">
          <table:table-cell table:style-name="ce69" office:value-type="string" calcext:value-type="string">
            <text:p>P2</text:p>
          </table:table-cell>
          <table:table-cell table:style-name="ce83" office:value-type="string" calcext:value-type="string">
            <text:p>17<text:span text:style-name="T2"> Ago</text:span></text:p>
          </table:table-cell>
          <table:table-cell table:style-name="ce98" office:value-type="string" calcext:value-type="string">
            <text:p><text:span text:style-name="T151">P</text:span><text:span text:style-name="T152">r</text:span><text:span text:style-name="T151">áti</text:span><text:span text:style-name="T152">c</text:span><text:span text:style-name="T153">a</text:span><text:span text:style-name="T151">:</text:span><text:span text:style-name="T154"> </text:span>P<text:span text:style-name="T155">r</text:span>ogr<text:span text:style-name="T156">a</text:span>ma<text:span text:style-name="T157"> </text:span>sequencial <text:span text:style-name="T158"> </text:span>e<text:span text:style-name="T159"> </text:span><text:span text:style-name="T160">c</text:span><text:span text:style-name="T161">o</text:span>ma<text:span text:style-name="T162">n</text:span>d<text:span text:style-name="T163">o</text:span>s<text:span text:style-name="T164"> </text:span><text:span text:style-name="T165">d</text:span>e<text:span text:style-name="T166"> </text:span>seleç<text:span text:style-name="T167">ã</text:span>o<text:span text:style-name="T168"> </text:span><text:span text:style-name="T169">s</text:span><text:span text:style-name="T170">i</text:span><text:span text:style-name="T171">m</text:span><text:span text:style-name="T170">pl</text:span><text:span text:style-name="T171">e</text:span><text:span text:style-name="T170">s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0" office:value-type="string" calcext:value-type="string">
            <text:p>21 Ago</text:p>
          </table:table-cell>
          <table:table-cell office:value-type="string" calcext:value-type="string">
            <text:p>A<text:span text:style-name="T38">n</text:span>in<text:span text:style-name="T38">h</text:span>a<text:span text:style-name="T172">m</text:span><text:span text:style-name="T173">e</text:span>nto<text:span text:style-name="T174"> </text:span><text:span text:style-name="T175">d</text:span>e<text:span text:style-name="T176"> </text:span><text:span text:style-name="T177">c</text:span><text:span text:style-name="T178">o</text:span>m<text:span text:style-name="T179">a</text:span>ndos<text:span text:style-name="T180"> </text:span>If<text:span text:style-name="T181"> </text:span><text:span text:style-name="T182">E</text:span><text:span text:style-name="T89">lse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0" office:value-type="string" calcext:value-type="string">
            <text:p>23 Ago</text:p>
          </table:table-cell>
          <table:table-cell table:style-name="ce99" office:value-type="string" calcext:value-type="string">
            <text:p>Estru<text:span text:style-name="T183">t</text:span>ura<text:span text:style-name="T184"> </text:span>de<text:span text:style-name="T185"> </text:span>sele<text:span text:style-name="T186">ç</text:span><text:span text:style-name="T165">ã</text:span>o<text:span text:style-name="T187"> </text:span>m<text:span text:style-name="T188">ú</text:span>l<text:span text:style-name="T189">t</text:span>ipla<text:span text:style-name="T190"> </text:span>-<text:span text:style-name="T191"> </text:span>coma<text:span text:style-name="T192">n</text:span>do<text:span text:style-name="T193"> </text:span><text:span text:style-name="T194">swi</text:span><text:span text:style-name="T195">t</text:span><text:span text:style-name="T194">ch</text:span><text:span text:style-name="T196"> </text:span></text:p>
          </table:table-cell>
        </table:table-row>
        <table:table-row table:style-name="ro1">
          <table:table-cell table:style-name="ce69" office:value-type="string" calcext:value-type="string">
            <text:p>P3</text:p>
          </table:table-cell>
          <table:table-cell table:style-name="ce83" office:value-type="string" calcext:value-type="string">
            <text:p>24<text:span text:style-name="T2"> Ago</text:span></text:p>
          </table:table-cell>
          <table:table-cell table:style-name="ce100" office:value-type="string" calcext:value-type="string">
            <text:p>Exercicio if <text:s/>e if- else e switch extra-clas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1" office:value-type="string" calcext:value-type="string">
            <text:p>28<text:span text:style-name="T2"> Ago</text:span></text:p>
          </table:table-cell>
          <table:table-cell table:style-name="ce99" office:value-type="string" calcext:value-type="string">
            <text:p>C<text:span text:style-name="T197">o</text:span>ma<text:span text:style-name="T198">n</text:span>do<text:span text:style-name="T199"> </text:span>it<text:span text:style-name="T200">e</text:span>rativo<text:span text:style-name="T201"> </text:span><text:span text:style-name="T202">fo</text:span><text:span text:style-name="T203">r</text:span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1" office:value-type="string" calcext:value-type="string">
            <text:p>30<text:span text:style-name="T2"> Ago</text:span></text:p>
          </table:table-cell>
          <table:table-cell table:style-name="ce99" office:value-type="string" calcext:value-type="string">
            <text:p>C<text:span text:style-name="T204">o</text:span>ma<text:span text:style-name="T205">n</text:span>dos<text:span text:style-name="T206"> </text:span>ite<text:span text:style-name="T207">r</text:span>ati<text:span text:style-name="T208">v</text:span><text:span text:style-name="T209">o</text:span>s<text:span text:style-name="T210"> </text:span><text:span text:style-name="T211">while</text:span><text:span text:style-name="T212"> </text:span>e<text:span text:style-name="T213"> </text:span><text:span text:style-name="T214">do-whil</text:span><text:span text:style-name="T215">e</text:span></text:p>
          </table:table-cell>
        </table:table-row>
        <table:table-row table:style-name="ro1">
          <table:table-cell table:style-name="ce69" office:value-type="string" calcext:value-type="string">
            <text:p>P4</text:p>
          </table:table-cell>
          <table:table-cell table:style-name="ce83" office:value-type="string" calcext:value-type="string">
            <text:p>31<text:span text:style-name="T2"> Ago</text:span></text:p>
          </table:table-cell>
          <table:table-cell table:style-name="ce101" office:value-type="string" office:string-value="Prática: comandos for  e while " calcext:value-type="string">
            <text:p><text:span text:style-name="T216">P</text:span><text:span text:style-name="T217">r</text:span><text:span text:style-name="T216">áti</text:span><text:span text:style-name="T217">c</text:span><text:span text:style-name="T216">a</text:span><text:span text:style-name="T218">: </text:span><text:span text:style-name="T219">c</text:span><text:span text:style-name="T220">o</text:span><text:span text:style-name="T221">m</text:span><text:span text:style-name="T218">a</text:span><text:span text:style-name="T220">n</text:span><text:span text:style-name="T218">d</text:span><text:span text:style-name="T220">os</text:span><text:span text:style-name="T221"> </text:span><text:span text:style-name="T222">for </text:span><text:span text:style-name="T223"> </text:span><text:span text:style-name="T224">e</text:span><text:span text:style-name="T225"> </text:span><text:span text:style-name="T224">while </text:span><text:span text:style-name="T226"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4" office:value-type="string" calcext:value-type="string">
            <text:p>4 Set</text:p>
          </table:table-cell>
          <table:table-cell table:style-name="ce99" office:value-type="string" calcext:value-type="string">
            <text:p>C<text:span text:style-name="T204">o</text:span>ma<text:span text:style-name="T227">n</text:span>dos<text:span text:style-name="T228"> </text:span>ite<text:span text:style-name="T229">r</text:span>ati<text:span text:style-name="T230">v</text:span><text:span text:style-name="T231">o</text:span>s<text:span text:style-name="T232"> </text:span><text:span text:style-name="T233">while</text:span><text:span text:style-name="T234"> </text:span>e<text:span text:style-name="T235"> </text:span><text:span text:style-name="T236">do-whil</text:span><text:span text:style-name="T237">e</text:span><text:span text:style-name="T238"> </text:span><text:span text:style-name="T239">Exem</text:span><text:span text:style-name="T240">p</text:span><text:span text:style-name="T241">l</text:span><text:span text:style-name="T239">os</text:span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4" office:value-type="string" calcext:value-type="string">
            <text:p>6 Set</text:p>
          </table:table-cell>
          <table:table-cell office:value-type="string" calcext:value-type="string">
            <text:p>Tipos<text:span text:style-name="T242"> </text:span>estrutu<text:span text:style-name="T243">r</text:span>ados<text:span text:style-name="T244"> </text:span>básicos<text:span text:style-name="T245"> </text:span>–<text:span text:style-name="T246"> </text:span>arranjos<text:span text:style-name="T247"> </text:span>de<text:span text:style-name="T248"> </text:span>uma<text:span text:style-name="T249"> </text:span><text:span text:style-name="T59">dim</text:span><text:span text:style-name="T250">e</text:span><text:span text:style-name="T59">n</text:span><text:span text:style-name="T251">s</text:span><text:span text:style-name="T59">ão</text:span></text:p>
          </table:table-cell>
        </table:table-row>
        <table:table-row table:style-name="ro1">
          <table:table-cell table:style-name="ce69" office:value-type="string" calcext:value-type="string">
            <text:p>P5</text:p>
          </table:table-cell>
          <table:table-cell table:style-name="ce85" office:value-type="string" calcext:value-type="string">
            <text:p>Aula virtual</text:p>
          </table:table-cell>
          <table:table-cell table:style-name="ce101" office:value-type="string" office:string-value="Prática: comandos iterativos –– for e while com vetores " calcext:value-type="string">
            <text:p><text:span text:style-name="T252">P</text:span><text:span text:style-name="T253">r</text:span><text:span text:style-name="T252">áti</text:span><text:span text:style-name="T253">c</text:span><text:span text:style-name="T252">a</text:span><text:span text:style-name="T254">: </text:span><text:span text:style-name="T255">c</text:span><text:span text:style-name="T256">o</text:span><text:span text:style-name="T257">m</text:span><text:span text:style-name="T254">a</text:span><text:span text:style-name="T256">n</text:span><text:span text:style-name="T254">d</text:span><text:span text:style-name="T256">o</text:span><text:span text:style-name="T254">s</text:span><text:span text:style-name="T257"> </text:span><text:span text:style-name="T254">ite</text:span><text:span text:style-name="T256">r</text:span><text:span text:style-name="T254">ati</text:span><text:span text:style-name="T255">v</text:span><text:span text:style-name="T254">os –– </text:span><text:span text:style-name="T258">for</text:span><text:span text:style-name="T259"> </text:span><text:span text:style-name="T258">e </text:span><text:span text:style-name="T260">w</text:span><text:span text:style-name="T259">h</text:span><text:span text:style-name="T258">ile com</text:span><text:span text:style-name="T261"> </text:span><text:span text:style-name="T258">veto</text:span><text:span text:style-name="T259">r</text:span><text:span text:style-name="T258">es </text:span><text:span text:style-name="T262"/></text:p>
          </table:table-cell>
        </table:table-row>
        <table:table-row table:style-name="ro1">
          <table:table-cell table:style-name="ce71" office:value-type="float" office:value="11" calcext:value-type="float">
            <text:p>11</text:p>
          </table:table-cell>
          <table:table-cell office:value-type="string" calcext:value-type="string">
            <text:p><text:span text:style-name="T3">11</text:span> Set</text:p>
          </table:table-cell>
          <table:table-cell office:value-type="string" calcext:value-type="string">
            <text:p>Cl<text:span text:style-name="T263">a</text:span><text:span text:style-name="T264">s</text:span>sifi<text:span text:style-name="T265">c</text:span><text:span text:style-name="T266">a</text:span>ção<text:span text:style-name="T267"> </text:span><text:span text:style-name="T268">d</text:span>e<text:span text:style-name="T269"> </text:span><text:span text:style-name="T270">v</text:span><text:span text:style-name="T271">e</text:span>to<text:span text:style-name="T272">r</text:span>es<text:span text:style-name="T273"> </text:span>Stri<text:span text:style-name="T274">n</text:span>gs:<text:span text:style-name="T275"> </text:span><text:span text:style-name="T276">a</text:span>r<text:span text:style-name="T277">r</text:span><text:span text:style-name="T278">a</text:span>njos<text:span text:style-name="T279"> </text:span>de<text:span text:style-name="T280"> </text:span><text:span text:style-name="T59">ca</text:span><text:span text:style-name="T58">r</text:span><text:span text:style-name="T59">acte</text:span><text:span text:style-name="T58">r</text:span><text:span text:style-name="T59">es</text:span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4" office:value-type="string" calcext:value-type="string">
            <text:p>13 Set</text:p>
          </table:table-cell>
          <table:table-cell office:value-type="string" calcext:value-type="string">
            <text:p>A<text:span text:style-name="T281">r</text:span>r<text:span text:style-name="T282">a</text:span>nj<text:span text:style-name="T283">o</text:span>s<text:span text:style-name="T284"> </text:span>com<text:span text:style-name="T285"> </text:span>m<text:span text:style-name="T286">a</text:span>is<text:span text:style-name="T287"> </text:span><text:span text:style-name="T288">d</text:span>e<text:span text:style-name="T289"> </text:span>uma<text:span text:style-name="T285"> </text:span>dim<text:span text:style-name="T290">e</text:span>nsã<text:span text:style-name="T291">o</text:span>:<text:span text:style-name="T292"> </text:span><text:span text:style-name="T293">m</text:span><text:span text:style-name="T294">a</text:span><text:span text:style-name="T295">trizes</text:span></text:p>
          </table:table-cell>
        </table:table-row>
        <table:table-row table:style-name="ro1">
          <table:table-cell table:style-name="ce69" office:value-type="string" calcext:value-type="string">
            <text:p>P6</text:p>
          </table:table-cell>
          <table:table-cell table:style-name="ce87" office:value-type="string" calcext:value-type="string">
            <text:p>14 Set</text:p>
          </table:table-cell>
          <table:table-cell table:style-name="ce101" office:value-type="string" office:string-value="Prática: comandos iterativos – while e do-while com strings e matrizes " calcext:value-type="string">
            <text:p><text:span text:style-name="T296">P</text:span><text:span text:style-name="T297">r</text:span><text:span text:style-name="T296">áti</text:span><text:span text:style-name="T297">c</text:span><text:span text:style-name="T296">a</text:span><text:span text:style-name="T298">: </text:span><text:span text:style-name="T299">c</text:span><text:span text:style-name="T300">o</text:span><text:span text:style-name="T301">m</text:span><text:span text:style-name="T298">a</text:span><text:span text:style-name="T300">n</text:span><text:span text:style-name="T298">d</text:span><text:span text:style-name="T300">o</text:span><text:span text:style-name="T298">s</text:span><text:span text:style-name="T301"> </text:span><text:span text:style-name="T298">ite</text:span><text:span text:style-name="T300">r</text:span><text:span text:style-name="T298">ati</text:span><text:span text:style-name="T299">v</text:span><text:span text:style-name="T298">os – </text:span><text:span text:style-name="T302">w</text:span><text:span text:style-name="T303">h</text:span><text:span text:style-name="T304">ile </text:span><text:span text:style-name="T298">e</text:span><text:span text:style-name="T299"> </text:span><text:span text:style-name="T305">do</text:span><text:span text:style-name="T306">-</text:span><text:span text:style-name="T307">w</text:span><text:span text:style-name="T305">hile com</text:span><text:span text:style-name="T307"> </text:span><text:span text:style-name="T306">s</text:span><text:span text:style-name="T308">t</text:span><text:span text:style-name="T306">r</text:span><text:span text:style-name="T305">ings</text:span><text:span text:style-name="T307"> </text:span><text:span text:style-name="T305">e</text:span><text:span text:style-name="T308"> </text:span><text:span text:style-name="T305">matrizes </text:span><text:span text:style-name="T309"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4" office:value-type="string" calcext:value-type="string">
            <text:p>18 Set</text:p>
          </table:table-cell>
          <table:table-cell office:value-type="string" calcext:value-type="string">
            <text:p>B<text:span text:style-name="T310">u</text:span>s<text:span text:style-name="T311">c</text:span>a<text:span text:style-name="T312"> </text:span>e<text:span text:style-name="T81"> </text:span><text:span text:style-name="T313">c</text:span>l<text:span text:style-name="T314">a</text:span>ssi<text:span text:style-name="T315">fi</text:span>cação<text:span text:style-name="T316"> </text:span><text:span text:style-name="T317">e</text:span>m<text:span text:style-name="T318"> </text:span><text:span text:style-name="T319">ma</text:span><text:span text:style-name="T320">tri</text:span><text:span text:style-name="T319">z</text:span><text:span text:style-name="T320">es</text:span></text:p>
          </table:table-cell>
        </table:table-row>
        <table:table-row table:style-name="ro1">
          <table:table-cell table:style-name="ce72"/>
          <table:table-cell table:style-name="ce84" office:value-type="string" calcext:value-type="string">
            <text:p>20 Set</text:p>
          </table:table-cell>
          <table:table-cell table:style-name="ce102" office:value-type="string" calcext:value-type="string">
            <text:p>Feriado </text:p>
          </table:table-cell>
        </table:table-row>
        <table:table-row table:style-name="ro1">
          <table:table-cell table:style-name="ce73" office:value-type="string" calcext:value-type="string">
            <text:p>P7</text:p>
          </table:table-cell>
          <table:table-cell table:style-name="ce88" office:value-type="string" calcext:value-type="string">
            <text:p><text:span text:style-name="T3">21</text:span> Set</text:p>
          </table:table-cell>
          <table:table-cell table:style-name="ce98" office:value-type="string" office:string-value="Prática: Busca e classificação com matrizes  " calcext:value-type="string">
            <text:p><text:span text:style-name="T321">P</text:span><text:span text:style-name="T322">r</text:span><text:span text:style-name="T321">áti</text:span><text:span text:style-name="T322">c</text:span><text:span text:style-name="T321">a</text:span><text:span text:style-name="T323">: Busca e classificação com matrizes  </text:span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25 Set</text:p>
          </table:table-cell>
          <table:table-cell office:value-type="string" calcext:value-type="string">
            <text:p>R<text:span text:style-name="T324">e</text:span><text:span text:style-name="T325">v</text:span>isão<text:span text:style-name="T326"> </text:span>Ge<text:span text:style-name="T327">r</text:span><text:span text:style-name="T328">a</text:span>l<text:span text:style-name="T329"> </text:span><text:span text:style-name="T330">p</text:span>ara<text:span text:style-name="T331"> </text:span><text:span text:style-name="T332">Prov</text:span><text:span text:style-name="T333">a</text:span></text:p>
          </table:table-cell>
        </table:table-row>
        <table:table-row table:style-name="ro1">
          <table:table-cell table:style-name="ce74" office:value-type="float" office:value="15" calcext:value-type="float">
            <text:p>15</text:p>
          </table:table-cell>
          <table:table-cell table:style-name="ce89" office:value-type="string" calcext:value-type="string">
            <text:p>27 Set</text:p>
          </table:table-cell>
          <table:table-cell table:style-name="ce96" office:value-type="string" office:string-value="1ª Prova  " calcext:value-type="string">
            <text:p><text:span text:style-name="T334">1</text:span><text:span text:style-name="T335">ª Pr</text:span><text:span text:style-name="T336">o</text:span><text:span text:style-name="T337">v</text:span><text:span text:style-name="T335">a  </text:span></text:p>
          </table:table-cell>
        </table:table-row>
        <table:table-row table:style-name="ro1">
          <table:table-cell table:style-name="ce73" office:value-type="string" calcext:value-type="string">
            <text:p>P8 <text:s/>P8</text:p>
          </table:table-cell>
          <table:table-cell table:style-name="ce83" office:value-type="string" calcext:value-type="string">
            <text:p><text:span text:style-name="T4">28</text:span> Set</text:p>
          </table:table-cell>
          <table:table-cell table:style-name="ce98" office:value-type="string" calcext:value-type="string">
            <text:p><text:span text:style-name="T338">Prática:  </text:span>A<text:span text:style-name="T339">p</text:span>r<text:span text:style-name="T340">e</text:span><text:span text:style-name="T341">s</text:span><text:span text:style-name="T342">e</text:span>ntação<text:span text:style-name="T343"> </text:span><text:span text:style-name="T344">do </text:span><text:span text:style-name="T345">tr</text:span>ab<text:span text:style-name="T346">al</text:span><text:span text:style-name="T347">h</text:span>o<text:span text:style-name="T348"> </text:span><text:span text:style-name="T349">f</text:span><text:span text:style-name="T350">i</text:span><text:span text:style-name="T351">n</text:span><text:span text:style-name="T350">al – Biblioteca Conio</text:span></text:p>
          </table:table-cell>
        </table:table-row>
        <table:table-row table:style-name="ro1">
          <table:table-cell table:style-name="ce71" office:value-type="float" office:value="16" calcext:value-type="float">
            <text:p>16</text:p>
          </table:table-cell>
          <table:table-cell table:style-name="ce90" office:value-type="string" calcext:value-type="string">
            <text:p>2 Out</text:p>
          </table:table-cell>
          <table:table-cell office:value-type="string" calcext:value-type="string">
            <text:p>S<text:span text:style-name="T38">u</text:span>b<text:span text:style-name="T38">p</text:span>r<text:span text:style-name="T352">o</text:span>grama<text:span text:style-name="T353">ç</text:span><text:span text:style-name="T354">ã</text:span>o<text:span text:style-name="T355"> </text:span>-<text:span text:style-name="T356"> </text:span>v<text:span text:style-name="T357">a</text:span>riáv<text:span text:style-name="T290">e</text:span>is<text:span text:style-name="T358"> </text:span>l<text:span text:style-name="T359">o</text:span><text:span text:style-name="T360">c</text:span><text:span text:style-name="T361">a</text:span>is<text:span text:style-name="T362"> </text:span>e<text:span text:style-name="T363"> </text:span>gl<text:span text:style-name="T38">o</text:span>bais,<text:span text:style-name="T364"> </text:span>p<text:span text:style-name="T38">a</text:span>r<text:span text:style-name="T38">â</text:span>metr<text:span text:style-name="T38">o</text:span>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<text:span text:style-name="T5"> Out</text:span></text:p>
          </table:table-cell>
          <table:table-cell office:value-type="string" calcext:value-type="string">
            <text:p><text:span text:style-name="T365">F</text:span>unç<text:span text:style-name="T366">ã</text:span>o<text:span text:style-name="T367"> </text:span>sem<text:span text:style-name="T368"> </text:span>r<text:span text:style-name="T369">e</text:span>tor<text:span text:style-name="T370">n</text:span>o<text:span text:style-name="T371"> </text:span><text:span text:style-name="T372">(</text:span><text:span text:style-name="T373">v</text:span><text:span text:style-name="T372">o</text:span>id<text:span text:style-name="T374">)</text:span>:<text:span text:style-name="T375"> </text:span><text:span text:style-name="T376">p</text:span>ar<text:span text:style-name="T377">â</text:span><text:span text:style-name="T378">m</text:span><text:span text:style-name="T379">e</text:span>t<text:span text:style-name="T380">r</text:span>os<text:span text:style-name="T381"> </text:span>f<text:span text:style-name="T382">o</text:span>rm<text:span text:style-name="T383">a</text:span>is<text:span text:style-name="T384"> </text:span>e<text:span text:style-name="T385"> </text:span><text:span text:style-name="T386">r</text:span><text:span text:style-name="T387">e</text:span><text:span text:style-name="T388">a</text:span><text:span text:style-name="T389">i</text:span><text:span text:style-name="T386">s</text:span></text:p>
          </table:table-cell>
        </table:table-row>
        <table:table-row table:style-name="ro1">
          <table:table-cell table:style-name="ce73" office:value-type="string" calcext:value-type="string">
            <text:p>P9 P8</text:p>
          </table:table-cell>
          <table:table-cell table:style-name="ce91" office:value-type="string" calcext:value-type="string">
            <text:p><text:span text:style-name="T4">5</text:span><text:span text:style-name="T6"> Out</text:span></text:p>
          </table:table-cell>
          <table:table-cell table:style-name="ce98" office:value-type="string" office:string-value="  Prática:  Funções sem retorno" calcext:value-type="string">
            <text:p>  <text:span text:style-name="T321">Prática:  Funções sem retorno</text:span><text:span text:style-name="T321"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9<text:span text:style-name="T5"> Out</text:span></text:p>
          </table:table-cell>
          <table:table-cell office:value-type="string" calcext:value-type="string">
            <text:p>P<text:span text:style-name="T390">a</text:span>r<text:span text:style-name="T391">â</text:span>met<text:span text:style-name="T392">r</text:span>os<text:span text:style-name="T393"> </text:span>por<text:span text:style-name="T394"> </text:span><text:span text:style-name="T395">v</text:span><text:span text:style-name="T396">a</text:span>lor<text:span text:style-name="T397"> </text:span>e<text:span text:style-name="T398"> </text:span><text:span text:style-name="T399">p</text:span>or<text:span text:style-name="T400"> </text:span>re<text:span text:style-name="T401">f</text:span><text:span text:style-name="T402">e</text:span>rência,<text:span text:style-name="T403"> </text:span><text:span text:style-name="T404">Pon</text:span><text:span text:style-name="T405">t</text:span><text:span text:style-name="T406">e</text:span><text:span text:style-name="T404">iros</text:span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1<text:span text:style-name="T5"> Out</text:span></text:p>
          </table:table-cell>
          <table:table-cell office:value-type="string" calcext:value-type="string">
            <text:p>P<text:span text:style-name="T7">o</text:span>ntei<text:span text:style-name="T7">r</text:span>os</text:p>
          </table:table-cell>
        </table:table-row>
        <table:table-row table:style-name="ro1">
          <table:table-cell table:style-name="ce73" office:value-type="string" calcext:value-type="string">
            <text:p>P10</text:p>
          </table:table-cell>
          <table:table-cell table:style-name="ce85" office:value-type="string" calcext:value-type="string">
            <text:p>19 Out </text:p>
          </table:table-cell>
          <table:table-cell table:style-name="ce98" office:value-type="string" calcext:value-type="string">
            <text:p><text:span text:style-name="T407">P</text:span><text:span text:style-name="T408">r</text:span><text:span text:style-name="T407">áti</text:span><text:span text:style-name="T408">c</text:span><text:span text:style-name="T407">a</text:span>:<text:span text:style-name="T409"> </text:span><text:span text:style-name="T410">F</text:span><text:span text:style-name="T411">u</text:span>nçõ<text:span text:style-name="T412">e</text:span>s<text:span text:style-name="T413"> parametrizadas </text:span>com<text:span text:style-name="T364"> </text:span>retorno e pon<text:span text:style-name="T414">t</text:span>ei<text:span text:style-name="T415">r</text:span><text:span text:style-name="T361">o</text:span><text:span text:style-name="T360">s</text:span></text:p>
          </table:table-cell>
        </table:table-row>
        <table:table-row table:style-name="ro1">
          <table:table-cell table:style-name="ce75"/>
          <table:table-cell table:style-name="ce92" office:value-type="string" calcext:value-type="string">
            <text:p>15<text:span text:style-name="T5"> -19  Out</text:span></text:p>
          </table:table-cell>
          <table:table-cell table:style-name="ce103" office:value-type="string" calcext:value-type="string">
            <text:p>SEMANA ACADEMICA (sem aulas) </text:p>
          </table:table-cell>
        </table:table-row>
        <table:table-row table:style-name="ro1">
          <table:table-cell table:style-name="ce71" office:value-type="float" office:value="20" calcext:value-type="float">
            <text:p>20</text:p>
          </table:table-cell>
          <table:table-cell office:value-type="string" calcext:value-type="string">
            <text:p>23<text:span text:style-name="T5"> Out</text:span></text:p>
          </table:table-cell>
          <table:table-cell office:value-type="string" calcext:value-type="string">
            <text:p><text:span text:style-name="T38">F</text:span>unç<text:span text:style-name="T392">õ</text:span>es<text:span text:style-name="T416"> </text:span><text:span text:style-name="T417">c</text:span><text:span text:style-name="T418">o</text:span>m<text:span text:style-name="T419"> </text:span>r<text:span text:style-name="T38">e</text:span>t<text:span text:style-name="T420">o</text:span>rno. <text:span text:style-name="T421"> </text:span>B<text:span text:style-name="T422">u</text:span>b<text:span text:style-name="T423">b</text:span>le<text:span text:style-name="T424"> </text:span><text:span text:style-name="T425">s</text:span><text:span text:style-name="T89">ort</text:span></text:p>
          </table:table-cell>
        </table:table-row>
        <table:table-row table:style-name="ro1">
          <table:table-cell table:style-name="ce71" office:value-type="float" office:value="21" calcext:value-type="float">
            <text:p>21</text:p>
          </table:table-cell>
          <table:table-cell office:value-type="string" calcext:value-type="string">
            <text:p>25<text:span text:style-name="T5"> Out</text:span></text:p>
          </table:table-cell>
          <table:table-cell office:value-type="string" calcext:value-type="string">
            <text:p>Estru<text:span text:style-name="T426">t</text:span>uras<text:span text:style-name="T427"> </text:span>e<text:span text:style-name="T428"> </text:span>D<text:span text:style-name="T429">e</text:span><text:span text:style-name="T430">f</text:span>ini<text:span text:style-name="T431">ç</text:span><text:span text:style-name="T432">ã</text:span>o<text:span text:style-name="T433"> </text:span>de<text:span text:style-name="T434"> </text:span><text:span text:style-name="T89">Tip</text:span><text:span text:style-name="T90">o</text:span><text:span text:style-name="T89">s</text:span></text:p>
          </table:table-cell>
        </table:table-row>
        <table:table-row table:style-name="ro1">
          <table:table-cell table:style-name="ce69" office:value-type="string" calcext:value-type="string">
            <text:p>P11</text:p>
          </table:table-cell>
          <table:table-cell table:style-name="ce88" office:value-type="string" calcext:value-type="string">
            <text:p>26<text:span text:style-name="T5"> Out</text:span></text:p>
          </table:table-cell>
          <table:table-cell table:style-name="ce104" office:value-type="string" calcext:value-type="string">
            <text:p><text:span text:style-name="T435">P</text:span><text:span text:style-name="T436">r</text:span><text:span text:style-name="T435">áti</text:span><text:span text:style-name="T436">c</text:span><text:span text:style-name="T435">a</text:span><text:span text:style-name="T437">:</text:span><text:span text:style-name="T438"> </text:span><text:span text:style-name="T439">est</text:span><text:span text:style-name="T440">r</text:span><text:span text:style-name="T441">u</text:span><text:span text:style-name="T442">t</text:span><text:span text:style-name="T440">u</text:span><text:span text:style-name="T442">r</text:span><text:span text:style-name="T443">as</text:span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0<text:span text:style-name="T5"> Out</text:span></text:p>
          </table:table-cell>
          <table:table-cell office:value-type="string" calcext:value-type="string">
            <text:p>Estru<text:span text:style-name="T444">t</text:span>uras<text:span text:style-name="T445"> </text:span>e<text:span text:style-name="T446"> </text:span><text:span text:style-name="T59">par</text:span><text:span text:style-name="T250">â</text:span><text:span text:style-name="T59">m</text:span><text:span text:style-name="T58">e</text:span><text:span text:style-name="T59">tros</text:span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<text:span text:style-name="T5"> Nov</text:span></text:p>
          </table:table-cell>
          <table:table-cell table:style-name="ce99" office:value-type="string" calcext:value-type="string">
            <text:p><text:span text:style-name="T447">St</text:span><text:span text:style-name="T448">r</text:span><text:span text:style-name="T447">eam</text:span><text:span text:style-name="T449"> </text:span>A<text:span text:style-name="T450">r</text:span>quiv<text:span text:style-name="T451">o</text:span>s<text:span text:style-name="T452"> </text:span>bi<text:span text:style-name="T453">n</text:span>á<text:span text:style-name="T454">r</text:span>ios:<text:span text:style-name="T455"> </text:span><text:span text:style-name="T456">a</text:span>ces<text:span text:style-name="T457">s</text:span>o<text:span text:style-name="T458"> </text:span><text:span text:style-name="T459">s</text:span><text:span text:style-name="T460">e</text:span><text:span text:style-name="T461">q</text:span><text:span text:style-name="T460">u</text:span><text:span text:style-name="T461">e</text:span><text:span text:style-name="T460">n</text:span><text:span text:style-name="T459">c</text:span><text:span text:style-name="T461">i</text:span><text:span text:style-name="T460">a</text:span><text:span text:style-name="T461">l</text:span></text:p>
          </table:table-cell>
        </table:table-row>
        <table:table-row table:style-name="ro1">
          <table:table-cell table:style-name="ce72"/>
          <table:table-cell table:style-name="ce84" office:value-type="string" calcext:value-type="string">
            <text:p>2 Nov </text:p>
          </table:table-cell>
          <table:table-cell table:style-name="ce102" office:value-type="string" calcext:value-type="string">
            <text:p>Feriad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<text:span text:style-name="T5"> Nov</text:span></text:p>
          </table:table-cell>
          <table:table-cell office:value-type="string" calcext:value-type="string">
            <text:p>A<text:span text:style-name="T324">r</text:span>q<text:span text:style-name="T462">u</text:span>i<text:span text:style-name="T463">v</text:span><text:span text:style-name="T464">o</text:span>s<text:span text:style-name="T465"> </text:span><text:span text:style-name="T466">b</text:span>inári<text:span text:style-name="T467">o</text:span><text:span text:style-name="T468">s</text:span>:<text:span text:style-name="T469"> </text:span>acesso<text:span text:style-name="T470"> </text:span><text:span text:style-name="T471">r</text:span><text:span text:style-name="T472">a</text:span><text:span text:style-name="T471">n</text:span><text:span text:style-name="T472">d</text:span><text:span text:style-name="T471">ômico</text:span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<text:span text:style-name="T5"> Nov</text:span></text:p>
          </table:table-cell>
          <table:table-cell office:value-type="string" calcext:value-type="string">
            <text:p><text:span text:style-name="T473">A</text:span><text:span text:style-name="T474">r</text:span><text:span text:style-name="T475">q</text:span><text:span text:style-name="T474">u</text:span><text:span text:style-name="T475">iv</text:span>o<text:span text:style-name="T476"> </text:span><text:span text:style-name="T477">t</text:span><text:span text:style-name="T478">e</text:span><text:span text:style-name="T477">x</text:span><text:span text:style-name="T479">t</text:span><text:span text:style-name="T478">o</text:span></text:p>
          </table:table-cell>
        </table:table-row>
        <table:table-row table:style-name="ro1">
          <table:table-cell table:style-name="ce69" office:value-type="string" calcext:value-type="string">
            <text:p>P12</text:p>
          </table:table-cell>
          <table:table-cell table:style-name="ce87" office:value-type="string" calcext:value-type="string">
            <text:p>9 Nov</text:p>
          </table:table-cell>
          <table:table-cell table:style-name="ce98" office:value-type="string" calcext:value-type="string">
            <text:p><text:span text:style-name="T480">P</text:span><text:span text:style-name="T481">r</text:span><text:span text:style-name="T480">áti</text:span><text:span text:style-name="T481">c</text:span><text:span text:style-name="T480">a</text:span>:<text:span text:style-name="T482">  </text:span><text:span text:style-name="T483">A</text:span><text:span text:style-name="T484">r</text:span><text:span text:style-name="T485">q</text:span><text:span text:style-name="T484">u</text:span><text:span text:style-name="T483">i</text:span><text:span text:style-name="T486">v</text:span><text:span text:style-name="T484">o</text:span><text:span text:style-name="T483">s</text:span><text:span text:style-name="T487"> </text:span><text:span text:style-name="T484">b</text:span><text:span text:style-name="T483">in</text:span><text:span text:style-name="T484">á</text:span><text:span text:style-name="T483">rios</text:span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3<text:span text:style-name="T5"> Nov</text:span></text:p>
          </table:table-cell>
          <table:table-cell office:value-type="string" calcext:value-type="string">
            <text:p>A<text:span text:style-name="T488">r</text:span>q<text:span text:style-name="T489">ui</text:span><text:span text:style-name="T490">v</text:span><text:span text:style-name="T491">o</text:span>s<text:span text:style-name="T492"> </text:span><text:span text:style-name="T493">t</text:span>exto<text:span text:style-name="T494"> </text:span><text:span text:style-name="T495">e</text:span><text:span text:style-name="T496">x</text:span><text:span text:style-name="T495">e</text:span><text:span text:style-name="T497">mpl</text:span><text:span text:style-name="T495">os</text:span></text:p>
          </table:table-cell>
        </table:table-row>
        <table:table-row table:style-name="ro1">
          <table:table-cell table:style-name="ce76"/>
          <table:table-cell office:value-type="string" calcext:value-type="string">
            <text:p>15<text:span text:style-name="T5"> Nov</text:span></text:p>
          </table:table-cell>
          <table:table-cell table:style-name="ce102" office:value-type="string" calcext:value-type="string">
            <text:p>Feriado </text:p>
          </table:table-cell>
        </table:table-row>
        <table:table-row table:style-name="ro1">
          <table:table-cell table:style-name="ce69" office:value-type="string" calcext:value-type="string">
            <text:p>P13</text:p>
          </table:table-cell>
          <table:table-cell table:style-name="ce87" office:value-type="string" calcext:value-type="string">
            <text:p>16 Nov</text:p>
          </table:table-cell>
          <table:table-cell table:style-name="ce98" office:value-type="string" calcext:value-type="string">
            <text:p><text:span text:style-name="T498">P</text:span><text:span text:style-name="T499">r</text:span><text:span text:style-name="T498">áti</text:span><text:span text:style-name="T499">c</text:span><text:span text:style-name="T498">a</text:span>: <text:span text:style-name="T500"> </text:span>A<text:span text:style-name="T501">r</text:span><text:span text:style-name="T502">q</text:span><text:span text:style-name="T503">u</text:span>i<text:span text:style-name="T504">v</text:span><text:span text:style-name="T505">o</text:span>s<text:span text:style-name="T506"> </text:span>texto<text:span text:style-name="T507"> </text:span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<text:span text:style-name="T5"> Nov</text:span></text:p>
          </table:table-cell>
          <table:table-cell office:value-type="string" calcext:value-type="string">
            <text:p>R<text:span text:style-name="T7">e</text:span><text:span text:style-name="T508">c</text:span><text:span text:style-name="T509">u</text:span>rsividad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2 <text:span text:style-name="T5">Nov</text:span></text:p>
          </table:table-cell>
          <table:table-cell office:value-type="string" calcext:value-type="string">
            <text:p>Es<text:span text:style-name="T510">tru</text:span><text:span text:style-name="T511">t</text:span><text:span text:style-name="T512">ura</text:span>ção<text:span text:style-name="T513"> </text:span><text:span text:style-name="T514">d</text:span>e<text:span text:style-name="T515"> </text:span><text:span text:style-name="T516">p</text:span><text:span text:style-name="T517">r</text:span><text:span text:style-name="T518">o</text:span><text:span text:style-name="T517">g</text:span><text:span text:style-name="T519">r</text:span><text:span text:style-name="T517">a</text:span><text:span text:style-name="T516">m</text:span><text:span text:style-name="T518">a</text:span><text:span text:style-name="T516">s</text:span></text:p>
          </table:table-cell>
        </table:table-row>
        <table:table-row table:style-name="ro1">
          <table:table-cell table:style-name="ce69" office:value-type="string" calcext:value-type="string">
            <text:p>P14</text:p>
          </table:table-cell>
          <table:table-cell table:style-name="ce88" office:value-type="string" calcext:value-type="string">
            <text:p>23<text:span text:style-name="T5"> Nov</text:span></text:p>
          </table:table-cell>
          <table:table-cell table:style-name="ce98" office:value-type="string" calcext:value-type="string">
            <text:p><text:span text:style-name="T520">P</text:span><text:span text:style-name="T521">r</text:span><text:span text:style-name="T520">áti</text:span><text:span text:style-name="T521">c</text:span><text:span text:style-name="T520">a</text:span>:<text:span text:style-name="T522"> </text:span><text:span text:style-name="T523">R</text:span><text:span text:style-name="T524">e</text:span><text:span text:style-name="T525">cu</text:span><text:span text:style-name="T526">r</text:span><text:span text:style-name="T527">s</text:span><text:span text:style-name="T525">ivid</text:span><text:span text:style-name="T526">a</text:span><text:span text:style-name="T525">de</text:span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7<text:span text:style-name="T5"> Nov</text:span></text:p>
          </table:table-cell>
          <table:table-cell office:value-type="string" calcext:value-type="string">
            <text:p>R<text:span text:style-name="T528">e</text:span><text:span text:style-name="T529">v</text:span>isão<text:span text:style-name="T530"> </text:span>pa<text:span text:style-name="T531">r</text:span>a<text:span text:style-name="T532"> </text:span>a segunda <text:span text:style-name="T533"> </text:span><text:span text:style-name="T294">pro</text:span><text:span text:style-name="T534">v</text:span><text:span text:style-name="T295">a</text:span></text:p>
          </table:table-cell>
        </table:table-row>
        <table:table-row table:style-name="ro1">
          <table:table-cell table:style-name="ce72"/>
          <table:table-cell office:value-type="string" calcext:value-type="string">
            <text:p>29 <text:span text:style-name="T5">Nov</text:span></text:p>
          </table:table-cell>
          <table:table-cell table:style-name="ce105" office:value-type="string" calcext:value-type="string">
            <text:p>Sem aula </text:p>
          </table:table-cell>
        </table:table-row>
        <table:table-row table:style-name="ro1">
          <table:table-cell table:style-name="ce77" office:value-type="string" calcext:value-type="string">
            <text:p>P15</text:p>
          </table:table-cell>
          <table:table-cell table:style-name="ce93" office:value-type="string" calcext:value-type="string">
            <text:p><text:span text:style-name="T7">23</text:span><text:span text:style-name="T8"> Nov</text:span></text:p>
          </table:table-cell>
          <table:table-cell table:style-name="ce96" office:value-type="string" calcext:value-type="string">
            <text:p><text:span text:style-name="T535">Ap</text:span><text:span text:style-name="T536">r</text:span><text:span text:style-name="T535">es</text:span><text:span text:style-name="T536">e</text:span><text:span text:style-name="T537">n</text:span><text:span text:style-name="T536">t</text:span><text:span text:style-name="T535">a</text:span><text:span text:style-name="T538">ç</text:span><text:span text:style-name="T535">ão</text:span><text:span text:style-name="T539"> </text:span><text:span text:style-name="T535">de</text:span><text:span text:style-name="T540"> </text:span><text:span text:style-name="T535">T</text:span><text:span text:style-name="T536">r</text:span><text:span text:style-name="T535">ab</text:span><text:span text:style-name="T536">a</text:span><text:span text:style-name="T537">l</text:span><text:span text:style-name="T535">h</text:span>os<text:span text:style-name="T541"> </text:span><text:span text:style-name="T542">Fin</text:span><text:span text:style-name="T543">a</text:span><text:span text:style-name="T544">i</text:span><text:span text:style-name="T542">s</text:span></text:p>
          </table:table-cell>
        </table:table-row>
        <table:table-row table:style-name="ro1">
          <table:table-cell table:style-name="ce77" office:value-type="float" office:value="30" calcext:value-type="float">
            <text:p>30</text:p>
          </table:table-cell>
          <table:table-cell table:style-name="ce94" office:value-type="string" calcext:value-type="string">
            <text:p>4 Dez <text:s/></text:p>
          </table:table-cell>
          <table:table-cell table:style-name="ce106" office:value-type="string" office:string-value="  2ª Prova " calcext:value-type="string">
            <text:p><text:span text:style-name="T545"> </text:span><text:span text:style-name="T546"> </text:span><text:span text:style-name="T547">2</text:span><text:span text:style-name="T548">ª Pr</text:span><text:span text:style-name="T549">o</text:span><text:span text:style-name="T550">v</text:span><text:span text:style-name="T548">a </text:span><text:span text:style-name="T551"/></text:p>
          </table:table-cell>
        </table:table-row>
        <table:table-row table:style-name="ro1">
          <table:table-cell table:style-name="ce78"/>
          <table:table-cell table:style-name="ce95" office:value-type="string" calcext:value-type="string">
            <text:p>11 Dez </text:p>
          </table:table-cell>
          <table:table-cell table:style-name="ce96" office:value-type="string" calcext:value-type="string">
            <text:p>R<text:span text:style-name="T552">e</text:span>cup<text:span text:style-name="T552">e</text:span>raç<text:span text:style-name="T553">ã</text:span>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 style:data-style-name="N2" text:time-value="17:34:17.871944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6:21:16.498953166</meta:creation-date>
    <dc:date>2019-03-08T17:34:28.425097123</dc:date>
    <meta:editing-duration>PT33S</meta:editing-duration>
    <meta:editing-cycles>3</meta:editing-cycles>
    <meta:generator>LibreOffice/6.1.5.2$Linux_X86_64 LibreOffice_project/10$Build-2</meta:generator>
    <meta:document-statistic meta:table-count="1" meta:cell-count="150" meta:object-count="0"/>
  </office:meta>
</office:document-meta>
</file>